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63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6.07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21.59mm"/>
    </style:style>
    <style:style style:name="co13" style:family="table-column">
      <style:table-column-properties fo:break-before="auto" style:column-width="24.85mm"/>
    </style:style>
    <style:style style:name="co14" style:family="table-column">
      <style:table-column-properties fo:break-before="auto" style:column-width="13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22.68mm"/>
    </style:style>
    <style:style style:name="co17" style:family="table-column">
      <style:table-column-properties fo:break-before="auto" style:column-width="26.23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9.9mm"/>
    </style:style>
    <style:style style:name="co22" style:family="table-column">
      <style:table-column-properties fo:break-before="auto" style:column-width="43.18mm"/>
    </style:style>
    <style:style style:name="co23" style:family="table-column">
      <style:table-column-properties fo:break-before="auto" style:column-width="30.44mm"/>
    </style:style>
    <style:style style:name="co24" style:family="table-column">
      <style:table-column-properties fo:break-before="auto" style:column-width="27.99mm"/>
    </style:style>
    <style:style style:name="co25" style:family="table-column">
      <style:table-column-properties fo:break-before="auto" style:column-width="23.65mm"/>
    </style:style>
    <style:style style:name="co26" style:family="table-column">
      <style:table-column-properties fo:break-before="auto" style:column-width="30.16mm"/>
    </style:style>
    <style:style style:name="co27" style:family="table-column">
      <style:table-column-properties fo:break-before="auto" style:column-width="29.62mm"/>
    </style:style>
    <style:style style:name="co28" style:family="table-column">
      <style:table-column-properties fo:break-before="auto" style:column-width="17.78mm"/>
    </style:style>
    <style:style style:name="co29" style:family="table-column">
      <style:table-column-properties fo:break-before="auto" style:column-width="16.14mm"/>
    </style:style>
    <style:style style:name="co30" style:family="table-column">
      <style:table-column-properties fo:break-before="auto" style:column-width="14.7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23.42mm"/>
    </style:style>
    <style:style style:name="co33" style:family="table-column">
      <style:table-column-properties fo:break-before="auto" style:column-width="20.71mm"/>
    </style:style>
    <style:style style:name="co34" style:family="table-column">
      <style:table-column-properties fo:break-before="auto" style:column-width="13.56mm"/>
    </style:style>
    <style:style style:name="co35" style:family="table-column">
      <style:table-column-properties fo:break-before="auto" style:column-width="18.33mm"/>
    </style:style>
    <style:style style:name="co36" style:family="table-column">
      <style:table-column-properties fo:break-before="auto" style:column-width="15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599d" fo:background-color="#dddddd" style:diagonal-bl-tr="none" style:diagonal-tl-br="none" style:text-align-source="value-type" style:repeat-content="false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06pt solid #00599d" fo:background-color="#ddddd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"/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2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order-bottom="0.06pt solid #00599d" fo:background-color="#ddddd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2">
      <style:table-cell-properties fo:background-color="#fff2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2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2">
      <style:table-cell-properties fo:border-bottom="none" fo:background-color="#fff200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2">
      <style:table-cell-properties fo:border-bottom="0.06pt solid #00599d" fo:background-color="#dddddd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1" style:family="table-cell" style:parent-style-name="Default">
      <style:text-properties style:font-name="arial" fo:font-size="12pt" style:font-size-asian="12pt" style:font-size-complex="12pt"/>
    </style:style>
    <style:style style:name="ce73" style:family="table-cell" style:parent-style-name="Default" style:data-style-name="N11">
      <style:text-properties style:font-name="arial" fo:font-size="12pt" style:font-size-asian="12pt" style:font-size-complex="12pt"/>
    </style:style>
    <style:style style:name="ce33" style:family="table-cell" style:parent-style-name="Default" style:data-style-name="N11"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11"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row table:style-name="ro1">
          <table:table-cell table:style-name="ce6" office:value-type="string" calcext:value-type="string">
            <text:p>Seed</text:p>
          </table:table-cell>
          <table:table-cell table:style-name="ce6" office:value-type="string" calcext:value-type="string">
            <text:p>Protection</text:p>
          </table:table-cell>
          <table:table-cell table:style-name="ce6" office:value-type="string" calcext:value-type="string">
            <text:p>Run</text:p>
          </table:table-cell>
          <table:table-cell table:style-name="ce6" office:value-type="string" calcext:value-type="string">
            <text:p>QCB</text:p>
          </table:table-cell>
          <table:table-cell table:style-name="ce6" office:value-type="string" calcext:value-type="string">
            <text:p>QNI</text:p>
          </table:table-cell>
          <table:table-cell table:style-name="ce6" office:value-type="string" calcext:value-type="string">
            <text:p>QSN</text:p>
          </table:table-cell>
          <table:table-cell table:style-name="ce6" office:value-type="string" calcext:value-type="string">
            <text:p>QDG</text:p>
          </table:table-cell>
          <table:table-cell table:style-name="ce6" office:value-type="string" calcext:value-type="string">
            <text:p>QDT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05681" calcext:value-type="float">
            <text:p>3105681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2930374" calcext:value-type="float">
            <text:p>2930374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47204" calcext:value-type="float">
            <text:p>2147204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3175738" calcext:value-type="float">
            <text:p>3175738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64382" calcext:value-type="float">
            <text:p>1564382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2864879" calcext:value-type="float">
            <text:p>2864879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67177" calcext:value-type="float">
            <text:p>2967177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3204358" calcext:value-type="float">
            <text:p>3204358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64187" calcext:value-type="float">
            <text:p>3264187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3095815" calcext:value-type="float">
            <text:p>3095815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0217" calcext:value-type="float">
            <text:p>1360217</text:p>
          </table:table-cell>
          <table:table-cell office:value-type="float" office:value="9335" calcext:value-type="float">
            <text:p>9335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354849" calcext:value-type="float">
            <text:p>1354849</text:p>
          </table:table-cell>
          <table:table-cell table:style-name="ce5"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7394" calcext:value-type="float">
            <text:p>1427394</text:p>
          </table:table-cell>
          <table:table-cell office:value-type="float" office:value="8877" calcext:value-type="float">
            <text:p>8877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99804" calcext:value-type="float">
            <text:p>1299804</text:p>
          </table:table-cell>
          <table:table-cell table:style-name="ce5" office:value-type="float" office:value="9221" calcext:value-type="float">
            <text:p>9221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8400" calcext:value-type="float">
            <text:p>130840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252795" calcext:value-type="float">
            <text:p>1252795</text:p>
          </table:table-cell>
          <table:table-cell table:style-name="ce5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2912" calcext:value-type="float">
            <text:p>1282912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25298" calcext:value-type="float">
            <text:p>1325298</text:p>
          </table:table-cell>
          <table:table-cell table:style-name="ce5" office:value-type="float" office:value="8758" calcext:value-type="float">
            <text:p>8758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779" calcext:value-type="float">
            <text:p>1430779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81221" calcext:value-type="float">
            <text:p>1381221</text:p>
          </table:table-cell>
          <table:table-cell table:style-name="ce5" office:value-type="float" office:value="7742" calcext:value-type="float">
            <text:p>7742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TD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TD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TD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TD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MTD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I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7839" calcext:value-type="float">
            <text:p>127839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NONE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92883" calcext:value-type="float">
            <text:p>92883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3890" calcext:value-type="float">
            <text:p>15389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206331" calcext:value-type="float">
            <text:p>206331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43164" calcext:value-type="float">
            <text:p>343164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36550" calcext:value-type="float">
            <text:p>13655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5391" calcext:value-type="float">
            <text:p>255391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56347" calcext:value-type="float">
            <text:p>156347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4035" calcext:value-type="float">
            <text:p>214035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02268" calcext:value-type="float">
            <text:p>202268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1547" calcext:value-type="float">
            <text:p>10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184213" calcext:value-type="float">
            <text:p>18421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105" calcext:value-type="float">
            <text:p>6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2239" calcext:value-type="float">
            <text:p>62239</text:p>
          </table:table-cell>
          <table:table-cell table:style-name="ce5" office:value-type="float" office:value="5769" calcext:value-type="float">
            <text:p>5769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0524" calcext:value-type="float">
            <text:p>12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2788" calcext:value-type="float">
            <text:p>102788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40" calcext:value-type="float">
            <text:p>12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7834" calcext:value-type="float">
            <text:p>197834</text:p>
          </table:table-cell>
          <table:table-cell table:style-name="ce5" office:value-type="float" office:value="6801" calcext:value-type="float">
            <text:p>6801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0611" calcext:value-type="float">
            <text:p>18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89764" calcext:value-type="float">
            <text:p>89764</text:p>
          </table:table-cell>
          <table:table-cell table:style-name="ce5"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TD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TD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TD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TD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MTD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3709" calcext:value-type="float">
            <text:p>273709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263981" calcext:value-type="float">
            <text:p>263981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0311" calcext:value-type="float">
            <text:p>120311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NONE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23877" calcext:value-type="float">
            <text:p>223877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3693" calcext:value-type="float">
            <text:p>53693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339544" calcext:value-type="float">
            <text:p>339544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23085" calcext:value-type="float">
            <text:p>523085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01185" calcext:value-type="float">
            <text:p>401185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2026" calcext:value-type="float">
            <text:p>322026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74221" calcext:value-type="float">
            <text:p>74221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TD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TD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TD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TD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MTD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C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0512" calcext:value-type="float">
            <text:p>120512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277556" calcext:value-type="float">
            <text:p>277556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037" calcext:value-type="float">
            <text:p>33037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03189" calcext:value-type="float">
            <text:p>103189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17387" calcext:value-type="float">
            <text:p>117387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57662" calcext:value-type="float">
            <text:p>157662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0126" calcext:value-type="float">
            <text:p>270126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227044" calcext:value-type="float">
            <text:p>227044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1487" calcext:value-type="float">
            <text:p>71487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7729" calcext:value-type="float">
            <text:p>67729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U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845" calcext:value-type="float">
            <text:p>33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5890" calcext:value-type="float">
            <text:p>2589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438" calcext:value-type="float">
            <text:p>3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2450" calcext:value-type="float">
            <text:p>3245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58" calcext:value-type="float">
            <text:p>3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4078" calcext:value-type="float">
            <text:p>3407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152" calcext:value-type="float">
            <text:p>25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9817" calcext:value-type="float">
            <text:p>4981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927" calcext:value-type="float">
            <text:p>3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4101" calcext:value-type="float">
            <text:p>3410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TD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TD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TD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TD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MTD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N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6468" calcext:value-type="float">
            <text:p>176468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96278" calcext:value-type="float">
            <text:p>196278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8130" calcext:value-type="float">
            <text:p>7813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3427" calcext:value-type="float">
            <text:p>33427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8838" calcext:value-type="float">
            <text:p>118838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78491" calcext:value-type="float">
            <text:p>178491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566" calcext:value-type="float">
            <text:p>32566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55456" calcext:value-type="float">
            <text:p>155456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7088" calcext:value-type="float">
            <text:p>227088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50796" calcext:value-type="float">
            <text:p>250796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U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31" calcext:value-type="float">
            <text:p>3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9218" calcext:value-type="float">
            <text:p>13921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105" calcext:value-type="float">
            <text:p>6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5931" calcext:value-type="float">
            <text:p>6593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075" calcext:value-type="float">
            <text:p>12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3362" calcext:value-type="float">
            <text:p>7336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8467" calcext:value-type="float">
            <text:p>108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742" calcext:value-type="float">
            <text:p>3274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2838" calcext:value-type="float">
            <text:p>11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38425" calcext:value-type="float">
            <text:p>13842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TD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TD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TD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TD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MTD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MTD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</table:table>
      <table:table table:name="Statistics" table:style-name="ta1">
        <table:table-column table:style-name="co9" table:default-cell-style-name="ce2"/>
        <table:table-column table:style-name="co10" table:default-cell-style-name="ce4"/>
        <table:table-column table:style-name="co11" table:default-cell-style-name="ce8"/>
        <table:table-column table:style-name="co12" table:default-cell-style-name="ce8"/>
        <table:table-column table:style-name="co13" table:default-cell-style-name="ce9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9" table:default-cell-style-name="ce8"/>
        <table:table-column table:style-name="co10" table:default-cell-style-name="ce8"/>
        <table:table-column table:style-name="co17" table:default-cell-style-name="ce8"/>
        <table:table-column table:style-name="co18" table:default-cell-style-name="ce8"/>
        <table:table-column table:style-name="co1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11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Protection</text:p>
          </table:table-cell>
          <table:table-cell table:style-name="ce1" table:formula="of:=[$Raw_Data.D1]" office:value-type="string" office:string-value="QCB" calcext:value-type="string">
            <text:p>QCB</text:p>
          </table:table-cell>
          <table:table-cell table:style-name="ce1" table:formula="of:=COM.MICROSOFT.CONCAT(&quot;DP_&quot;;[$Raw_Data.D1])" office:value-type="string" office:string-value="DP_QCB" calcext:value-type="string">
            <text:p>DP_QCB</text:p>
          </table:table-cell>
          <table:table-cell table:style-name="ce1" table:formula="of:=COM.MICROSOFT.CONCAT(&quot;ERR_&quot;;[$Raw_Data.D1])" office:value-type="string" office:string-value="ERR_QCB" calcext:value-type="string">
            <text:p>ERR_QCB</text:p>
          </table:table-cell>
          <table:table-cell table:style-name="ce1" table:formula="of:=[$Raw_Data.E1]" office:value-type="string" office:string-value="QNI" calcext:value-type="string">
            <text:p>QNI</text:p>
          </table:table-cell>
          <table:table-cell table:style-name="ce1" table:formula="of:=COM.MICROSOFT.CONCAT(&quot;DP_&quot;;[$Raw_Data.E1])" office:value-type="string" office:string-value="DP_QNI" calcext:value-type="string">
            <text:p>DP_QNI</text:p>
          </table:table-cell>
          <table:table-cell table:style-name="ce1" table:formula="of:=COM.MICROSOFT.CONCAT(&quot;ERR_&quot;;[$Raw_Data.E1])" office:value-type="string" office:string-value="ERR_QNI" calcext:value-type="string">
            <text:p>ERR_QNI</text:p>
          </table:table-cell>
          <table:table-cell table:style-name="ce1" table:formula="of:=[$Raw_Data.F1]" office:value-type="string" office:string-value="QSN" calcext:value-type="string">
            <text:p>QSN</text:p>
          </table:table-cell>
          <table:table-cell table:style-name="ce1" table:formula="of:=COM.MICROSOFT.CONCAT(&quot;DP_&quot;;[$Raw_Data.F1])" office:value-type="string" office:string-value="DP_QSN" calcext:value-type="string">
            <text:p>DP_QSN</text:p>
          </table:table-cell>
          <table:table-cell table:style-name="ce1" table:formula="of:=COM.MICROSOFT.CONCAT(&quot;ERR_&quot;;[$Raw_Data.F1])" office:value-type="string" office:string-value="ERR_QSN" calcext:value-type="string">
            <text:p>ERR_QSN</text:p>
          </table:table-cell>
          <table:table-cell table:style-name="ce1" table:formula="of:=[$Raw_Data.G1]" office:value-type="string" office:string-value="QDG" calcext:value-type="string">
            <text:p>QDG</text:p>
          </table:table-cell>
          <table:table-cell table:style-name="ce1" table:formula="of:=COM.MICROSOFT.CONCAT(&quot;DP_&quot;;[$Raw_Data.G1])" office:value-type="string" office:string-value="DP_QDG" calcext:value-type="string">
            <text:p>DP_QDG</text:p>
          </table:table-cell>
          <table:table-cell table:style-name="ce1" table:formula="of:=COM.MICROSOFT.CONCAT(&quot;ERR_&quot;;[$Raw_Data.G1])" office:value-type="string" office:string-value="ERR_QDG" calcext:value-type="string">
            <text:p>ERR_QDG</text:p>
          </table:table-cell>
          <table:table-cell table:style-name="ce1" table:formula="of:=[$Raw_Data.H1]" office:value-type="string" office:string-value="QDT" calcext:value-type="string">
            <text:p>QDT</text:p>
          </table:table-cell>
          <table:table-cell table:style-name="ce1" table:formula="of:=COM.MICROSOFT.CONCAT(&quot;DP_&quot;;[$Raw_Data.H1])" office:value-type="string" office:string-value="DP_QDT" calcext:value-type="string">
            <text:p>DP_QDT</text:p>
          </table:table-cell>
          <table:table-cell table:style-name="ce1" table:formula="of:=COM.MICROSOFT.CONCAT(&quot;ERR_&quot;;[$Raw_Data.H1])" office:value-type="string" office:string-value="ERR_QDT" calcext:value-type="string">
            <text:p>ERR_QDT</text:p>
          </table:table-cell>
        </table:table-row>
        <table:table-row table:style-name="ro1">
          <table:table-cell table:formula="of:=[$Raw_Data.A2]" office:value-type="string" office:string-value="AII" calcext:value-type="string">
            <text:p>AII</text:p>
          </table:table-cell>
          <table:table-cell table:formula="of:=[$Raw_Data.B2]" office:value-type="string" office:string-value="NONE" calcext:value-type="string">
            <text:p>NONE</text:p>
          </table:table-cell>
          <table:table-cell table:formula="of:=AVERAGE([$Raw_Data.D2:$Raw_Data.D11])" office:value-type="float" office:value="111.9" calcext:value-type="float">
            <text:p>111,90</text:p>
          </table:table-cell>
          <table:table-cell table:formula="of:=STDEV([$Raw_Data.D2:$Raw_Data.D11])" office:value-type="float" office:value="0.316227766016838" calcext:value-type="float">
            <text:p>0,32</text:p>
          </table:table-cell>
          <table:table-cell table:style-name="ce10" table:formula="of:=[.$B$26]*[.D2]/SQRT([.$B$24])" office:value-type="float" office:value="0.2262" calcext:value-type="float">
            <text:p>0,23</text:p>
          </table:table-cell>
          <table:table-cell table:formula="of:=AVERAGE([$Raw_Data.E2:$Raw_Data.E11])" office:value-type="float" office:value="14.3" calcext:value-type="float">
            <text:p>14,30</text:p>
          </table:table-cell>
          <table:table-cell table:formula="of:=STDEV([$Raw_Data.E2:$Raw_Data.E11])" office:value-type="float" office:value="2.83039062871384" calcext:value-type="float">
            <text:p>2,83</text:p>
          </table:table-cell>
          <table:table-cell table:formula="of:=[.$B$26]*[.G2]/SQRT([.$B$24])" office:value-type="float" office:value="2.02459881458031" calcext:value-type="float">
            <text:p>2,02</text:p>
          </table:table-cell>
          <table:table-cell table:formula="of:=AVERAGE([$Raw_Data.F2:$Raw_Data.F11])" office:value-type="float" office:value="19.7" calcext:value-type="float">
            <text:p>19,70</text:p>
          </table:table-cell>
          <table:table-cell table:formula="of:=STDEV([$Raw_Data.F2:$Raw_Data.F11])" office:value-type="float" office:value="4.13790070231539" calcext:value-type="float">
            <text:p>4,14</text:p>
          </table:table-cell>
          <table:table-cell table:formula="of:=[.$B$26]*[.J2]/SQRT([.$B$24])" office:value-type="float" office:value="2.95987019309969" calcext:value-type="float">
            <text:p>2,96</text:p>
          </table:table-cell>
          <table:table-cell table:formula="of:=AVERAGE([$Raw_Data.G2:$Raw_Data.G11])" office:value-type="float" office:value="2831979.5" calcext:value-type="float">
            <text:p>2831979,50</text:p>
          </table:table-cell>
          <table:table-cell table:formula="of:=STDEV([$Raw_Data.G2:$Raw_Data.G11])" office:value-type="float" office:value="547004.345396766" calcext:value-type="float">
            <text:p>547004,35</text:p>
          </table:table-cell>
          <table:table-cell table:formula="of:=[.$B$26]*[.M2]/SQRT([.$B$24])" office:value-type="float" office:value="391276.150374981" calcext:value-type="float">
            <text:p>391276,15</text:p>
          </table:table-cell>
          <table:table-cell table:formula="of:=AVERAGE([$Raw_Data.H2:$Raw_Data.H11])" office:value-type="float" office:value="2831979.5" calcext:value-type="float">
            <text:p>2831979,50</text:p>
          </table:table-cell>
          <table:table-cell table:formula="of:=STDEV([$Raw_Data.H2:$Raw_Data.H11])" office:value-type="float" office:value="547004.345396766" calcext:value-type="float">
            <text:p>547004,35</text:p>
          </table:table-cell>
          <table:table-cell table:formula="of:=[.$B$26]*[.P2]/SQRT([.$B$24])" office:value-type="float" office:value="391276.150374981" calcext:value-type="float">
            <text:p>391276,15</text:p>
          </table:table-cell>
        </table:table-row>
        <table:table-row table:style-name="ro1">
          <table:table-cell table:style-name="ce3" table:formula="of:=[$Raw_Data.A12]" office:value-type="string" office:string-value="AII" calcext:value-type="string">
            <text:p>AII</text:p>
          </table:table-cell>
          <table:table-cell table:style-name="ce5" table:formula="of:=[$Raw_Data.B12]" office:value-type="string" office:string-value="MUD" calcext:value-type="string">
            <text:p>MUD</text:p>
          </table:table-cell>
          <table:table-cell table:style-name="ce9" table:formula="of:=AVERAGE([$Raw_Data.D12:$Raw_Data.D21])" office:value-type="float" office:value="40" calcext:value-type="float">
            <text:p>40,00</text:p>
          </table:table-cell>
          <table:table-cell table:style-name="ce9" table:formula="of:=STDEV([$Raw_Data.D12:$Raw_Data.D21])" office:value-type="float" office:value="0" calcext:value-type="float">
            <text:p>0,00</text:p>
          </table:table-cell>
          <table:table-cell table:formula="of:=[.$B$26]*[.D3]/SQRT([.$B$24])" office:value-type="float" office:value="0" calcext:value-type="float">
            <text:p>0,00</text:p>
          </table:table-cell>
          <table:table-cell table:style-name="ce9" table:formula="of:=AVERAGE([$Raw_Data.E12:$Raw_Data.E21])" office:value-type="float" office:value="1.1" calcext:value-type="float">
            <text:p>1,10</text:p>
          </table:table-cell>
          <table:table-cell table:style-name="ce9" table:formula="of:=STDEV([$Raw_Data.E12:$Raw_Data.E21])" office:value-type="float" office:value="0.737864787372622" calcext:value-type="float">
            <text:p>0,74</text:p>
          </table:table-cell>
          <table:table-cell table:style-name="ce9" table:formula="of:=[.$B$26]*[.G3]/SQRT([.$B$24])" office:value-type="float" office:value="0.5278" calcext:value-type="float">
            <text:p>0,53</text:p>
          </table:table-cell>
          <table:table-cell table:style-name="ce9" table:formula="of:=AVERAGE([$Raw_Data.F12:$Raw_Data.F21])" office:value-type="float" office:value="1.4" calcext:value-type="float">
            <text:p>1,40</text:p>
          </table:table-cell>
          <table:table-cell table:style-name="ce9" table:formula="of:=STDEV([$Raw_Data.F12:$Raw_Data.F21])" office:value-type="float" office:value="0.699205898780101" calcext:value-type="float">
            <text:p>0,70</text:p>
          </table:table-cell>
          <table:table-cell table:style-name="ce9" table:formula="of:=[.$B$26]*[.J3]/SQRT([.$B$24])" office:value-type="float" office:value="0.500147018385594" calcext:value-type="float">
            <text:p>0,50</text:p>
          </table:table-cell>
          <table:table-cell table:style-name="ce9" table:formula="of:=AVERAGE([$Raw_Data.G12:$Raw_Data.G21])" office:value-type="float" office:value="1342366.9" calcext:value-type="float">
            <text:p>1342366,90</text:p>
          </table:table-cell>
          <table:table-cell table:style-name="ce9" table:formula="of:=STDEV([$Raw_Data.G12:$Raw_Data.G21])" office:value-type="float" office:value="59483.9713619467" calcext:value-type="float">
            <text:p>59483,97</text:p>
          </table:table-cell>
          <table:table-cell table:style-name="ce9" table:formula="of:=[.$B$26]*[.M3]/SQRT([.$B$24])" office:value-type="float" office:value="42549.3134001266" calcext:value-type="float">
            <text:p>42549,31</text:p>
          </table:table-cell>
          <table:table-cell table:style-name="ce9" table:formula="of:=AVERAGE([$Raw_Data.H12:$Raw_Data.H21])" office:value-type="float" office:value="8244.8" calcext:value-type="float">
            <text:p>8244,80</text:p>
          </table:table-cell>
          <table:table-cell table:style-name="ce9" table:formula="of:=STDEV([$Raw_Data.H12:$Raw_Data.H21])" office:value-type="float" office:value="1185.94742248082" calcext:value-type="float">
            <text:p>1185,95</text:p>
          </table:table-cell>
          <table:table-cell table:style-name="ce12" table:formula="of:=[.$B$26]*[.P3]/SQRT([.$B$24])" office:value-type="float" office:value="848.316738103499" calcext:value-type="float">
            <text:p>848,32</text:p>
          </table:table-cell>
        </table:table-row>
        <table:table-row table:style-name="ro1">
          <table:table-cell table:formula="of:=[$Raw_Data.A22]" office:value-type="string" office:string-value="AII" calcext:value-type="string">
            <text:p>AII</text:p>
          </table:table-cell>
          <table:table-cell table:formula="of:=[$Raw_Data.B22]" office:value-type="string" office:string-value="MTD2" calcext:value-type="string">
            <text:p>MTD2</text:p>
          </table:table-cell>
          <table:table-cell table:formula="of:=AVERAGE([$Raw_Data.D22:$Raw_Data.D31])" office:value-type="float" office:value="0" calcext:value-type="float">
            <text:p>0,00</text:p>
          </table:table-cell>
          <table:table-cell table:formula="of:=STDEV([$Raw_Data.D22:$Raw_Data.D31])" office:value-type="float" office:value="0" calcext:value-type="float">
            <text:p>0,00</text:p>
          </table:table-cell>
          <table:table-cell table:style-name="ce8" table:formula="of:=[.$B$26]*[.D4]/SQRT([.$B$24])" office:value-type="float" office:value="0" calcext:value-type="float">
            <text:p>0,00</text:p>
          </table:table-cell>
          <table:table-cell table:formula="of:=AVERAGE([$Raw_Data.E22:$Raw_Data.E31])" office:value-type="float" office:value="0" calcext:value-type="float">
            <text:p>0,00</text:p>
          </table:table-cell>
          <table:table-cell table:formula="of:=STDEV([$Raw_Data.E22:$Raw_Data.E31])" office:value-type="float" office:value="0" calcext:value-type="float">
            <text:p>0,00</text:p>
          </table:table-cell>
          <table:table-cell table:formula="of:=[.$B$26]*[.G4]/SQRT([.$B$24])" office:value-type="float" office:value="0" calcext:value-type="float">
            <text:p>0,00</text:p>
          </table:table-cell>
          <table:table-cell table:formula="of:=AVERAGE([$Raw_Data.F22:$Raw_Data.F31])" office:value-type="float" office:value="0" calcext:value-type="float">
            <text:p>0,00</text:p>
          </table:table-cell>
          <table:table-cell table:formula="of:=STDEV([$Raw_Data.F22:$Raw_Data.F31])" office:value-type="float" office:value="0" calcext:value-type="float">
            <text:p>0,00</text:p>
          </table:table-cell>
          <table:table-cell table:formula="of:=[.$B$26]*[.J4]/SQRT([.$B$24])" office:value-type="float" office:value="0" calcext:value-type="float">
            <text:p>0,00</text:p>
          </table:table-cell>
          <table:table-cell table:formula="of:=AVERAGE([$Raw_Data.G22:$Raw_Data.G31])" office:value-type="float" office:value="0" calcext:value-type="float">
            <text:p>0,00</text:p>
          </table:table-cell>
          <table:table-cell table:formula="of:=STDEV([$Raw_Data.G22:$Raw_Data.G31])" office:value-type="float" office:value="0" calcext:value-type="float">
            <text:p>0,00</text:p>
          </table:table-cell>
          <table:table-cell table:formula="of:=[.$B$26]*[.M4]/SQRT([.$B$24])" office:value-type="float" office:value="0" calcext:value-type="float">
            <text:p>0,00</text:p>
          </table:table-cell>
          <table:table-cell table:formula="of:=AVERAGE([$Raw_Data.H22:$Raw_Data.H31])" office:value-type="float" office:value="0" calcext:value-type="float">
            <text:p>0,00</text:p>
          </table:table-cell>
          <table:table-cell table:formula="of:=STDEV([$Raw_Data.H22:$Raw_Data.H31])" office:value-type="float" office:value="0" calcext:value-type="float">
            <text:p>0,00</text:p>
          </table:table-cell>
          <table:table-cell table:formula="of:=[.$B$26]*[.P4]/SQRT([.$B$24])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Raw_Data.A32]" office:value-type="string" office:string-value="AII" calcext:value-type="string">
            <text:p>AII</text:p>
          </table:table-cell>
          <table:table-cell table:style-name="ce5" table:formula="of:=[$Raw_Data.B32]" office:value-type="string" office:string-value="INXU" calcext:value-type="string">
            <text:p>INXU</text:p>
          </table:table-cell>
          <table:table-cell table:style-name="ce9" table:formula="of:=AVERAGE([$Raw_Data.D32:$Raw_Data.D41])" office:value-type="float" office:value="0" calcext:value-type="float">
            <text:p>0,00</text:p>
          </table:table-cell>
          <table:table-cell table:style-name="ce9" table:formula="of:=STDEV([$Raw_Data.D32:$Raw_Data.D41])" office:value-type="float" office:value="0" calcext:value-type="float">
            <text:p>0,00</text:p>
          </table:table-cell>
          <table:table-cell table:formula="of:=[.$B$26]*[.D5]/SQRT([.$B$24])" office:value-type="float" office:value="0" calcext:value-type="float">
            <text:p>0,00</text:p>
          </table:table-cell>
          <table:table-cell table:style-name="ce9" table:formula="of:=AVERAGE([$Raw_Data.E32:$Raw_Data.E41])" office:value-type="float" office:value="0" calcext:value-type="float">
            <text:p>0,00</text:p>
          </table:table-cell>
          <table:table-cell table:style-name="ce9" table:formula="of:=STDEV([$Raw_Data.E32:$Raw_Data.E41])" office:value-type="float" office:value="0" calcext:value-type="float">
            <text:p>0,00</text:p>
          </table:table-cell>
          <table:table-cell table:style-name="ce9" table:formula="of:=[.$B$26]*[.G5]/SQRT([.$B$24])" office:value-type="float" office:value="0" calcext:value-type="float">
            <text:p>0,00</text:p>
          </table:table-cell>
          <table:table-cell table:style-name="ce9" table:formula="of:=AVERAGE([$Raw_Data.F32:$Raw_Data.F41])" office:value-type="float" office:value="0" calcext:value-type="float">
            <text:p>0,00</text:p>
          </table:table-cell>
          <table:table-cell table:style-name="ce9" table:formula="of:=STDEV([$Raw_Data.F32:$Raw_Data.F41])" office:value-type="float" office:value="0" calcext:value-type="float">
            <text:p>0,00</text:p>
          </table:table-cell>
          <table:table-cell table:style-name="ce9" table:formula="of:=[.$B$26]*[.J5]/SQRT([.$B$24])" office:value-type="float" office:value="0" calcext:value-type="float">
            <text:p>0,00</text:p>
          </table:table-cell>
          <table:table-cell table:style-name="ce9" table:formula="of:=AVERAGE([$Raw_Data.G32:$Raw_Data.G41])" office:value-type="float" office:value="0" calcext:value-type="float">
            <text:p>0,00</text:p>
          </table:table-cell>
          <table:table-cell table:style-name="ce9" table:formula="of:=STDEV([$Raw_Data.G32:$Raw_Data.G41])" office:value-type="float" office:value="0" calcext:value-type="float">
            <text:p>0,00</text:p>
          </table:table-cell>
          <table:table-cell table:style-name="ce9" table:formula="of:=[.$B$26]*[.M5]/SQRT([.$B$24])" office:value-type="float" office:value="0" calcext:value-type="float">
            <text:p>0,00</text:p>
          </table:table-cell>
          <table:table-cell table:style-name="ce9" table:formula="of:=AVERAGE([$Raw_Data.H32:$Raw_Data.H41])" office:value-type="float" office:value="0" calcext:value-type="float">
            <text:p>0,00</text:p>
          </table:table-cell>
          <table:table-cell table:style-name="ce9" table:formula="of:=STDEV([$Raw_Data.H32:$Raw_Data.H41])" office:value-type="float" office:value="0" calcext:value-type="float">
            <text:p>0,00</text:p>
          </table:table-cell>
          <table:table-cell table:style-name="ce12" table:formula="of:=[.$B$26]*[.P5]/SQRT([.$B$24])" office:value-type="float" office:value="0" calcext:value-type="float">
            <text:p>0,00</text:p>
          </table:table-cell>
        </table:table-row>
        <table:table-row table:style-name="ro1">
          <table:table-cell table:formula="of:=[$Raw_Data.A42]" office:value-type="string" office:string-value="EI" calcext:value-type="string">
            <text:p>EI</text:p>
          </table:table-cell>
          <table:table-cell table:formula="of:=[$Raw_Data.B42]" office:value-type="string" office:string-value="NONE" calcext:value-type="string">
            <text:p>NONE</text:p>
          </table:table-cell>
          <table:table-cell table:formula="of:=AVERAGE([$Raw_Data.D42:$Raw_Data.D51])" office:value-type="float" office:value="4.3" calcext:value-type="float">
            <text:p>4,30</text:p>
          </table:table-cell>
          <table:table-cell table:formula="of:=STDEV([$Raw_Data.D42:$Raw_Data.D51])" office:value-type="float" office:value="1.82878222991269" calcext:value-type="float">
            <text:p>1,83</text:p>
          </table:table-cell>
          <table:table-cell table:style-name="ce8" table:formula="of:=[.$B$26]*[.D6]/SQRT([.$B$24])" office:value-type="float" office:value="1.30814110859647" calcext:value-type="float">
            <text:p>1,31</text:p>
          </table:table-cell>
          <table:table-cell table:formula="of:=AVERAGE([$Raw_Data.E42:$Raw_Data.E51])" office:value-type="float" office:value="4.3" calcext:value-type="float">
            <text:p>4,30</text:p>
          </table:table-cell>
          <table:table-cell table:formula="of:=STDEV([$Raw_Data.E42:$Raw_Data.E51])" office:value-type="float" office:value="1.82878222991269" calcext:value-type="float">
            <text:p>1,83</text:p>
          </table:table-cell>
          <table:table-cell table:formula="of:=[.$B$26]*[.G6]/SQRT([.$B$24])" office:value-type="float" office:value="1.30814110859647" calcext:value-type="float">
            <text:p>1,31</text:p>
          </table:table-cell>
          <table:table-cell table:formula="of:=AVERAGE([$Raw_Data.F42:$Raw_Data.F51])" office:value-type="float" office:value="6.5" calcext:value-type="float">
            <text:p>6,50</text:p>
          </table:table-cell>
          <table:table-cell table:formula="of:=STDEV([$Raw_Data.F42:$Raw_Data.F51])" office:value-type="float" office:value="3.43996124009172" calcext:value-type="float">
            <text:p>3,44</text:p>
          </table:table-cell>
          <table:table-cell table:formula="of:=[.$B$26]*[.J6]/SQRT([.$B$24])" office:value-type="float" office:value="2.46062906590977" calcext:value-type="float">
            <text:p>2,46</text:p>
          </table:table-cell>
          <table:table-cell table:formula="of:=AVERAGE([$Raw_Data.G42:$Raw_Data.G51])" office:value-type="float" office:value="188869.8" calcext:value-type="float">
            <text:p>188869,80</text:p>
          </table:table-cell>
          <table:table-cell table:formula="of:=STDEV([$Raw_Data.G42:$Raw_Data.G51])" office:value-type="float" office:value="72500.0900272238" calcext:value-type="float">
            <text:p>72500,09</text:p>
          </table:table-cell>
          <table:table-cell table:formula="of:=[.$B$26]*[.M6]/SQRT([.$B$24])" office:value-type="float" office:value="51859.8368850533" calcext:value-type="float">
            <text:p>51859,84</text:p>
          </table:table-cell>
          <table:table-cell table:formula="of:=AVERAGE([$Raw_Data.H42:$Raw_Data.H51])" office:value-type="float" office:value="188869.8" calcext:value-type="float">
            <text:p>188869,80</text:p>
          </table:table-cell>
          <table:table-cell table:formula="of:=STDEV([$Raw_Data.H42:$Raw_Data.H51])" office:value-type="float" office:value="72500.0900272238" calcext:value-type="float">
            <text:p>72500,09</text:p>
          </table:table-cell>
          <table:table-cell table:formula="of:=[.$B$26]*[.P6]/SQRT([.$B$24])" office:value-type="float" office:value="51859.8368850533" calcext:value-type="float">
            <text:p>51859,84</text:p>
          </table:table-cell>
        </table:table-row>
        <table:table-row table:style-name="ro1">
          <table:table-cell table:style-name="ce3" table:formula="of:=[$Raw_Data.A52]" office:value-type="string" office:string-value="EI" calcext:value-type="string">
            <text:p>EI</text:p>
          </table:table-cell>
          <table:table-cell table:style-name="ce5" table:formula="of:=[$Raw_Data.B52]" office:value-type="string" office:string-value="MUD" calcext:value-type="string">
            <text:p>MUD</text:p>
          </table:table-cell>
          <table:table-cell table:style-name="ce9" table:formula="of:=AVERAGE([$Raw_Data.D52:$Raw_Data.D61])" office:value-type="float" office:value="2.6" calcext:value-type="float">
            <text:p>2,60</text:p>
          </table:table-cell>
          <table:table-cell table:style-name="ce9" table:formula="of:=STDEV([$Raw_Data.D52:$Raw_Data.D61])" office:value-type="float" office:value="1.17378779077727" calcext:value-type="float">
            <text:p>1,17</text:p>
          </table:table-cell>
          <table:table-cell table:formula="of:=[.$B$26]*[.D7]/SQRT([.$B$24])" office:value-type="float" office:value="0.839618865914767" calcext:value-type="float">
            <text:p>0,84</text:p>
          </table:table-cell>
          <table:table-cell table:style-name="ce9" table:formula="of:=AVERAGE([$Raw_Data.E52:$Raw_Data.E61])" office:value-type="float" office:value="2.6" calcext:value-type="float">
            <text:p>2,60</text:p>
          </table:table-cell>
          <table:table-cell table:style-name="ce9" table:formula="of:=STDEV([$Raw_Data.E52:$Raw_Data.E61])" office:value-type="float" office:value="1.17378779077727" calcext:value-type="float">
            <text:p>1,17</text:p>
          </table:table-cell>
          <table:table-cell table:style-name="ce9" table:formula="of:=[.$B$26]*[.G7]/SQRT([.$B$24])" office:value-type="float" office:value="0.839618865914767" calcext:value-type="float">
            <text:p>0,84</text:p>
          </table:table-cell>
          <table:table-cell table:style-name="ce9" table:formula="of:=AVERAGE([$Raw_Data.F52:$Raw_Data.F61])" office:value-type="float" office:value="2.9" calcext:value-type="float">
            <text:p>2,90</text:p>
          </table:table-cell>
          <table:table-cell table:style-name="ce9" table:formula="of:=STDEV([$Raw_Data.F52:$Raw_Data.F61])" office:value-type="float" office:value="1.3703203194063" calcext:value-type="float">
            <text:p>1,37</text:p>
          </table:table-cell>
          <table:table-cell table:style-name="ce9" table:formula="of:=[.$B$26]*[.J7]/SQRT([.$B$24])" office:value-type="float" office:value="0.9802" calcext:value-type="float">
            <text:p>0,98</text:p>
          </table:table-cell>
          <table:table-cell table:style-name="ce9" table:formula="of:=AVERAGE([$Raw_Data.G52:$Raw_Data.G61])" office:value-type="float" office:value="123566.5" calcext:value-type="float">
            <text:p>123566,50</text:p>
          </table:table-cell>
          <table:table-cell table:style-name="ce9" table:formula="of:=STDEV([$Raw_Data.G52:$Raw_Data.G61])" office:value-type="float" office:value="48731.9849271959" calcext:value-type="float">
            <text:p>48731,98</text:p>
          </table:table-cell>
          <table:table-cell table:style-name="ce9" table:formula="of:=[.$B$26]*[.M7]/SQRT([.$B$24])" office:value-type="float" office:value="34858.3400166852" calcext:value-type="float">
            <text:p>34858,34</text:p>
          </table:table-cell>
          <table:table-cell table:style-name="ce9" table:formula="of:=AVERAGE([$Raw_Data.H52:$Raw_Data.H61])" office:value-type="float" office:value="1713.6" calcext:value-type="float">
            <text:p>1713,60</text:p>
          </table:table-cell>
          <table:table-cell table:style-name="ce9" table:formula="of:=STDEV([$Raw_Data.H52:$Raw_Data.H61])" office:value-type="float" office:value="2807.65106252342" calcext:value-type="float">
            <text:p>2807,65</text:p>
          </table:table-cell>
          <table:table-cell table:style-name="ce13" table:formula="of:=[.$B$26]*[.P7]/SQRT([.$B$24])" office:value-type="float" office:value="2008.33303900639" calcext:value-type="float">
            <text:p>2008,33</text:p>
          </table:table-cell>
        </table:table-row>
        <table:table-row table:style-name="ro1">
          <table:table-cell table:formula="of:=[$Raw_Data.A62]" office:value-type="string" office:string-value="EI" calcext:value-type="string">
            <text:p>EI</text:p>
          </table:table-cell>
          <table:table-cell table:formula="of:=[$Raw_Data.B62]" office:value-type="string" office:string-value="MTD2" calcext:value-type="string">
            <text:p>MTD2</text:p>
          </table:table-cell>
          <table:table-cell table:formula="of:=AVERAGE([$Raw_Data.D62:$Raw_Data.D71])" office:value-type="float" office:value="0" calcext:value-type="float">
            <text:p>0,00</text:p>
          </table:table-cell>
          <table:table-cell table:formula="of:=STDEV([$Raw_Data.D62:$Raw_Data.D71])" office:value-type="float" office:value="0" calcext:value-type="float">
            <text:p>0,00</text:p>
          </table:table-cell>
          <table:table-cell table:style-name="ce8" table:formula="of:=[.$B$26]*[.D8]/SQRT([.$B$24])" office:value-type="float" office:value="0" calcext:value-type="float">
            <text:p>0,00</text:p>
          </table:table-cell>
          <table:table-cell table:formula="of:=AVERAGE([$Raw_Data.E62:$Raw_Data.E71])" office:value-type="float" office:value="0" calcext:value-type="float">
            <text:p>0,00</text:p>
          </table:table-cell>
          <table:table-cell table:formula="of:=STDEV([$Raw_Data.E62:$Raw_Data.E71])" office:value-type="float" office:value="0" calcext:value-type="float">
            <text:p>0,00</text:p>
          </table:table-cell>
          <table:table-cell table:formula="of:=[.$B$26]*[.G8]/SQRT([.$B$24])" office:value-type="float" office:value="0" calcext:value-type="float">
            <text:p>0,00</text:p>
          </table:table-cell>
          <table:table-cell table:formula="of:=AVERAGE([$Raw_Data.F62:$Raw_Data.F71])" office:value-type="float" office:value="0" calcext:value-type="float">
            <text:p>0,00</text:p>
          </table:table-cell>
          <table:table-cell table:formula="of:=STDEV([$Raw_Data.F62:$Raw_Data.F71])" office:value-type="float" office:value="0" calcext:value-type="float">
            <text:p>0,00</text:p>
          </table:table-cell>
          <table:table-cell table:formula="of:=[.$B$26]*[.J8]/SQRT([.$B$24])" office:value-type="float" office:value="0" calcext:value-type="float">
            <text:p>0,00</text:p>
          </table:table-cell>
          <table:table-cell table:formula="of:=AVERAGE([$Raw_Data.G62:$Raw_Data.G71])" office:value-type="float" office:value="0" calcext:value-type="float">
            <text:p>0,00</text:p>
          </table:table-cell>
          <table:table-cell table:formula="of:=STDEV([$Raw_Data.G62:$Raw_Data.G71])" office:value-type="float" office:value="0" calcext:value-type="float">
            <text:p>0,00</text:p>
          </table:table-cell>
          <table:table-cell table:formula="of:=[.$B$26]*[.M8]/SQRT([.$B$24])" office:value-type="float" office:value="0" calcext:value-type="float">
            <text:p>0,00</text:p>
          </table:table-cell>
          <table:table-cell table:formula="of:=AVERAGE([$Raw_Data.H62:$Raw_Data.H71])" office:value-type="float" office:value="0" calcext:value-type="float">
            <text:p>0,00</text:p>
          </table:table-cell>
          <table:table-cell table:formula="of:=STDEV([$Raw_Data.H62:$Raw_Data.H71])" office:value-type="float" office:value="0" calcext:value-type="float">
            <text:p>0,00</text:p>
          </table:table-cell>
          <table:table-cell table:formula="of:=[.$B$26]*[.P8]/SQRT([.$B$24])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Raw_Data.A72]" office:value-type="string" office:string-value="EI" calcext:value-type="string">
            <text:p>EI</text:p>
          </table:table-cell>
          <table:table-cell table:style-name="ce5" table:formula="of:=[$Raw_Data.B72]" office:value-type="string" office:string-value="INXU" calcext:value-type="string">
            <text:p>INXU</text:p>
          </table:table-cell>
          <table:table-cell table:style-name="ce9" table:formula="of:=AVERAGE([$Raw_Data.D72:$Raw_Data.D81])" office:value-type="float" office:value="0" calcext:value-type="float">
            <text:p>0,00</text:p>
          </table:table-cell>
          <table:table-cell table:style-name="ce9" table:formula="of:=STDEV([$Raw_Data.D72:$Raw_Data.D81])" office:value-type="float" office:value="0" calcext:value-type="float">
            <text:p>0,00</text:p>
          </table:table-cell>
          <table:table-cell table:formula="of:=[.$B$26]*[.D9]/SQRT([.$B$24])" office:value-type="float" office:value="0" calcext:value-type="float">
            <text:p>0,00</text:p>
          </table:table-cell>
          <table:table-cell table:style-name="ce9" table:formula="of:=AVERAGE([$Raw_Data.E72:$Raw_Data.E81])" office:value-type="float" office:value="0" calcext:value-type="float">
            <text:p>0,00</text:p>
          </table:table-cell>
          <table:table-cell table:style-name="ce9" table:formula="of:=STDEV([$Raw_Data.E72:$Raw_Data.E81])" office:value-type="float" office:value="0" calcext:value-type="float">
            <text:p>0,00</text:p>
          </table:table-cell>
          <table:table-cell table:style-name="ce9" table:formula="of:=[.$B$26]*[.G9]/SQRT([.$B$24])" office:value-type="float" office:value="0" calcext:value-type="float">
            <text:p>0,00</text:p>
          </table:table-cell>
          <table:table-cell table:style-name="ce9" table:formula="of:=AVERAGE([$Raw_Data.F72:$Raw_Data.F81])" office:value-type="float" office:value="0" calcext:value-type="float">
            <text:p>0,00</text:p>
          </table:table-cell>
          <table:table-cell table:style-name="ce9" table:formula="of:=STDEV([$Raw_Data.F72:$Raw_Data.F81])" office:value-type="float" office:value="0" calcext:value-type="float">
            <text:p>0,00</text:p>
          </table:table-cell>
          <table:table-cell table:style-name="ce9" table:formula="of:=[.$B$26]*[.J9]/SQRT([.$B$24])" office:value-type="float" office:value="0" calcext:value-type="float">
            <text:p>0,00</text:p>
          </table:table-cell>
          <table:table-cell table:style-name="ce9" table:formula="of:=AVERAGE([$Raw_Data.G72:$Raw_Data.G81])" office:value-type="float" office:value="0" calcext:value-type="float">
            <text:p>0,00</text:p>
          </table:table-cell>
          <table:table-cell table:style-name="ce9" table:formula="of:=STDEV([$Raw_Data.G72:$Raw_Data.G81])" office:value-type="float" office:value="0" calcext:value-type="float">
            <text:p>0,00</text:p>
          </table:table-cell>
          <table:table-cell table:style-name="ce9" table:formula="of:=[.$B$26]*[.M9]/SQRT([.$B$24])" office:value-type="float" office:value="0" calcext:value-type="float">
            <text:p>0,00</text:p>
          </table:table-cell>
          <table:table-cell table:style-name="ce9" table:formula="of:=AVERAGE([$Raw_Data.H72:$Raw_Data.H81])" office:value-type="float" office:value="0" calcext:value-type="float">
            <text:p>0,00</text:p>
          </table:table-cell>
          <table:table-cell table:style-name="ce9" table:formula="of:=STDEV([$Raw_Data.H72:$Raw_Data.H81])" office:value-type="float" office:value="0" calcext:value-type="float">
            <text:p>0,00</text:p>
          </table:table-cell>
          <table:table-cell table:style-name="ce12" table:formula="of:=[.$B$26]*[.P9]/SQRT([.$B$24])" office:value-type="float" office:value="0" calcext:value-type="float">
            <text:p>0,00</text:p>
          </table:table-cell>
        </table:table-row>
        <table:table-row table:style-name="ro1">
          <table:table-cell table:formula="of:=[$Raw_Data.A82]" office:value-type="string" office:string-value="ONCI" calcext:value-type="string">
            <text:p>ONCI</text:p>
          </table:table-cell>
          <table:table-cell table:formula="of:=[$Raw_Data.B82]" office:value-type="string" office:string-value="NONE" calcext:value-type="string">
            <text:p>NONE</text:p>
          </table:table-cell>
          <table:table-cell table:formula="of:=AVERAGE([$Raw_Data.D82:$Raw_Data.D91])" office:value-type="float" office:value="5.4" calcext:value-type="float">
            <text:p>5,40</text:p>
          </table:table-cell>
          <table:table-cell table:formula="of:=STDEV([$Raw_Data.D82:$Raw_Data.D91])" office:value-type="float" office:value="3.43834585552737" calcext:value-type="float">
            <text:p>3,44</text:p>
          </table:table-cell>
          <table:table-cell table:style-name="ce8" table:formula="of:=[.$B$26]*[.D10]/SQRT([.$B$24])" office:value-type="float" office:value="2.45947356968925" calcext:value-type="float">
            <text:p>2,46</text:p>
          </table:table-cell>
          <table:table-cell table:formula="of:=AVERAGE([$Raw_Data.E82:$Raw_Data.E91])" office:value-type="float" office:value="5.4" calcext:value-type="float">
            <text:p>5,40</text:p>
          </table:table-cell>
          <table:table-cell table:formula="of:=STDEV([$Raw_Data.E82:$Raw_Data.E91])" office:value-type="float" office:value="3.43834585552737" calcext:value-type="float">
            <text:p>3,44</text:p>
          </table:table-cell>
          <table:table-cell table:formula="of:=[.$B$26]*[.G10]/SQRT([.$B$24])" office:value-type="float" office:value="2.45947356968925" calcext:value-type="float">
            <text:p>2,46</text:p>
          </table:table-cell>
          <table:table-cell table:formula="of:=AVERAGE([$Raw_Data.F82:$Raw_Data.F91])" office:value-type="float" office:value="7.5" calcext:value-type="float">
            <text:p>7,50</text:p>
          </table:table-cell>
          <table:table-cell table:formula="of:=STDEV([$Raw_Data.F82:$Raw_Data.F91])" office:value-type="float" office:value="3.37474278855276" calcext:value-type="float">
            <text:p>3,37</text:p>
          </table:table-cell>
          <table:table-cell table:formula="of:=[.$B$26]*[.J10]/SQRT([.$B$24])" office:value-type="float" office:value="2.41397783751218" calcext:value-type="float">
            <text:p>2,41</text:p>
          </table:table-cell>
          <table:table-cell table:formula="of:=AVERAGE([$Raw_Data.G82:$Raw_Data.G91])" office:value-type="float" office:value="259563.2" calcext:value-type="float">
            <text:p>259563,20</text:p>
          </table:table-cell>
          <table:table-cell table:formula="of:=STDEV([$Raw_Data.G82:$Raw_Data.G91])" office:value-type="float" office:value="148105.658268983" calcext:value-type="float">
            <text:p>148105,66</text:p>
          </table:table-cell>
          <table:table-cell table:formula="of:=[.$B$26]*[.M10]/SQRT([.$B$24])" office:value-type="float" office:value="105941.044717307" calcext:value-type="float">
            <text:p>105941,04</text:p>
          </table:table-cell>
          <table:table-cell table:formula="of:=AVERAGE([$Raw_Data.H82:$Raw_Data.H91])" office:value-type="float" office:value="259563.2" calcext:value-type="float">
            <text:p>259563,20</text:p>
          </table:table-cell>
          <table:table-cell table:formula="of:=STDEV([$Raw_Data.H82:$Raw_Data.H91])" office:value-type="float" office:value="148105.658268983" calcext:value-type="float">
            <text:p>148105,66</text:p>
          </table:table-cell>
          <table:table-cell table:formula="of:=[.$B$26]*[.P10]/SQRT([.$B$24])" office:value-type="float" office:value="105941.044717307" calcext:value-type="float">
            <text:p>105941,04</text:p>
          </table:table-cell>
        </table:table-row>
        <table:table-row table:style-name="ro1">
          <table:table-cell table:style-name="ce3" table:formula="of:=[$Raw_Data.A92]" office:value-type="string" office:string-value="ONCI" calcext:value-type="string">
            <text:p>ONCI</text:p>
          </table:table-cell>
          <table:table-cell table:style-name="ce5" table:formula="of:=[$Raw_Data.B92]" office:value-type="string" office:string-value="MUD" calcext:value-type="string">
            <text:p>MUD</text:p>
          </table:table-cell>
          <table:table-cell table:style-name="ce9" table:formula="of:=AVERAGE([$Raw_Data.D92:$Raw_Data.D101])" office:value-type="float" office:value="0" calcext:value-type="float">
            <text:p>0,00</text:p>
          </table:table-cell>
          <table:table-cell table:style-name="ce9" table:formula="of:=STDEV([$Raw_Data.D92:$Raw_Data.D101])" office:value-type="float" office:value="0" calcext:value-type="float">
            <text:p>0,00</text:p>
          </table:table-cell>
          <table:table-cell table:formula="of:=[.$B$26]*[.D11]/SQRT([.$B$24])" office:value-type="float" office:value="0" calcext:value-type="float">
            <text:p>0,00</text:p>
          </table:table-cell>
          <table:table-cell table:style-name="ce9" table:formula="of:=AVERAGE([$Raw_Data.E92:$Raw_Data.E101])" office:value-type="float" office:value="0" calcext:value-type="float">
            <text:p>0,00</text:p>
          </table:table-cell>
          <table:table-cell table:style-name="ce9" table:formula="of:=STDEV([$Raw_Data.E92:$Raw_Data.E101])" office:value-type="float" office:value="0" calcext:value-type="float">
            <text:p>0,00</text:p>
          </table:table-cell>
          <table:table-cell table:style-name="ce9" table:formula="of:=[.$B$26]*[.G11]/SQRT([.$B$24])" office:value-type="float" office:value="0" calcext:value-type="float">
            <text:p>0,00</text:p>
          </table:table-cell>
          <table:table-cell table:style-name="ce9" table:formula="of:=AVERAGE([$Raw_Data.F92:$Raw_Data.F101])" office:value-type="float" office:value="0" calcext:value-type="float">
            <text:p>0,00</text:p>
          </table:table-cell>
          <table:table-cell table:style-name="ce9" table:formula="of:=STDEV([$Raw_Data.F92:$Raw_Data.F101])" office:value-type="float" office:value="0" calcext:value-type="float">
            <text:p>0,00</text:p>
          </table:table-cell>
          <table:table-cell table:style-name="ce9" table:formula="of:=[.$B$26]*[.J11]/SQRT([.$B$24])" office:value-type="float" office:value="0" calcext:value-type="float">
            <text:p>0,00</text:p>
          </table:table-cell>
          <table:table-cell table:style-name="ce9" table:formula="of:=AVERAGE([$Raw_Data.G92:$Raw_Data.G101])" office:value-type="float" office:value="0" calcext:value-type="float">
            <text:p>0,00</text:p>
          </table:table-cell>
          <table:table-cell table:style-name="ce9" table:formula="of:=STDEV([$Raw_Data.G92:$Raw_Data.G101])" office:value-type="float" office:value="0" calcext:value-type="float">
            <text:p>0,00</text:p>
          </table:table-cell>
          <table:table-cell table:style-name="ce9" table:formula="of:=[.$B$26]*[.M11]/SQRT([.$B$24])" office:value-type="float" office:value="0" calcext:value-type="float">
            <text:p>0,00</text:p>
          </table:table-cell>
          <table:table-cell table:style-name="ce9" table:formula="of:=AVERAGE([$Raw_Data.H92:$Raw_Data.H101])" office:value-type="float" office:value="0" calcext:value-type="float">
            <text:p>0,00</text:p>
          </table:table-cell>
          <table:table-cell table:style-name="ce9" table:formula="of:=STDEV([$Raw_Data.H92:$Raw_Data.H101])" office:value-type="float" office:value="0" calcext:value-type="float">
            <text:p>0,00</text:p>
          </table:table-cell>
          <table:table-cell table:style-name="ce12" table:formula="of:=[.$B$26]*[.P11]/SQRT([.$B$24])" office:value-type="float" office:value="0" calcext:value-type="float">
            <text:p>0,00</text:p>
          </table:table-cell>
        </table:table-row>
        <table:table-row table:style-name="ro1">
          <table:table-cell table:formula="of:=[$Raw_Data.A102]" office:value-type="string" office:string-value="ONCI" calcext:value-type="string">
            <text:p>ONCI</text:p>
          </table:table-cell>
          <table:table-cell table:formula="of:=[$Raw_Data.B102]" office:value-type="string" office:string-value="MTD2" calcext:value-type="string">
            <text:p>MTD2</text:p>
          </table:table-cell>
          <table:table-cell table:formula="of:=AVERAGE([$Raw_Data.D102:$Raw_Data.D111])" office:value-type="float" office:value="0" calcext:value-type="float">
            <text:p>0,00</text:p>
          </table:table-cell>
          <table:table-cell table:formula="of:=STDEV([$Raw_Data.D102:$Raw_Data.D111])" office:value-type="float" office:value="0" calcext:value-type="float">
            <text:p>0,00</text:p>
          </table:table-cell>
          <table:table-cell table:style-name="ce8" table:formula="of:=[.$B$26]*[.D12]/SQRT([.$B$24])" office:value-type="float" office:value="0" calcext:value-type="float">
            <text:p>0,00</text:p>
          </table:table-cell>
          <table:table-cell table:formula="of:=AVERAGE([$Raw_Data.E102:$Raw_Data.E111])" office:value-type="float" office:value="0" calcext:value-type="float">
            <text:p>0,00</text:p>
          </table:table-cell>
          <table:table-cell table:formula="of:=STDEV([$Raw_Data.E102:$Raw_Data.E111])" office:value-type="float" office:value="0" calcext:value-type="float">
            <text:p>0,00</text:p>
          </table:table-cell>
          <table:table-cell table:formula="of:=[.$B$26]*[.G12]/SQRT([.$B$24])" office:value-type="float" office:value="0" calcext:value-type="float">
            <text:p>0,00</text:p>
          </table:table-cell>
          <table:table-cell table:formula="of:=AVERAGE([$Raw_Data.F102:$Raw_Data.F111])" office:value-type="float" office:value="0" calcext:value-type="float">
            <text:p>0,00</text:p>
          </table:table-cell>
          <table:table-cell table:formula="of:=STDEV([$Raw_Data.F102:$Raw_Data.F111])" office:value-type="float" office:value="0" calcext:value-type="float">
            <text:p>0,00</text:p>
          </table:table-cell>
          <table:table-cell table:formula="of:=[.$B$26]*[.J12]/SQRT([.$B$24])" office:value-type="float" office:value="0" calcext:value-type="float">
            <text:p>0,00</text:p>
          </table:table-cell>
          <table:table-cell table:formula="of:=AVERAGE([$Raw_Data.G102:$Raw_Data.G111])" office:value-type="float" office:value="0" calcext:value-type="float">
            <text:p>0,00</text:p>
          </table:table-cell>
          <table:table-cell table:formula="of:=STDEV([$Raw_Data.G102:$Raw_Data.G111])" office:value-type="float" office:value="0" calcext:value-type="float">
            <text:p>0,00</text:p>
          </table:table-cell>
          <table:table-cell table:formula="of:=[.$B$26]*[.M12]/SQRT([.$B$24])" office:value-type="float" office:value="0" calcext:value-type="float">
            <text:p>0,00</text:p>
          </table:table-cell>
          <table:table-cell table:formula="of:=AVERAGE([$Raw_Data.H102:$Raw_Data.H111])" office:value-type="float" office:value="0" calcext:value-type="float">
            <text:p>0,00</text:p>
          </table:table-cell>
          <table:table-cell table:formula="of:=STDEV([$Raw_Data.H102:$Raw_Data.H111])" office:value-type="float" office:value="0" calcext:value-type="float">
            <text:p>0,00</text:p>
          </table:table-cell>
          <table:table-cell table:formula="of:=[.$B$26]*[.P12]/SQRT([.$B$24])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Raw_Data.A112]" office:value-type="string" office:string-value="ONCI" calcext:value-type="string">
            <text:p>ONCI</text:p>
          </table:table-cell>
          <table:table-cell table:style-name="ce5" table:formula="of:=[$Raw_Data.B112]" office:value-type="string" office:string-value="INXU" calcext:value-type="string">
            <text:p>INXU</text:p>
          </table:table-cell>
          <table:table-cell table:style-name="ce9" table:formula="of:=AVERAGE([$Raw_Data.D112:$Raw_Data.D121])" office:value-type="float" office:value="0" calcext:value-type="float">
            <text:p>0,00</text:p>
          </table:table-cell>
          <table:table-cell table:style-name="ce9" table:formula="of:=STDEV([$Raw_Data.D112:$Raw_Data.D121])" office:value-type="float" office:value="0" calcext:value-type="float">
            <text:p>0,00</text:p>
          </table:table-cell>
          <table:table-cell table:formula="of:=[.$B$26]*[.D13]/SQRT([.$B$24])" office:value-type="float" office:value="0" calcext:value-type="float">
            <text:p>0,00</text:p>
          </table:table-cell>
          <table:table-cell table:style-name="ce9" table:formula="of:=AVERAGE([$Raw_Data.E112:$Raw_Data.E121])" office:value-type="float" office:value="0" calcext:value-type="float">
            <text:p>0,00</text:p>
          </table:table-cell>
          <table:table-cell table:style-name="ce9" table:formula="of:=STDEV([$Raw_Data.E112:$Raw_Data.E121])" office:value-type="float" office:value="0" calcext:value-type="float">
            <text:p>0,00</text:p>
          </table:table-cell>
          <table:table-cell table:style-name="ce9" table:formula="of:=[.$B$26]*[.G13]/SQRT([.$B$24])" office:value-type="float" office:value="0" calcext:value-type="float">
            <text:p>0,00</text:p>
          </table:table-cell>
          <table:table-cell table:style-name="ce9" table:formula="of:=AVERAGE([$Raw_Data.F112:$Raw_Data.F121])" office:value-type="float" office:value="0" calcext:value-type="float">
            <text:p>0,00</text:p>
          </table:table-cell>
          <table:table-cell table:style-name="ce9" table:formula="of:=STDEV([$Raw_Data.F112:$Raw_Data.F121])" office:value-type="float" office:value="0" calcext:value-type="float">
            <text:p>0,00</text:p>
          </table:table-cell>
          <table:table-cell table:style-name="ce9" table:formula="of:=[.$B$26]*[.J13]/SQRT([.$B$24])" office:value-type="float" office:value="0" calcext:value-type="float">
            <text:p>0,00</text:p>
          </table:table-cell>
          <table:table-cell table:style-name="ce9" table:formula="of:=AVERAGE([$Raw_Data.G112:$Raw_Data.G121])" office:value-type="float" office:value="0" calcext:value-type="float">
            <text:p>0,00</text:p>
          </table:table-cell>
          <table:table-cell table:style-name="ce9" table:formula="of:=STDEV([$Raw_Data.G112:$Raw_Data.G121])" office:value-type="float" office:value="0" calcext:value-type="float">
            <text:p>0,00</text:p>
          </table:table-cell>
          <table:table-cell table:style-name="ce9" table:formula="of:=[.$B$26]*[.M13]/SQRT([.$B$24])" office:value-type="float" office:value="0" calcext:value-type="float">
            <text:p>0,00</text:p>
          </table:table-cell>
          <table:table-cell table:style-name="ce9" table:formula="of:=AVERAGE([$Raw_Data.H112:$Raw_Data.H121])" office:value-type="float" office:value="0" calcext:value-type="float">
            <text:p>0,00</text:p>
          </table:table-cell>
          <table:table-cell table:style-name="ce9" table:formula="of:=STDEV([$Raw_Data.H112:$Raw_Data.H121])" office:value-type="float" office:value="0" calcext:value-type="float">
            <text:p>0,00</text:p>
          </table:table-cell>
          <table:table-cell table:style-name="ce12" table:formula="of:=[.$B$26]*[.P13]/SQRT([.$B$24])" office:value-type="float" office:value="0" calcext:value-type="float">
            <text:p>0,00</text:p>
          </table:table-cell>
        </table:table-row>
        <table:table-row table:style-name="ro1">
          <table:table-cell table:formula="of:=[$Raw_Data.A122]" office:value-type="string" office:string-value="ONI" calcext:value-type="string">
            <text:p>ONI</text:p>
          </table:table-cell>
          <table:table-cell table:formula="of:=[$Raw_Data.B122]" office:value-type="string" office:string-value="NONE" calcext:value-type="string">
            <text:p>NONE</text:p>
          </table:table-cell>
          <table:table-cell table:formula="of:=AVERAGE([$Raw_Data.D122:$Raw_Data.D131])" office:value-type="float" office:value="4" calcext:value-type="float">
            <text:p>4,00</text:p>
          </table:table-cell>
          <table:table-cell table:formula="of:=STDEV([$Raw_Data.D122:$Raw_Data.D131])" office:value-type="float" office:value="2.16024689946929" calcext:value-type="float">
            <text:p>2,16</text:p>
          </table:table-cell>
          <table:table-cell table:style-name="ce8" table:formula="of:=[.$B$26]*[.D14]/SQRT([.$B$24])" office:value-type="float" office:value="1.54524017550671" calcext:value-type="float">
            <text:p>1,55</text:p>
          </table:table-cell>
          <table:table-cell table:formula="of:=AVERAGE([$Raw_Data.E122:$Raw_Data.E131])" office:value-type="float" office:value="3.1" calcext:value-type="float">
            <text:p>3,10</text:p>
          </table:table-cell>
          <table:table-cell table:formula="of:=STDEV([$Raw_Data.E122:$Raw_Data.E131])" office:value-type="float" office:value="2.13177026070926" calcext:value-type="float">
            <text:p>2,13</text:p>
          </table:table-cell>
          <table:table-cell table:formula="of:=[.$B$26]*[.G14]/SQRT([.$B$24])" office:value-type="float" office:value="1.52487063057821" calcext:value-type="float">
            <text:p>1,52</text:p>
          </table:table-cell>
          <table:table-cell table:formula="of:=AVERAGE([$Raw_Data.F122:$Raw_Data.F131])" office:value-type="float" office:value="5" calcext:value-type="float">
            <text:p>5,00</text:p>
          </table:table-cell>
          <table:table-cell table:formula="of:=STDEV([$Raw_Data.F122:$Raw_Data.F131])" office:value-type="float" office:value="2.94392028877595" calcext:value-type="float">
            <text:p>2,94</text:p>
          </table:table-cell>
          <table:table-cell table:formula="of:=[.$B$26]*[.J14]/SQRT([.$B$24])" office:value-type="float" office:value="2.10580739860036" calcext:value-type="float">
            <text:p>2,11</text:p>
          </table:table-cell>
          <table:table-cell table:formula="of:=AVERAGE([$Raw_Data.G122:$Raw_Data.G131])" office:value-type="float" office:value="144572.9" calcext:value-type="float">
            <text:p>144572,90</text:p>
          </table:table-cell>
          <table:table-cell table:formula="of:=STDEV([$Raw_Data.G122:$Raw_Data.G131])" office:value-type="float" office:value="86370.2049068749" calcext:value-type="float">
            <text:p>86370,20</text:p>
          </table:table-cell>
          <table:table-cell table:formula="of:=[.$B$26]*[.M14]/SQRT([.$B$24])" office:value-type="float" office:value="61781.230016642" calcext:value-type="float">
            <text:p>61781,23</text:p>
          </table:table-cell>
          <table:table-cell table:formula="of:=AVERAGE([$Raw_Data.H122:$Raw_Data.H131])" office:value-type="float" office:value="144572.9" calcext:value-type="float">
            <text:p>144572,90</text:p>
          </table:table-cell>
          <table:table-cell table:formula="of:=STDEV([$Raw_Data.H122:$Raw_Data.H131])" office:value-type="float" office:value="86370.2049068749" calcext:value-type="float">
            <text:p>86370,20</text:p>
          </table:table-cell>
          <table:table-cell table:formula="of:=[.$B$26]*[.P14]/SQRT([.$B$24])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" table:formula="of:=[$Raw_Data.A132]" office:value-type="string" office:string-value="ONI" calcext:value-type="string">
            <text:p>ONI</text:p>
          </table:table-cell>
          <table:table-cell table:style-name="ce5" table:formula="of:=[$Raw_Data.B132]" office:value-type="string" office:string-value="MUD" calcext:value-type="string">
            <text:p>MUD</text:p>
          </table:table-cell>
          <table:table-cell table:style-name="ce9" table:formula="of:=AVERAGE([$Raw_Data.D132:$Raw_Data.D141])" office:value-type="float" office:value="1" calcext:value-type="float">
            <text:p>1,00</text:p>
          </table:table-cell>
          <table:table-cell table:style-name="ce9" table:formula="of:=STDEV([$Raw_Data.D132:$Raw_Data.D141])" office:value-type="float" office:value="0" calcext:value-type="float">
            <text:p>0,00</text:p>
          </table:table-cell>
          <table:table-cell table:formula="of:=[.$B$26]*[.D15]/SQRT([.$B$24])" office:value-type="float" office:value="0" calcext:value-type="float">
            <text:p>0,00</text:p>
          </table:table-cell>
          <table:table-cell table:style-name="ce9" table:formula="of:=AVERAGE([$Raw_Data.E132:$Raw_Data.E141])" office:value-type="float" office:value="0.8" calcext:value-type="float">
            <text:p>0,80</text:p>
          </table:table-cell>
          <table:table-cell table:style-name="ce9" table:formula="of:=STDEV([$Raw_Data.E132:$Raw_Data.E141])" office:value-type="float" office:value="0.421637021355784" calcext:value-type="float">
            <text:p>0,42</text:p>
          </table:table-cell>
          <table:table-cell table:style-name="ce9" table:formula="of:=[.$B$26]*[.G15]/SQRT([.$B$24])" office:value-type="float" office:value="0.3016" calcext:value-type="float">
            <text:p>0,30</text:p>
          </table:table-cell>
          <table:table-cell table:style-name="ce9" table:formula="of:=AVERAGE([$Raw_Data.F132:$Raw_Data.F141])" office:value-type="float" office:value="0.8" calcext:value-type="float">
            <text:p>0,80</text:p>
          </table:table-cell>
          <table:table-cell table:style-name="ce9" table:formula="of:=STDEV([$Raw_Data.F132:$Raw_Data.F141])" office:value-type="float" office:value="0.421637021355784" calcext:value-type="float">
            <text:p>0,42</text:p>
          </table:table-cell>
          <table:table-cell table:style-name="ce9" table:formula="of:=[.$B$26]*[.J15]/SQRT([.$B$24])" office:value-type="float" office:value="0.3016" calcext:value-type="float">
            <text:p>0,30</text:p>
          </table:table-cell>
          <table:table-cell table:style-name="ce9" table:formula="of:=AVERAGE([$Raw_Data.G132:$Raw_Data.G141])" office:value-type="float" office:value="33665.6" calcext:value-type="float">
            <text:p>33665,60</text:p>
          </table:table-cell>
          <table:table-cell table:style-name="ce9" table:formula="of:=STDEV([$Raw_Data.G132:$Raw_Data.G141])" office:value-type="float" office:value="6689.96102297232" calcext:value-type="float">
            <text:p>6689,96</text:p>
          </table:table-cell>
          <table:table-cell table:style-name="ce9" table:formula="of:=[.$B$26]*[.M15]/SQRT([.$B$24])" office:value-type="float" office:value="4785.37733247549" calcext:value-type="float">
            <text:p>4785,38</text:p>
          </table:table-cell>
          <table:table-cell table:style-name="ce9" table:formula="of:=AVERAGE([$Raw_Data.H132:$Raw_Data.H141])" office:value-type="float" office:value="0" calcext:value-type="float">
            <text:p>0,00</text:p>
          </table:table-cell>
          <table:table-cell table:style-name="ce9" table:formula="of:=STDEV([$Raw_Data.H132:$Raw_Data.H141])" office:value-type="float" office:value="0" calcext:value-type="float">
            <text:p>0,00</text:p>
          </table:table-cell>
          <table:table-cell table:style-name="ce12" table:formula="of:=[.$B$26]*[.P15]/SQRT([.$B$24])" office:value-type="float" office:value="0" calcext:value-type="float">
            <text:p>0,00</text:p>
          </table:table-cell>
        </table:table-row>
        <table:table-row table:style-name="ro1">
          <table:table-cell table:formula="of:=[$Raw_Data.A142]" office:value-type="string" office:string-value="ONI" calcext:value-type="string">
            <text:p>ONI</text:p>
          </table:table-cell>
          <table:table-cell table:formula="of:=[$Raw_Data.B142]" office:value-type="string" office:string-value="MTD2" calcext:value-type="string">
            <text:p>MTD2</text:p>
          </table:table-cell>
          <table:table-cell table:formula="of:=AVERAGE([$Raw_Data.D142:$Raw_Data.D151])" office:value-type="float" office:value="0" calcext:value-type="float">
            <text:p>0,00</text:p>
          </table:table-cell>
          <table:table-cell table:formula="of:=STDEV([$Raw_Data.D142:$Raw_Data.D151])" office:value-type="float" office:value="0" calcext:value-type="float">
            <text:p>0,00</text:p>
          </table:table-cell>
          <table:table-cell table:style-name="ce8" table:formula="of:=[.$B$26]*[.D16]/SQRT([.$B$24])" office:value-type="float" office:value="0" calcext:value-type="float">
            <text:p>0,00</text:p>
          </table:table-cell>
          <table:table-cell table:formula="of:=AVERAGE([$Raw_Data.E142:$Raw_Data.E151])" office:value-type="float" office:value="0" calcext:value-type="float">
            <text:p>0,00</text:p>
          </table:table-cell>
          <table:table-cell table:formula="of:=STDEV([$Raw_Data.E142:$Raw_Data.E151])" office:value-type="float" office:value="0" calcext:value-type="float">
            <text:p>0,00</text:p>
          </table:table-cell>
          <table:table-cell table:formula="of:=[.$B$26]*[.G16]/SQRT([.$B$24])" office:value-type="float" office:value="0" calcext:value-type="float">
            <text:p>0,00</text:p>
          </table:table-cell>
          <table:table-cell table:formula="of:=AVERAGE([$Raw_Data.F142:$Raw_Data.F151])" office:value-type="float" office:value="0" calcext:value-type="float">
            <text:p>0,00</text:p>
          </table:table-cell>
          <table:table-cell table:formula="of:=STDEV([$Raw_Data.F142:$Raw_Data.F151])" office:value-type="float" office:value="0" calcext:value-type="float">
            <text:p>0,00</text:p>
          </table:table-cell>
          <table:table-cell table:formula="of:=[.$B$26]*[.J16]/SQRT([.$B$24])" office:value-type="float" office:value="0" calcext:value-type="float">
            <text:p>0,00</text:p>
          </table:table-cell>
          <table:table-cell table:formula="of:=AVERAGE([$Raw_Data.G142:$Raw_Data.G151])" office:value-type="float" office:value="0" calcext:value-type="float">
            <text:p>0,00</text:p>
          </table:table-cell>
          <table:table-cell table:formula="of:=STDEV([$Raw_Data.G142:$Raw_Data.G151])" office:value-type="float" office:value="0" calcext:value-type="float">
            <text:p>0,00</text:p>
          </table:table-cell>
          <table:table-cell table:formula="of:=[.$B$26]*[.M16]/SQRT([.$B$24])" office:value-type="float" office:value="0" calcext:value-type="float">
            <text:p>0,00</text:p>
          </table:table-cell>
          <table:table-cell table:formula="of:=AVERAGE([$Raw_Data.H142:$Raw_Data.H151])" office:value-type="float" office:value="0" calcext:value-type="float">
            <text:p>0,00</text:p>
          </table:table-cell>
          <table:table-cell table:formula="of:=STDEV([$Raw_Data.H142:$Raw_Data.H151])" office:value-type="float" office:value="0" calcext:value-type="float">
            <text:p>0,00</text:p>
          </table:table-cell>
          <table:table-cell table:formula="of:=[.$B$26]*[.P16]/SQRT([.$B$24])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Raw_Data.A152]" office:value-type="string" office:string-value="ONI" calcext:value-type="string">
            <text:p>ONI</text:p>
          </table:table-cell>
          <table:table-cell table:style-name="ce5" table:formula="of:=[$Raw_Data.B152]" office:value-type="string" office:string-value="INXU" calcext:value-type="string">
            <text:p>INXU</text:p>
          </table:table-cell>
          <table:table-cell table:style-name="ce9" table:formula="of:=AVERAGE([$Raw_Data.D152:$Raw_Data.D161])" office:value-type="float" office:value="0" calcext:value-type="float">
            <text:p>0,00</text:p>
          </table:table-cell>
          <table:table-cell table:style-name="ce9" table:formula="of:=STDEV([$Raw_Data.D152:$Raw_Data.D161])" office:value-type="float" office:value="0" calcext:value-type="float">
            <text:p>0,00</text:p>
          </table:table-cell>
          <table:table-cell table:formula="of:=[.$B$26]*[.D17]/SQRT([.$B$24])" office:value-type="float" office:value="0" calcext:value-type="float">
            <text:p>0,00</text:p>
          </table:table-cell>
          <table:table-cell table:style-name="ce9" table:formula="of:=AVERAGE([$Raw_Data.E152:$Raw_Data.E161])" office:value-type="float" office:value="0" calcext:value-type="float">
            <text:p>0,00</text:p>
          </table:table-cell>
          <table:table-cell table:style-name="ce9" table:formula="of:=STDEV([$Raw_Data.E152:$Raw_Data.E161])" office:value-type="float" office:value="0" calcext:value-type="float">
            <text:p>0,00</text:p>
          </table:table-cell>
          <table:table-cell table:style-name="ce9" table:formula="of:=[.$B$26]*[.G17]/SQRT([.$B$24])" office:value-type="float" office:value="0" calcext:value-type="float">
            <text:p>0,00</text:p>
          </table:table-cell>
          <table:table-cell table:style-name="ce9" table:formula="of:=AVERAGE([$Raw_Data.F152:$Raw_Data.F161])" office:value-type="float" office:value="0" calcext:value-type="float">
            <text:p>0,00</text:p>
          </table:table-cell>
          <table:table-cell table:style-name="ce9" table:formula="of:=STDEV([$Raw_Data.F152:$Raw_Data.F161])" office:value-type="float" office:value="0" calcext:value-type="float">
            <text:p>0,00</text:p>
          </table:table-cell>
          <table:table-cell table:style-name="ce9" table:formula="of:=[.$B$26]*[.J17]/SQRT([.$B$24])" office:value-type="float" office:value="0" calcext:value-type="float">
            <text:p>0,00</text:p>
          </table:table-cell>
          <table:table-cell table:style-name="ce9" table:formula="of:=AVERAGE([$Raw_Data.G152:$Raw_Data.I161])" office:value-type="float" office:value="0" calcext:value-type="float">
            <text:p>0,00</text:p>
          </table:table-cell>
          <table:table-cell table:style-name="ce9" table:formula="of:=STDEV([$Raw_Data.G152:$Raw_Data.I161])" office:value-type="float" office:value="0" calcext:value-type="float">
            <text:p>0,00</text:p>
          </table:table-cell>
          <table:table-cell table:style-name="ce9" table:formula="of:=[.$B$26]*[.M17]/SQRT([.$B$24])" office:value-type="float" office:value="0" calcext:value-type="float">
            <text:p>0,00</text:p>
          </table:table-cell>
          <table:table-cell table:style-name="ce9" table:formula="of:=AVERAGE([$Raw_Data.H152:$Raw_Data.L161])" office:value-type="float" office:value="0" calcext:value-type="float">
            <text:p>0,00</text:p>
          </table:table-cell>
          <table:table-cell table:style-name="ce9" table:formula="of:=STDEV([$Raw_Data.H152:$Raw_Data.L161])" office:value-type="float" office:value="0" calcext:value-type="float">
            <text:p>0,00</text:p>
          </table:table-cell>
          <table:table-cell table:style-name="ce12" table:formula="of:=[.$B$26]*[.P17]/SQRT([.$B$24])" office:value-type="float" office:value="0" calcext:value-type="float">
            <text:p>0,00</text:p>
          </table:table-cell>
        </table:table-row>
        <table:table-row table:style-name="ro1">
          <table:table-cell table:formula="of:=[$Raw_Data.A162]" office:value-type="string" office:string-value="OSI" calcext:value-type="string">
            <text:p>OSI</text:p>
          </table:table-cell>
          <table:table-cell table:formula="of:=[$Raw_Data.B162]" office:value-type="string" office:string-value="NONE" calcext:value-type="string">
            <text:p>NONE</text:p>
          </table:table-cell>
          <table:table-cell table:formula="of:=AVERAGE([$Raw_Data.D162:$Raw_Data.D171])" office:value-type="float" office:value="3.7" calcext:value-type="float">
            <text:p>3,70</text:p>
          </table:table-cell>
          <table:table-cell table:formula="of:=STDEV([$Raw_Data.D162:$Raw_Data.D171])" office:value-type="float" office:value="1.88856206322871" calcext:value-type="float">
            <text:p>1,89</text:p>
          </table:table-cell>
          <table:table-cell table:style-name="ce8" table:formula="of:=[.$B$26]*[.D18]/SQRT([.$B$24])" office:value-type="float" office:value="1.35090205418454" calcext:value-type="float">
            <text:p>1,35</text:p>
          </table:table-cell>
          <table:table-cell table:formula="of:=AVERAGE([$Raw_Data.E162:$Raw_Data.E171])" office:value-type="float" office:value="3" calcext:value-type="float">
            <text:p>3,00</text:p>
          </table:table-cell>
          <table:table-cell table:formula="of:=STDEV([$Raw_Data.E162:$Raw_Data.E171])" office:value-type="float" office:value="2.21108319357027" calcext:value-type="float">
            <text:p>2,21</text:p>
          </table:table-cell>
          <table:table-cell table:formula="of:=[.$B$26]*[.G18]/SQRT([.$B$24])" office:value-type="float" office:value="1.58160374304059" calcext:value-type="float">
            <text:p>1,58</text:p>
          </table:table-cell>
          <table:table-cell table:formula="of:=AVERAGE([$Raw_Data.F162:$Raw_Data.F171])" office:value-type="float" office:value="3.9" calcext:value-type="float">
            <text:p>3,90</text:p>
          </table:table-cell>
          <table:table-cell table:formula="of:=STDEV([$Raw_Data.F162:$Raw_Data.F171])" office:value-type="float" office:value="2.88482620312251" calcext:value-type="float">
            <text:p>2,88</text:p>
          </table:table-cell>
          <table:table-cell table:formula="of:=[.$B$26]*[.J18]/SQRT([.$B$24])" office:value-type="float" office:value="2.06353697325732" calcext:value-type="float">
            <text:p>2,06</text:p>
          </table:table-cell>
          <table:table-cell table:formula="of:=AVERAGE([$Raw_Data.G162:$Raw_Data.I171])" office:value-type="float" office:value="144753.8" calcext:value-type="float">
            <text:p>144753,80</text:p>
          </table:table-cell>
          <table:table-cell table:formula="of:=STDEV([$Raw_Data.G162:$Raw_Data.I171])" office:value-type="float" office:value="74711.5550631754" calcext:value-type="float">
            <text:p>74711,56</text:p>
          </table:table-cell>
          <table:table-cell table:formula="of:=[.$B$26]*[.M18]/SQRT([.$B$24])" office:value-type="float" office:value="53441.7137627011" calcext:value-type="float">
            <text:p>53441,71</text:p>
          </table:table-cell>
          <table:table-cell table:formula="of:=AVERAGE([$Raw_Data.H162:$Raw_Data.L171])" office:value-type="float" office:value="144753.8" calcext:value-type="float">
            <text:p>144753,80</text:p>
          </table:table-cell>
          <table:table-cell table:formula="of:=STDEV([$Raw_Data.H162:$Raw_Data.L171])" office:value-type="float" office:value="76758.8260358377" calcext:value-type="float">
            <text:p>76758,83</text:p>
          </table:table-cell>
          <table:table-cell table:formula="of:=[.$B$26]*[.P18]/SQRT([.$B$24])" office:value-type="float" office:value="54906.1414435758" calcext:value-type="float">
            <text:p>54906,14</text:p>
          </table:table-cell>
        </table:table-row>
        <table:table-row table:style-name="ro1">
          <table:table-cell table:style-name="ce3" table:formula="of:=[$Raw_Data.A172]" office:value-type="string" office:string-value="OSI" calcext:value-type="string">
            <text:p>OSI</text:p>
          </table:table-cell>
          <table:table-cell table:style-name="ce5" table:formula="of:=[$Raw_Data.B172]" office:value-type="string" office:string-value="MUD" calcext:value-type="string">
            <text:p>MUD</text:p>
          </table:table-cell>
          <table:table-cell table:style-name="ce9" table:formula="of:=AVERAGE([$Raw_Data.D172:$Raw_Data.D181])" office:value-type="float" office:value="2.4" calcext:value-type="float">
            <text:p>2,40</text:p>
          </table:table-cell>
          <table:table-cell table:style-name="ce9" table:formula="of:=STDEV([$Raw_Data.D172:$Raw_Data.D181])" office:value-type="float" office:value="0.966091783079296" calcext:value-type="float">
            <text:p>0,97</text:p>
          </table:table-cell>
          <table:table-cell table:formula="of:=[.$B$26]*[.D19]/SQRT([.$B$24])" office:value-type="float" office:value="0.691052414799341" calcext:value-type="float">
            <text:p>0,69</text:p>
          </table:table-cell>
          <table:table-cell table:style-name="ce9" table:formula="of:=AVERAGE([$Raw_Data.E172:$Raw_Data.E181])" office:value-type="float" office:value="1.9" calcext:value-type="float">
            <text:p>1,90</text:p>
          </table:table-cell>
          <table:table-cell table:style-name="ce9" table:formula="of:=STDEV([$Raw_Data.E172:$Raw_Data.E181])" office:value-type="float" office:value="1.19721899973786" calcext:value-type="float">
            <text:p>1,20</text:p>
          </table:table-cell>
          <table:table-cell table:style-name="ce9" table:formula="of:=[.$B$26]*[.G19]/SQRT([.$B$24])" office:value-type="float" office:value="0.856379378546681" calcext:value-type="float">
            <text:p>0,86</text:p>
          </table:table-cell>
          <table:table-cell table:style-name="ce9" table:formula="of:=AVERAGE([$Raw_Data.F172:$Raw_Data.F181])" office:value-type="float" office:value="2.6" calcext:value-type="float">
            <text:p>2,60</text:p>
          </table:table-cell>
          <table:table-cell table:style-name="ce9" table:formula="of:=STDEV([$Raw_Data.F172:$Raw_Data.F181])" office:value-type="float" office:value="1.26491106406735" calcext:value-type="float">
            <text:p>1,26</text:p>
          </table:table-cell>
          <table:table-cell table:style-name="ce9" table:formula="of:=[.$B$26]*[.J19]/SQRT([.$B$24])" office:value-type="float" office:value="0.9048" calcext:value-type="float">
            <text:p>0,90</text:p>
          </table:table-cell>
          <table:table-cell table:style-name="ce9" table:formula="of:=AVERAGE([$Raw_Data.G172:$Raw_Data.I181])" office:value-type="float" office:value="44774.7" calcext:value-type="float">
            <text:p>44774,70</text:p>
          </table:table-cell>
          <table:table-cell table:style-name="ce9" table:formula="of:=STDEV([$Raw_Data.G172:$Raw_Data.I181])" office:value-type="float" office:value="53957.6763282794" calcext:value-type="float">
            <text:p>53957,68</text:p>
          </table:table-cell>
          <table:table-cell table:style-name="ce9" table:formula="of:=[.$B$26]*[.M19]/SQRT([.$B$24])" office:value-type="float" office:value="38596.3147360277" calcext:value-type="float">
            <text:p>38596,31</text:p>
          </table:table-cell>
          <table:table-cell table:style-name="ce9" table:formula="of:=AVERAGE([$Raw_Data.H172:$Raw_Data.L181])" office:value-type="float" office:value="0" calcext:value-type="float">
            <text:p>0,00</text:p>
          </table:table-cell>
          <table:table-cell table:style-name="ce9" table:formula="of:=STDEV([$Raw_Data.H172:$Raw_Data.L181])" office:value-type="float" office:value="0" calcext:value-type="float">
            <text:p>0,00</text:p>
          </table:table-cell>
          <table:table-cell table:style-name="ce12" table:formula="of:=[.$B$26]*[.P19]/SQRT([.$B$24])" office:value-type="float" office:value="0" calcext:value-type="float">
            <text:p>0,00</text:p>
          </table:table-cell>
        </table:table-row>
        <table:table-row table:style-name="ro1">
          <table:table-cell table:formula="of:=[$Raw_Data.A182]" office:value-type="string" office:string-value="OSI" calcext:value-type="string">
            <text:p>OSI</text:p>
          </table:table-cell>
          <table:table-cell table:formula="of:=[$Raw_Data.B182]" office:value-type="string" office:string-value="MTD2" calcext:value-type="string">
            <text:p>MTD2</text:p>
          </table:table-cell>
          <table:table-cell table:formula="of:=AVERAGE([$Raw_Data.D182:$Raw_Data.D191])" office:value-type="float" office:value="0" calcext:value-type="float">
            <text:p>0,00</text:p>
          </table:table-cell>
          <table:table-cell table:formula="of:=STDEV([$Raw_Data.D182:$Raw_Data.D191])" office:value-type="float" office:value="0" calcext:value-type="float">
            <text:p>0,00</text:p>
          </table:table-cell>
          <table:table-cell table:style-name="ce8" table:formula="of:=[.$B$26]*[.D20]/SQRT([.$B$24])" office:value-type="float" office:value="0" calcext:value-type="float">
            <text:p>0,00</text:p>
          </table:table-cell>
          <table:table-cell table:formula="of:=AVERAGE([$Raw_Data.E182:$Raw_Data.E191])" office:value-type="float" office:value="0" calcext:value-type="float">
            <text:p>0,00</text:p>
          </table:table-cell>
          <table:table-cell table:formula="of:=STDEV([$Raw_Data.E182:$Raw_Data.E191])" office:value-type="float" office:value="0" calcext:value-type="float">
            <text:p>0,00</text:p>
          </table:table-cell>
          <table:table-cell table:formula="of:=[.$B$26]*[.G20]/SQRT([.$B$24])" office:value-type="float" office:value="0" calcext:value-type="float">
            <text:p>0,00</text:p>
          </table:table-cell>
          <table:table-cell table:formula="of:=AVERAGE([$Raw_Data.F182:$Raw_Data.F191])" office:value-type="float" office:value="0" calcext:value-type="float">
            <text:p>0,00</text:p>
          </table:table-cell>
          <table:table-cell table:formula="of:=STDEV([$Raw_Data.F182:$Raw_Data.F191])" office:value-type="float" office:value="0" calcext:value-type="float">
            <text:p>0,00</text:p>
          </table:table-cell>
          <table:table-cell table:formula="of:=[.$B$26]*[.J20]/SQRT([.$B$24])" office:value-type="float" office:value="0" calcext:value-type="float">
            <text:p>0,00</text:p>
          </table:table-cell>
          <table:table-cell table:formula="of:=AVERAGE([$Raw_Data.G182:$Raw_Data.I191])" office:value-type="float" office:value="0" calcext:value-type="float">
            <text:p>0,00</text:p>
          </table:table-cell>
          <table:table-cell table:formula="of:=STDEV([$Raw_Data.G182:$Raw_Data.I191])" office:value-type="float" office:value="0" calcext:value-type="float">
            <text:p>0,00</text:p>
          </table:table-cell>
          <table:table-cell table:formula="of:=[.$B$26]*[.M20]/SQRT([.$B$24])" office:value-type="float" office:value="0" calcext:value-type="float">
            <text:p>0,00</text:p>
          </table:table-cell>
          <table:table-cell table:formula="of:=AVERAGE([$Raw_Data.H182:$Raw_Data.L191])" office:value-type="float" office:value="0" calcext:value-type="float">
            <text:p>0,00</text:p>
          </table:table-cell>
          <table:table-cell table:formula="of:=STDEV([$Raw_Data.H182:$Raw_Data.L191])" office:value-type="float" office:value="0" calcext:value-type="float">
            <text:p>0,00</text:p>
          </table:table-cell>
          <table:table-cell table:formula="of:=[.$B$26]*[.P20]/SQRT([.$B$24])" office:value-type="float" office:value="0" calcext:value-type="float">
            <text:p>0,00</text:p>
          </table:table-cell>
        </table:table-row>
        <table:table-row table:style-name="ro1">
          <table:table-cell table:style-name="ce18" table:formula="of:=[$Raw_Data.A192]" office:value-type="string" office:string-value="OSI" calcext:value-type="string">
            <text:p>OSI</text:p>
          </table:table-cell>
          <table:table-cell table:style-name="ce19" table:formula="of:=[$Raw_Data.B192]" office:value-type="string" office:string-value="INXU" calcext:value-type="string">
            <text:p>INXU</text:p>
          </table:table-cell>
          <table:table-cell table:style-name="ce23" table:formula="of:=AVERAGE([$Raw_Data.D192:$Raw_Data.D201])" office:value-type="float" office:value="0" calcext:value-type="float">
            <text:p>0,00</text:p>
          </table:table-cell>
          <table:table-cell table:style-name="ce23" table:formula="of:=STDEV([$Raw_Data.D192:$Raw_Data.D201])" office:value-type="float" office:value="0" calcext:value-type="float">
            <text:p>0,00</text:p>
          </table:table-cell>
          <table:table-cell table:style-name="ce23" table:formula="of:=[.$B$26]*[.D21]/SQRT([.$B$24])" office:value-type="float" office:value="0" calcext:value-type="float">
            <text:p>0,00</text:p>
          </table:table-cell>
          <table:table-cell table:style-name="ce23" table:formula="of:=AVERAGE([$Raw_Data.E192:$Raw_Data.E201])" office:value-type="float" office:value="0" calcext:value-type="float">
            <text:p>0,00</text:p>
          </table:table-cell>
          <table:table-cell table:style-name="ce23" table:formula="of:=STDEV([$Raw_Data.E192:$Raw_Data.E201])" office:value-type="float" office:value="0" calcext:value-type="float">
            <text:p>0,00</text:p>
          </table:table-cell>
          <table:table-cell table:style-name="ce23" table:formula="of:=[.$B$26]*[.G21]/SQRT([.$B$24])" office:value-type="float" office:value="0" calcext:value-type="float">
            <text:p>0,00</text:p>
          </table:table-cell>
          <table:table-cell table:style-name="ce23" table:formula="of:=AVERAGE([$Raw_Data.F192:$Raw_Data.F201])" office:value-type="float" office:value="0" calcext:value-type="float">
            <text:p>0,00</text:p>
          </table:table-cell>
          <table:table-cell table:style-name="ce23" table:formula="of:=STDEV([$Raw_Data.F192:$Raw_Data.F201])" office:value-type="float" office:value="0" calcext:value-type="float">
            <text:p>0,00</text:p>
          </table:table-cell>
          <table:table-cell table:style-name="ce23" table:formula="of:=[.$B$26]*[.J21]/SQRT([.$B$24])" office:value-type="float" office:value="0" calcext:value-type="float">
            <text:p>0,00</text:p>
          </table:table-cell>
          <table:table-cell table:style-name="ce23" table:formula="of:=AVERAGE([$Raw_Data.G192:$Raw_Data.I201])" office:value-type="float" office:value="0" calcext:value-type="float">
            <text:p>0,00</text:p>
          </table:table-cell>
          <table:table-cell table:style-name="ce23" table:formula="of:=STDEV([$Raw_Data.G192:$Raw_Data.I201])" office:value-type="float" office:value="0" calcext:value-type="float">
            <text:p>0,00</text:p>
          </table:table-cell>
          <table:table-cell table:style-name="ce23" table:formula="of:=[.$B$26]*[.M21]/SQRT([.$B$24])" office:value-type="float" office:value="0" calcext:value-type="float">
            <text:p>0,00</text:p>
          </table:table-cell>
          <table:table-cell table:style-name="ce23" table:formula="of:=AVERAGE([$Raw_Data.H192:$Raw_Data.L201])" office:value-type="float" office:value="0" calcext:value-type="float">
            <text:p>0,00</text:p>
          </table:table-cell>
          <table:table-cell table:style-name="ce23" table:formula="of:=STDEV([$Raw_Data.H192:$Raw_Data.L201])" office:value-type="float" office:value="0" calcext:value-type="float">
            <text:p>0,00</text:p>
          </table:table-cell>
          <table:table-cell table:style-name="ce28" table:formula="of:=[.$B$26]*[.P21]/SQRT([.$B$24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15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15"/>
        </table:table-row>
        <table:table-row table:style-name="ro2">
          <table:table-cell table:style-name="Default" office:value-type="string" calcext:value-type="string">
            <text:p>Confidence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Default" table:number-columns-repeated="15"/>
        </table:table-row>
        <table:table-row table:style-name="ro2">
          <table:table-cell table:style-name="Default" office:value-type="string" calcext:value-type="string">
            <text:p>T_Crítical</text:p>
          </table:table-cell>
          <table:table-cell table:style-name="Default" office:value-type="float" office:value="2.262" calcext:value-type="float">
            <text:p>2,262</text:p>
          </table:table-cell>
          <table:table-cell table:style-name="Default" table:number-columns-repeated="15"/>
        </table:table-row>
      </table:table>
      <table:table table:name="Charts" table:style-name="ta1">
        <table:shapes>
          <draw:frame draw:z-index="0" draw:style-name="gr1" draw:text-style-name="P1" svg:width="262.26mm" svg:height="119.07mm" svg:x="696.15mm" svg:y="38.1mm">
            <draw:object draw:notify-on-update-of-ranges="Charts.A2:Charts.B21 Charts.C1:Charts.C1 Charts.C2:Charts.C21 Charts.E2:Charts.E21 Charts.D2:Charts.D21 Charts.E2:Charts.E21 Charts.D2:Charts.D21 Charts.F1:Charts.F1 Charts.F2:Charts.F21 Charts.G2:Charts.G21 Charts.G2:Charts.G21 Charts.H1:Charts.H1 Charts.H2:Charts.H21 Charts.I2:Charts.I21 Charts.I2:Charts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76.91mm" svg:height="169.01mm" svg:x="378.1mm" svg:y="33.07mm">
            <draw:object draw:notify-on-update-of-ranges="Charts.A4:Charts.B21 Charts.C1:Charts.C1 Charts.C4:Charts.C21 Charts.E4:Charts.E21 Charts.D4:Charts.D21 Charts.E4:Charts.E21 Charts.D4:Charts.D21 Charts.F1:Charts.F1 Charts.F4:Charts.F21 Charts.G4:Charts.G21 Charts.G4:Charts.G21 Charts.H1:Charts.H1 Charts.H4:Charts.H21 Charts.I4:Charts.I21 Charts.I4:Charts.I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5.54mm" svg:height="119.07mm" svg:x="699.17mm" svg:y="259.03mm">
            <draw:object draw:notify-on-update-of-ranges="Charts.A2:Charts.B21 Charts.J1:Charts.J1 Charts.J2:Charts.J21 Charts.K2:Charts.K21 Charts.K2:Charts.K21 Charts.L1:Charts.L1 Charts.L2:Charts.L21 Charts.N2:Charts.N21 Charts.M2:Charts.M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75.88mm" svg:height="166.7mm" svg:x="379.47mm" svg:y="221.59mm">
            <draw:object draw:notify-on-update-of-ranges="Charts.A4:Charts.B21 Charts.J1:Charts.J1 Charts.J4:Charts.J21 Charts.K4:Charts.K21 Charts.K4:Charts.K21 Charts.L1:Charts.L1 Charts.L4:Charts.L21 Charts.N4:Charts.N21 Charts.M4:Charts.M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0" table:default-cell-style-name="ce2"/>
        <table:table-column table:style-name="co21" table:default-cell-style-name="ce4"/>
        <table:table-column table:style-name="co4" table:default-cell-style-name="ce8"/>
        <table:table-column table:style-name="co22" table:default-cell-style-name="ce4"/>
        <table:table-column table:style-name="co23" table:default-cell-style-name="ce8"/>
        <table:table-column table:style-name="co5" table:default-cell-style-name="ce4"/>
        <table:table-column table:style-name="co24" table:default-cell-style-name="ce8"/>
        <table:table-column table:style-name="co6" table:default-cell-style-name="ce4"/>
        <table:table-column table:style-name="co21" table:default-cell-style-name="ce8"/>
        <table:table-column table:style-name="co25" table:default-cell-style-name="ce4"/>
        <table:table-column table:style-name="co26" table:default-cell-style-name="ce8"/>
        <table:table-column table:style-name="co25" table:default-cell-style-name="ce4"/>
        <table:table-column table:style-name="co27" table:default-cell-style-name="ce8"/>
        <table:table-column table:style-name="co21" table:default-cell-style-name="ce11"/>
        <table:table-row table:style-name="ro1">
          <table:table-cell table:style-name="ce6" table:formula="of:=[$Statistics.A1]" office:value-type="string" office:string-value="Seed" calcext:value-type="string">
            <text:p>Seed</text:p>
          </table:table-cell>
          <table:table-cell table:style-name="ce6" table:formula="of:=[$Statistics.B1]" office:value-type="string" office:string-value="Protection" calcext:value-type="string">
            <text:p>Protection</text:p>
          </table:table-cell>
          <table:table-cell table:style-name="ce6" table:formula="of:=[$Statistics.C1]" office:value-type="string" office:string-value="QCB" calcext:value-type="string">
            <text:p>QCB</text:p>
          </table:table-cell>
          <table:table-cell table:style-name="ce6" table:formula="of:=[$Statistics.E1]" office:value-type="string" office:string-value="ERR_QCB" calcext:value-type="string">
            <text:p>ERR_QCB</text:p>
          </table:table-cell>
          <table:table-cell table:style-name="ce6" office:value-type="string" calcext:value-type="string">
            <text:p>MAX_QNC</text:p>
          </table:table-cell>
          <table:table-cell table:style-name="ce6" table:formula="of:=[$Statistics.F1]" office:value-type="string" office:string-value="QNI" calcext:value-type="string">
            <text:p>QNI</text:p>
          </table:table-cell>
          <table:table-cell table:style-name="ce6" table:formula="of:=[$Statistics.H1]" office:value-type="string" office:string-value="ERR_QNI" calcext:value-type="string">
            <text:p>ERR_QNI</text:p>
          </table:table-cell>
          <table:table-cell table:style-name="ce6" table:formula="of:=[$Statistics.I1]" office:value-type="string" office:string-value="QSN" calcext:value-type="string">
            <text:p>QSN</text:p>
          </table:table-cell>
          <table:table-cell table:style-name="ce6" table:formula="of:=[$Statistics.K1]" office:value-type="string" office:string-value="ERR_QSN" calcext:value-type="string">
            <text:p>ERR_QSN</text:p>
          </table:table-cell>
          <table:table-cell table:style-name="ce6" table:formula="of:=[$Statistics.L1]" office:value-type="string" office:string-value="QDG" calcext:value-type="string">
            <text:p>QDG</text:p>
          </table:table-cell>
          <table:table-cell table:style-name="ce6" table:formula="of:=[$Statistics.N1]" office:value-type="string" office:string-value="ERR_QDG" calcext:value-type="string">
            <text:p>ERR_QDG</text:p>
          </table:table-cell>
          <table:table-cell table:style-name="ce6" table:formula="of:=[$Statistics.O1]" office:value-type="string" office:string-value="QDT" calcext:value-type="string">
            <text:p>QDT</text:p>
          </table:table-cell>
          <table:table-cell table:style-name="ce6" table:formula="of:=[$Statistics.Q1]" office:value-type="string" office:string-value="ERR_QDT" calcext:value-type="string">
            <text:p>ERR_QDT</text:p>
          </table:table-cell>
          <table:table-cell table:style-name="ce6" office:value-type="string" calcext:value-type="string">
            <text:p>MAX_QDT</text:p>
          </table:table-cell>
        </table:table-row>
        <table:table-row table:style-name="ro1">
          <table:table-cell table:formula="of:=[$Statistics.A2]" office:value-type="string" office:string-value="AII" calcext:value-type="string">
            <text:p>AII</text:p>
          </table:table-cell>
          <table:table-cell table:formula="of:=[$Statistics.B2]" office:value-type="string" office:string-value="NONE" calcext:value-type="string">
            <text:p>NONE</text:p>
          </table:table-cell>
          <table:table-cell table:formula="of:=[$Statistics.C2]" office:value-type="float" office:value="111.9" calcext:value-type="float">
            <text:p>111,90</text:p>
          </table:table-cell>
          <table:table-cell table:formula="of:=[$Statistics.E2]" office:value-type="float" office:value="0.2262" calcext:value-type="float">
            <text:p>0,2262</text:p>
          </table:table-cell>
          <table:table-cell table:formula="of:=[.C2]+[.D2]-112" office:value-type="float" office:value="0.126200000000011" calcext:value-type="float">
            <text:p>0,13</text:p>
          </table:table-cell>
          <table:table-cell table:formula="of:=[$Statistics.F2]" office:value-type="float" office:value="14.3" calcext:value-type="float">
            <text:p>14,3</text:p>
          </table:table-cell>
          <table:table-cell table:formula="of:=[$Statistics.H2]" office:value-type="float" office:value="2.02459881458031" calcext:value-type="float">
            <text:p>2,02</text:p>
          </table:table-cell>
          <table:table-cell table:formula="of:=[$Statistics.I2]" office:value-type="float" office:value="19.7" calcext:value-type="float">
            <text:p>19,7</text:p>
          </table:table-cell>
          <table:table-cell table:formula="of:=[$Statistics.K2]" office:value-type="float" office:value="2.95987019309969" calcext:value-type="float">
            <text:p>2,96</text:p>
          </table:table-cell>
          <table:table-cell table:formula="of:=[$Statistics.L2]" office:value-type="float" office:value="2831979.5" calcext:value-type="float">
            <text:p>2831979,5</text:p>
          </table:table-cell>
          <table:table-cell table:formula="of:=[$Statistics.N2]" office:value-type="float" office:value="391276.150374981" calcext:value-type="float">
            <text:p>391276,15</text:p>
          </table:table-cell>
          <table:table-cell table:formula="of:=[$Statistics.O2]" office:value-type="float" office:value="2831979.5" calcext:value-type="float">
            <text:p>2831979,5</text:p>
          </table:table-cell>
          <table:table-cell table:formula="of:=[$Statistics.Q2]" office:value-type="float" office:value="391276.150374981" calcext:value-type="float">
            <text:p>391276,15</text:p>
          </table:table-cell>
          <table:table-cell table:formula="of:=[.M2]" office:value-type="float" office:value="391276.150374981" calcext:value-type="float">
            <text:p>391276,15</text:p>
          </table:table-cell>
        </table:table-row>
        <table:table-row table:style-name="ro1">
          <table:table-cell table:style-name="ce3" table:formula="of:=[$Statistics.A3]" office:value-type="string" office:string-value="AII" calcext:value-type="string">
            <text:p>AII</text:p>
          </table:table-cell>
          <table:table-cell table:style-name="ce5" table:formula="of:=[$Statistics.B3]" office:value-type="string" office:string-value="MUD" calcext:value-type="string">
            <text:p>MUD</text:p>
          </table:table-cell>
          <table:table-cell table:style-name="ce9" table:formula="of:=[$Statistics.C3]" office:value-type="float" office:value="40" calcext:value-type="float">
            <text:p>40,00</text:p>
          </table:table-cell>
          <table:table-cell table:style-name="ce5" table:formula="of:=[$Statistics.E3]" office:value-type="float" office:value="0" calcext:value-type="float">
            <text:p>0</text:p>
          </table:table-cell>
          <table:table-cell table:style-name="ce9" table:formula="of:=[.D3]" office:value-type="float" office:value="0" calcext:value-type="float">
            <text:p>0,00</text:p>
          </table:table-cell>
          <table:table-cell table:style-name="ce5" table:formula="of:=[$Statistics.F3]" office:value-type="float" office:value="1.1" calcext:value-type="float">
            <text:p>1,1</text:p>
          </table:table-cell>
          <table:table-cell table:style-name="ce9" table:formula="of:=[$Statistics.H3]" office:value-type="float" office:value="0.5278" calcext:value-type="float">
            <text:p>0,53</text:p>
          </table:table-cell>
          <table:table-cell table:style-name="ce5" table:formula="of:=[$Statistics.I3]" office:value-type="float" office:value="1.4" calcext:value-type="float">
            <text:p>1,4</text:p>
          </table:table-cell>
          <table:table-cell table:style-name="ce9" table:formula="of:=[$Statistics.K3]" office:value-type="float" office:value="0.500147018385594" calcext:value-type="float">
            <text:p>0,50</text:p>
          </table:table-cell>
          <table:table-cell table:style-name="ce5" table:formula="of:=[$Statistics.L3]" office:value-type="float" office:value="1342366.9" calcext:value-type="float">
            <text:p>1342366,9</text:p>
          </table:table-cell>
          <table:table-cell table:style-name="ce9" table:formula="of:=[$Statistics.N3]" office:value-type="float" office:value="42549.3134001266" calcext:value-type="float">
            <text:p>42549,31</text:p>
          </table:table-cell>
          <table:table-cell table:style-name="ce5" table:formula="of:=[$Statistics.O3]" office:value-type="float" office:value="8244.8" calcext:value-type="float">
            <text:p>8244,8</text:p>
          </table:table-cell>
          <table:table-cell table:style-name="ce9" table:formula="of:=[$Statistics.Q3]" office:value-type="float" office:value="848.316738103499" calcext:value-type="float">
            <text:p>848,32</text:p>
          </table:table-cell>
          <table:table-cell table:style-name="ce12" table:formula="of:=[.M3]" office:value-type="float" office:value="848.316738103499" calcext:value-type="float">
            <text:p>848,32</text:p>
          </table:table-cell>
        </table:table-row>
        <table:table-row table:style-name="ro1">
          <table:table-cell table:formula="of:=[$Statistics.A10]" office:value-type="string" office:string-value="ONCI" calcext:value-type="string">
            <text:p>ONCI</text:p>
          </table:table-cell>
          <table:table-cell table:formula="of:=[$Statistics.B10]" office:value-type="string" office:string-value="NONE" calcext:value-type="string">
            <text:p>NONE</text:p>
          </table:table-cell>
          <table:table-cell table:formula="of:=[$Statistics.C10]" office:value-type="float" office:value="5.4" calcext:value-type="float">
            <text:p>5,40</text:p>
          </table:table-cell>
          <table:table-cell table:formula="of:=[$Statistics.E10]" office:value-type="float" office:value="2.45947356968925" calcext:value-type="float">
            <text:p>2,45947356968925</text:p>
          </table:table-cell>
          <table:table-cell table:formula="of:=[.D4]" office:value-type="float" office:value="2.45947356968925" calcext:value-type="float">
            <text:p>2,46</text:p>
          </table:table-cell>
          <table:table-cell table:formula="of:=[$Statistics.F10]" office:value-type="float" office:value="5.4" calcext:value-type="float">
            <text:p>5,4</text:p>
          </table:table-cell>
          <table:table-cell table:formula="of:=[$Statistics.H10]" office:value-type="float" office:value="2.45947356968925" calcext:value-type="float">
            <text:p>2,46</text:p>
          </table:table-cell>
          <table:table-cell table:formula="of:=[$Statistics.I10]" office:value-type="float" office:value="7.5" calcext:value-type="float">
            <text:p>7,5</text:p>
          </table:table-cell>
          <table:table-cell table:formula="of:=[$Statistics.K10]" office:value-type="float" office:value="2.41397783751218" calcext:value-type="float">
            <text:p>2,41</text:p>
          </table:table-cell>
          <table:table-cell table:formula="of:=[$Statistics.L10]" office:value-type="float" office:value="259563.2" calcext:value-type="float">
            <text:p>259563,2</text:p>
          </table:table-cell>
          <table:table-cell table:formula="of:=[$Statistics.N10]" office:value-type="float" office:value="105941.044717307" calcext:value-type="float">
            <text:p>105941,04</text:p>
          </table:table-cell>
          <table:table-cell table:formula="of:=[$Statistics.O10]" office:value-type="float" office:value="259563.2" calcext:value-type="float">
            <text:p>259563,2</text:p>
          </table:table-cell>
          <table:table-cell table:formula="of:=[$Statistics.Q10]" office:value-type="float" office:value="105941.044717307" calcext:value-type="float">
            <text:p>105941,04</text:p>
          </table:table-cell>
          <table:table-cell table:formula="of:=[.M4]" office:value-type="float" office:value="105941.044717307" calcext:value-type="float">
            <text:p>105941,04</text:p>
          </table:table-cell>
        </table:table-row>
        <table:table-row table:style-name="ro1">
          <table:table-cell table:style-name="ce3" table:formula="of:=[$Statistics.A6]" office:value-type="string" office:string-value="EI" calcext:value-type="string">
            <text:p>EI</text:p>
          </table:table-cell>
          <table:table-cell table:style-name="ce5" table:formula="of:=[$Statistics.B6]" office:value-type="string" office:string-value="NONE" calcext:value-type="string">
            <text:p>NONE</text:p>
          </table:table-cell>
          <table:table-cell table:style-name="ce9" table:formula="of:=[$Statistics.C6]" office:value-type="float" office:value="4.3" calcext:value-type="float">
            <text:p>4,30</text:p>
          </table:table-cell>
          <table:table-cell table:style-name="ce5" table:formula="of:=[$Statistics.E6]" office:value-type="float" office:value="1.30814110859647" calcext:value-type="float">
            <text:p>1,30814110859647</text:p>
          </table:table-cell>
          <table:table-cell table:style-name="ce9" table:formula="of:=[.D5]" office:value-type="float" office:value="1.30814110859647" calcext:value-type="float">
            <text:p>1,31</text:p>
          </table:table-cell>
          <table:table-cell table:style-name="ce5" table:formula="of:=[$Statistics.F6]" office:value-type="float" office:value="4.3" calcext:value-type="float">
            <text:p>4,3</text:p>
          </table:table-cell>
          <table:table-cell table:style-name="ce9" table:formula="of:=[$Statistics.H6]" office:value-type="float" office:value="1.30814110859647" calcext:value-type="float">
            <text:p>1,31</text:p>
          </table:table-cell>
          <table:table-cell table:style-name="ce5" table:formula="of:=[$Statistics.I6]" office:value-type="float" office:value="6.5" calcext:value-type="float">
            <text:p>6,5</text:p>
          </table:table-cell>
          <table:table-cell table:style-name="ce9" table:formula="of:=[$Statistics.K6]" office:value-type="float" office:value="2.46062906590977" calcext:value-type="float">
            <text:p>2,46</text:p>
          </table:table-cell>
          <table:table-cell table:style-name="ce5" table:formula="of:=[$Statistics.L6]" office:value-type="float" office:value="188869.8" calcext:value-type="float">
            <text:p>188869,8</text:p>
          </table:table-cell>
          <table:table-cell table:style-name="ce9" table:formula="of:=[$Statistics.N6]" office:value-type="float" office:value="51859.8368850533" calcext:value-type="float">
            <text:p>51859,84</text:p>
          </table:table-cell>
          <table:table-cell table:style-name="ce5" table:formula="of:=[$Statistics.O6]" office:value-type="float" office:value="188869.8" calcext:value-type="float">
            <text:p>188869,8</text:p>
          </table:table-cell>
          <table:table-cell table:style-name="ce9" table:formula="of:=[$Statistics.Q6]" office:value-type="float" office:value="51859.8368850533" calcext:value-type="float">
            <text:p>51859,84</text:p>
          </table:table-cell>
          <table:table-cell table:style-name="ce12" table:formula="of:=[.M5]" office:value-type="float" office:value="51859.8368850533" calcext:value-type="float">
            <text:p>51859,84</text:p>
          </table:table-cell>
        </table:table-row>
        <table:table-row table:style-name="ro1">
          <table:table-cell table:formula="of:=[$Statistics.A14]" office:value-type="string" office:string-value="ONI" calcext:value-type="string">
            <text:p>ONI</text:p>
          </table:table-cell>
          <table:table-cell table:formula="of:=[$Statistics.B14]" office:value-type="string" office:string-value="NONE" calcext:value-type="string">
            <text:p>NONE</text:p>
          </table:table-cell>
          <table:table-cell table:formula="of:=[$Statistics.C14]" office:value-type="float" office:value="4" calcext:value-type="float">
            <text:p>4,00</text:p>
          </table:table-cell>
          <table:table-cell table:formula="of:=[$Statistics.E14]" office:value-type="float" office:value="1.54524017550671" calcext:value-type="float">
            <text:p>1,54524017550671</text:p>
          </table:table-cell>
          <table:table-cell table:formula="of:=[.D6]" office:value-type="float" office:value="1.54524017550671" calcext:value-type="float">
            <text:p>1,55</text:p>
          </table:table-cell>
          <table:table-cell table:formula="of:=[$Statistics.F14]" office:value-type="float" office:value="3.1" calcext:value-type="float">
            <text:p>3,1</text:p>
          </table:table-cell>
          <table:table-cell table:formula="of:=[$Statistics.H14]" office:value-type="float" office:value="1.52487063057821" calcext:value-type="float">
            <text:p>1,52</text:p>
          </table:table-cell>
          <table:table-cell table:formula="of:=[$Statistics.I14]" office:value-type="float" office:value="5" calcext:value-type="float">
            <text:p>5</text:p>
          </table:table-cell>
          <table:table-cell table:formula="of:=[$Statistics.K14]" office:value-type="float" office:value="2.10580739860036" calcext:value-type="float">
            <text:p>2,11</text:p>
          </table:table-cell>
          <table:table-cell table:formula="of:=[$Statistics.L14]" office:value-type="float" office:value="144572.9" calcext:value-type="float">
            <text:p>144572,9</text:p>
          </table:table-cell>
          <table:table-cell table:formula="of:=[$Statistics.N14]" office:value-type="float" office:value="61781.230016642" calcext:value-type="float">
            <text:p>61781,23</text:p>
          </table:table-cell>
          <table:table-cell table:formula="of:=[$Statistics.O14]" office:value-type="float" office:value="144572.9" calcext:value-type="float">
            <text:p>144572,9</text:p>
          </table:table-cell>
          <table:table-cell table:formula="of:=[$Statistics.Q14]" office:value-type="float" office:value="61781.230016642" calcext:value-type="float">
            <text:p>61781,23</text:p>
          </table:table-cell>
          <table:table-cell table:formula="of:=[.M6]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" table:formula="of:=[$Statistics.A18]" office:value-type="string" office:string-value="OSI" calcext:value-type="string">
            <text:p>OSI</text:p>
          </table:table-cell>
          <table:table-cell table:style-name="ce5" table:formula="of:=[$Statistics.B18]" office:value-type="string" office:string-value="NONE" calcext:value-type="string">
            <text:p>NONE</text:p>
          </table:table-cell>
          <table:table-cell table:style-name="ce9" table:formula="of:=[$Statistics.C18]" office:value-type="float" office:value="3.7" calcext:value-type="float">
            <text:p>3,70</text:p>
          </table:table-cell>
          <table:table-cell table:style-name="ce5" table:formula="of:=[$Statistics.E18]" office:value-type="float" office:value="1.35090205418454" calcext:value-type="float">
            <text:p>1,35090205418454</text:p>
          </table:table-cell>
          <table:table-cell table:style-name="ce9" table:formula="of:=[.D7]" office:value-type="float" office:value="1.35090205418454" calcext:value-type="float">
            <text:p>1,35</text:p>
          </table:table-cell>
          <table:table-cell table:style-name="ce5" table:formula="of:=[$Statistics.F18]" office:value-type="float" office:value="3" calcext:value-type="float">
            <text:p>3</text:p>
          </table:table-cell>
          <table:table-cell table:style-name="ce9" table:formula="of:=[$Statistics.H18]" office:value-type="float" office:value="1.58160374304059" calcext:value-type="float">
            <text:p>1,58</text:p>
          </table:table-cell>
          <table:table-cell table:style-name="ce5" table:formula="of:=[$Statistics.I18]" office:value-type="float" office:value="3.9" calcext:value-type="float">
            <text:p>3,9</text:p>
          </table:table-cell>
          <table:table-cell table:style-name="ce9" table:formula="of:=[$Statistics.K18]" office:value-type="float" office:value="2.06353697325732" calcext:value-type="float">
            <text:p>2,06</text:p>
          </table:table-cell>
          <table:table-cell table:style-name="ce5" table:formula="of:=[$Statistics.L18]" office:value-type="float" office:value="144753.8" calcext:value-type="float">
            <text:p>144753,8</text:p>
          </table:table-cell>
          <table:table-cell table:style-name="ce9" table:formula="of:=[$Statistics.N18]" office:value-type="float" office:value="53441.7137627011" calcext:value-type="float">
            <text:p>53441,71</text:p>
          </table:table-cell>
          <table:table-cell table:style-name="ce5" table:formula="of:=[$Statistics.O18]" office:value-type="float" office:value="144753.8" calcext:value-type="float">
            <text:p>144753,8</text:p>
          </table:table-cell>
          <table:table-cell table:style-name="ce9" table:formula="of:=[$Statistics.Q18]" office:value-type="float" office:value="54906.1414435758" calcext:value-type="float">
            <text:p>54906,14</text:p>
          </table:table-cell>
          <table:table-cell table:style-name="ce12" table:formula="of:=[.M7]" office:value-type="float" office:value="54906.1414435758" calcext:value-type="float">
            <text:p>54906,14</text:p>
          </table:table-cell>
        </table:table-row>
        <table:table-row table:style-name="ro1">
          <table:table-cell table:formula="of:=[$Statistics.A7]" office:value-type="string" office:string-value="EI" calcext:value-type="string">
            <text:p>EI</text:p>
          </table:table-cell>
          <table:table-cell table:formula="of:=[$Statistics.B7]" office:value-type="string" office:string-value="MUD" calcext:value-type="string">
            <text:p>MUD</text:p>
          </table:table-cell>
          <table:table-cell table:formula="of:=[$Statistics.C7]" office:value-type="float" office:value="2.6" calcext:value-type="float">
            <text:p>2,60</text:p>
          </table:table-cell>
          <table:table-cell table:formula="of:=[$Statistics.E7]" office:value-type="float" office:value="0.839618865914767" calcext:value-type="float">
            <text:p>0,839618865914767</text:p>
          </table:table-cell>
          <table:table-cell table:formula="of:=[.D8]" office:value-type="float" office:value="0.839618865914767" calcext:value-type="float">
            <text:p>0,84</text:p>
          </table:table-cell>
          <table:table-cell table:formula="of:=[$Statistics.F7]" office:value-type="float" office:value="2.6" calcext:value-type="float">
            <text:p>2,6</text:p>
          </table:table-cell>
          <table:table-cell table:formula="of:=[$Statistics.H7]" office:value-type="float" office:value="0.839618865914767" calcext:value-type="float">
            <text:p>0,84</text:p>
          </table:table-cell>
          <table:table-cell table:formula="of:=[$Statistics.I7]" office:value-type="float" office:value="2.9" calcext:value-type="float">
            <text:p>2,9</text:p>
          </table:table-cell>
          <table:table-cell table:formula="of:=[$Statistics.K7]" office:value-type="float" office:value="0.9802" calcext:value-type="float">
            <text:p>0,98</text:p>
          </table:table-cell>
          <table:table-cell table:formula="of:=[$Statistics.L7]" office:value-type="float" office:value="123566.5" calcext:value-type="float">
            <text:p>123566,5</text:p>
          </table:table-cell>
          <table:table-cell table:formula="of:=[$Statistics.N7]" office:value-type="float" office:value="34858.3400166852" calcext:value-type="float">
            <text:p>34858,34</text:p>
          </table:table-cell>
          <table:table-cell table:formula="of:=[$Statistics.O7]" office:value-type="float" office:value="1713.6" calcext:value-type="float">
            <text:p>1713,6</text:p>
          </table:table-cell>
          <table:table-cell table:formula="of:=[.L8]" office:value-type="float" office:value="1713.6" calcext:value-type="float">
            <text:p>1713,60</text:p>
          </table:table-cell>
          <table:table-cell table:formula="of:=[$Statistics.Q7]" office:value-type="float" office:value="2008.33303900639" calcext:value-type="float">
            <text:p>2008,33</text:p>
          </table:table-cell>
        </table:table-row>
        <table:table-row table:style-name="ro1">
          <table:table-cell table:style-name="ce3" table:formula="of:=[$Statistics.A19]" office:value-type="string" office:string-value="OSI" calcext:value-type="string">
            <text:p>OSI</text:p>
          </table:table-cell>
          <table:table-cell table:style-name="ce5" table:formula="of:=[$Statistics.B19]" office:value-type="string" office:string-value="MUD" calcext:value-type="string">
            <text:p>MUD</text:p>
          </table:table-cell>
          <table:table-cell table:style-name="ce9" table:formula="of:=[$Statistics.C19]" office:value-type="float" office:value="2.4" calcext:value-type="float">
            <text:p>2,40</text:p>
          </table:table-cell>
          <table:table-cell table:style-name="ce5" table:formula="of:=[$Statistics.E19]" office:value-type="float" office:value="0.691052414799341" calcext:value-type="float">
            <text:p>0,691052414799341</text:p>
          </table:table-cell>
          <table:table-cell table:style-name="ce9" table:formula="of:=[.D9]" office:value-type="float" office:value="0.691052414799341" calcext:value-type="float">
            <text:p>0,69</text:p>
          </table:table-cell>
          <table:table-cell table:style-name="ce5" table:formula="of:=[$Statistics.F19]" office:value-type="float" office:value="1.9" calcext:value-type="float">
            <text:p>1,9</text:p>
          </table:table-cell>
          <table:table-cell table:style-name="ce9" table:formula="of:=[$Statistics.H19]" office:value-type="float" office:value="0.856379378546681" calcext:value-type="float">
            <text:p>0,86</text:p>
          </table:table-cell>
          <table:table-cell table:style-name="ce5" table:formula="of:=[$Statistics.I19]" office:value-type="float" office:value="2.6" calcext:value-type="float">
            <text:p>2,6</text:p>
          </table:table-cell>
          <table:table-cell table:style-name="ce9" table:formula="of:=[$Statistics.K19]" office:value-type="float" office:value="0.9048" calcext:value-type="float">
            <text:p>0,90</text:p>
          </table:table-cell>
          <table:table-cell table:style-name="ce5" table:formula="of:=[$Statistics.L19]" office:value-type="float" office:value="44774.7" calcext:value-type="float">
            <text:p>44774,7</text:p>
          </table:table-cell>
          <table:table-cell table:style-name="ce9" table:formula="of:=[$Statistics.N19]" office:value-type="float" office:value="38596.3147360277" calcext:value-type="float">
            <text:p>38596,31</text:p>
          </table:table-cell>
          <table:table-cell table:style-name="ce5" table:formula="of:=[$Statistics.O19]" office:value-type="float" office:value="0" calcext:value-type="float">
            <text:p>0</text:p>
          </table:table-cell>
          <table:table-cell table:style-name="ce9" table:formula="of:=[$Statistics.Q19]" office:value-type="float" office:value="0" calcext:value-type="float">
            <text:p>0,00</text:p>
          </table:table-cell>
          <table:table-cell table:style-name="ce12" table:formula="of:=[.M9]" office:value-type="float" office:value="0" calcext:value-type="float">
            <text:p>0,00</text:p>
          </table:table-cell>
        </table:table-row>
        <table:table-row table:style-name="ro1">
          <table:table-cell table:formula="of:=[$Statistics.A15]" office:value-type="string" office:string-value="ONI" calcext:value-type="string">
            <text:p>ONI</text:p>
          </table:table-cell>
          <table:table-cell table:formula="of:=[$Statistics.B15]" office:value-type="string" office:string-value="MUD" calcext:value-type="string">
            <text:p>MUD</text:p>
          </table:table-cell>
          <table:table-cell table:formula="of:=[$Statistics.C15]" office:value-type="float" office:value="1" calcext:value-type="float">
            <text:p>1,00</text:p>
          </table:table-cell>
          <table:table-cell table:formula="of:=[$Statistics.E15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,00</text:p>
          </table:table-cell>
          <table:table-cell table:formula="of:=[$Statistics.F15]" office:value-type="float" office:value="0.8" calcext:value-type="float">
            <text:p>0,8</text:p>
          </table:table-cell>
          <table:table-cell table:formula="of:=[$Statistics.H15]" office:value-type="float" office:value="0.3016" calcext:value-type="float">
            <text:p>0,30</text:p>
          </table:table-cell>
          <table:table-cell table:formula="of:=[$Statistics.I15]" office:value-type="float" office:value="0.8" calcext:value-type="float">
            <text:p>0,8</text:p>
          </table:table-cell>
          <table:table-cell table:formula="of:=[$Statistics.K15]" office:value-type="float" office:value="0.3016" calcext:value-type="float">
            <text:p>0,30</text:p>
          </table:table-cell>
          <table:table-cell table:formula="of:=[$Statistics.L15]" office:value-type="float" office:value="33665.6" calcext:value-type="float">
            <text:p>33665,6</text:p>
          </table:table-cell>
          <table:table-cell table:formula="of:=[$Statistics.N15]" office:value-type="float" office:value="4785.37733247549" calcext:value-type="float">
            <text:p>4785,38</text:p>
          </table:table-cell>
          <table:table-cell table:formula="of:=[$Statistics.O15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,00</text:p>
          </table:table-cell>
          <table:table-cell table:formula="of:=[$Statistics.Q15]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Statistics.A4]" office:value-type="string" office:string-value="AII" calcext:value-type="string">
            <text:p>AII</text:p>
          </table:table-cell>
          <table:table-cell table:style-name="ce5" table:formula="of:=[$Statistics.B4]" office:value-type="string" office:string-value="MTD2" calcext:value-type="string">
            <text:p>MTD2</text:p>
          </table:table-cell>
          <table:table-cell table:style-name="ce9" table:formula="of:=[$Statistics.C4]" office:value-type="float" office:value="0" calcext:value-type="float">
            <text:p>0,00</text:p>
          </table:table-cell>
          <table:table-cell table:style-name="ce5" table:formula="of:=[$Statistics.E4]" office:value-type="float" office:value="0" calcext:value-type="float">
            <text:p>0</text:p>
          </table:table-cell>
          <table:table-cell table:style-name="ce9" table:formula="of:=[.D11]" office:value-type="float" office:value="0" calcext:value-type="float">
            <text:p>0,00</text:p>
          </table:table-cell>
          <table:table-cell table:style-name="ce5" table:formula="of:=[$Statistics.F4]" office:value-type="float" office:value="0" calcext:value-type="float">
            <text:p>0</text:p>
          </table:table-cell>
          <table:table-cell table:style-name="ce9" table:formula="of:=[$Statistics.H4]" office:value-type="float" office:value="0" calcext:value-type="float">
            <text:p>0,00</text:p>
          </table:table-cell>
          <table:table-cell table:style-name="ce5" table:formula="of:=[$Statistics.I4]" office:value-type="float" office:value="0" calcext:value-type="float">
            <text:p>0</text:p>
          </table:table-cell>
          <table:table-cell table:style-name="ce9" table:formula="of:=[$Statistics.K4]" office:value-type="float" office:value="0" calcext:value-type="float">
            <text:p>0,00</text:p>
          </table:table-cell>
          <table:table-cell table:style-name="ce5" table:formula="of:=[$Statistics.L4]" office:value-type="float" office:value="0" calcext:value-type="float">
            <text:p>0</text:p>
          </table:table-cell>
          <table:table-cell table:style-name="ce9" table:formula="of:=[$Statistics.N4]" office:value-type="float" office:value="0" calcext:value-type="float">
            <text:p>0,00</text:p>
          </table:table-cell>
          <table:table-cell table:style-name="ce5" table:formula="of:=[$Statistics.O4]" office:value-type="float" office:value="0" calcext:value-type="float">
            <text:p>0</text:p>
          </table:table-cell>
          <table:table-cell table:style-name="ce9" table:formula="of:=[$Statistics.Q4]" office:value-type="float" office:value="0" calcext:value-type="float">
            <text:p>0,00</text:p>
          </table:table-cell>
          <table:table-cell table:style-name="ce12" table:formula="of:=[.M11]" office:value-type="float" office:value="0" calcext:value-type="float">
            <text:p>0,00</text:p>
          </table:table-cell>
        </table:table-row>
        <table:table-row table:style-name="ro1">
          <table:table-cell table:formula="of:=[$Statistics.A5]" office:value-type="string" office:string-value="AII" calcext:value-type="string">
            <text:p>AII</text:p>
          </table:table-cell>
          <table:table-cell table:formula="of:=[$Statistics.B5]" office:value-type="string" office:string-value="INXU" calcext:value-type="string">
            <text:p>INXU</text:p>
          </table:table-cell>
          <table:table-cell table:formula="of:=[$Statistics.C5]" office:value-type="float" office:value="0" calcext:value-type="float">
            <text:p>0,00</text:p>
          </table:table-cell>
          <table:table-cell table:formula="of:=[$Statistics.E5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,00</text:p>
          </table:table-cell>
          <table:table-cell table:formula="of:=[$Statistics.F5]" office:value-type="float" office:value="0" calcext:value-type="float">
            <text:p>0</text:p>
          </table:table-cell>
          <table:table-cell table:formula="of:=[$Statistics.H5]" office:value-type="float" office:value="0" calcext:value-type="float">
            <text:p>0,00</text:p>
          </table:table-cell>
          <table:table-cell table:formula="of:=[$Statistics.I5]" office:value-type="float" office:value="0" calcext:value-type="float">
            <text:p>0</text:p>
          </table:table-cell>
          <table:table-cell table:formula="of:=[$Statistics.K5]" office:value-type="float" office:value="0" calcext:value-type="float">
            <text:p>0,00</text:p>
          </table:table-cell>
          <table:table-cell table:formula="of:=[$Statistics.L5]" office:value-type="float" office:value="0" calcext:value-type="float">
            <text:p>0</text:p>
          </table:table-cell>
          <table:table-cell table:formula="of:=[$Statistics.N5]" office:value-type="float" office:value="0" calcext:value-type="float">
            <text:p>0,00</text:p>
          </table:table-cell>
          <table:table-cell table:formula="of:=[$Statistics.O5]" office:value-type="float" office:value="0" calcext:value-type="float">
            <text:p>0</text:p>
          </table:table-cell>
          <table:table-cell table:formula="of:=[$Statistics.Q5]" office:value-type="float" office:value="0" calcext:value-type="float">
            <text:p>0,00</text:p>
          </table:table-cell>
          <table:table-cell table:formula="of:=[.M12]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Statistics.A8]" office:value-type="string" office:string-value="EI" calcext:value-type="string">
            <text:p>EI</text:p>
          </table:table-cell>
          <table:table-cell table:style-name="ce5" table:formula="of:=[$Statistics.B8]" office:value-type="string" office:string-value="MTD2" calcext:value-type="string">
            <text:p>MTD2</text:p>
          </table:table-cell>
          <table:table-cell table:style-name="ce9" table:formula="of:=[$Statistics.C8]" office:value-type="float" office:value="0" calcext:value-type="float">
            <text:p>0,00</text:p>
          </table:table-cell>
          <table:table-cell table:style-name="ce5" table:formula="of:=[$Statistics.E8]" office:value-type="float" office:value="0" calcext:value-type="float">
            <text:p>0</text:p>
          </table:table-cell>
          <table:table-cell table:style-name="ce9" table:formula="of:=[.D13]" office:value-type="float" office:value="0" calcext:value-type="float">
            <text:p>0,00</text:p>
          </table:table-cell>
          <table:table-cell table:style-name="ce5" table:formula="of:=[$Statistics.F8]" office:value-type="float" office:value="0" calcext:value-type="float">
            <text:p>0</text:p>
          </table:table-cell>
          <table:table-cell table:style-name="ce9" table:formula="of:=[$Statistics.H8]" office:value-type="float" office:value="0" calcext:value-type="float">
            <text:p>0,00</text:p>
          </table:table-cell>
          <table:table-cell table:style-name="ce5" table:formula="of:=[$Statistics.I8]" office:value-type="float" office:value="0" calcext:value-type="float">
            <text:p>0</text:p>
          </table:table-cell>
          <table:table-cell table:style-name="ce9" table:formula="of:=[$Statistics.K8]" office:value-type="float" office:value="0" calcext:value-type="float">
            <text:p>0,00</text:p>
          </table:table-cell>
          <table:table-cell table:style-name="ce5" table:formula="of:=[$Statistics.L8]" office:value-type="float" office:value="0" calcext:value-type="float">
            <text:p>0</text:p>
          </table:table-cell>
          <table:table-cell table:style-name="ce9" table:formula="of:=[$Statistics.N8]" office:value-type="float" office:value="0" calcext:value-type="float">
            <text:p>0,00</text:p>
          </table:table-cell>
          <table:table-cell table:style-name="ce5" table:formula="of:=[$Statistics.O8]" office:value-type="float" office:value="0" calcext:value-type="float">
            <text:p>0</text:p>
          </table:table-cell>
          <table:table-cell table:style-name="ce9" table:formula="of:=[$Statistics.Q8]" office:value-type="float" office:value="0" calcext:value-type="float">
            <text:p>0,00</text:p>
          </table:table-cell>
          <table:table-cell table:style-name="ce12" table:formula="of:=[.M13]" office:value-type="float" office:value="0" calcext:value-type="float">
            <text:p>0,00</text:p>
          </table:table-cell>
        </table:table-row>
        <table:table-row table:style-name="ro1">
          <table:table-cell table:formula="of:=[$Statistics.A9]" office:value-type="string" office:string-value="EI" calcext:value-type="string">
            <text:p>EI</text:p>
          </table:table-cell>
          <table:table-cell table:formula="of:=[$Statistics.B9]" office:value-type="string" office:string-value="INXU" calcext:value-type="string">
            <text:p>INXU</text:p>
          </table:table-cell>
          <table:table-cell table:formula="of:=[$Statistics.C9]" office:value-type="float" office:value="0" calcext:value-type="float">
            <text:p>0,00</text:p>
          </table:table-cell>
          <table:table-cell table:formula="of:=[$Statistics.E9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,00</text:p>
          </table:table-cell>
          <table:table-cell table:formula="of:=[$Statistics.F9]" office:value-type="float" office:value="0" calcext:value-type="float">
            <text:p>0</text:p>
          </table:table-cell>
          <table:table-cell table:formula="of:=[$Statistics.H9]" office:value-type="float" office:value="0" calcext:value-type="float">
            <text:p>0,00</text:p>
          </table:table-cell>
          <table:table-cell table:formula="of:=[$Statistics.I9]" office:value-type="float" office:value="0" calcext:value-type="float">
            <text:p>0</text:p>
          </table:table-cell>
          <table:table-cell table:formula="of:=[$Statistics.K9]" office:value-type="float" office:value="0" calcext:value-type="float">
            <text:p>0,00</text:p>
          </table:table-cell>
          <table:table-cell table:formula="of:=[$Statistics.L9]" office:value-type="float" office:value="0" calcext:value-type="float">
            <text:p>0</text:p>
          </table:table-cell>
          <table:table-cell table:formula="of:=[$Statistics.N9]" office:value-type="float" office:value="0" calcext:value-type="float">
            <text:p>0,00</text:p>
          </table:table-cell>
          <table:table-cell table:formula="of:=[$Statistics.O9]" office:value-type="float" office:value="0" calcext:value-type="float">
            <text:p>0</text:p>
          </table:table-cell>
          <table:table-cell table:formula="of:=[$Statistics.Q9]" office:value-type="float" office:value="0" calcext:value-type="float">
            <text:p>0,00</text:p>
          </table:table-cell>
          <table:table-cell table:formula="of:=[.M14]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Statistics.A11]" office:value-type="string" office:string-value="ONCI" calcext:value-type="string">
            <text:p>ONCI</text:p>
          </table:table-cell>
          <table:table-cell table:style-name="ce5" table:formula="of:=[$Statistics.B11]" office:value-type="string" office:string-value="MUD" calcext:value-type="string">
            <text:p>MUD</text:p>
          </table:table-cell>
          <table:table-cell table:style-name="ce9" table:formula="of:=[$Statistics.C11]" office:value-type="float" office:value="0" calcext:value-type="float">
            <text:p>0,00</text:p>
          </table:table-cell>
          <table:table-cell table:style-name="ce5" table:formula="of:=[$Statistics.E11]" office:value-type="float" office:value="0" calcext:value-type="float">
            <text:p>0</text:p>
          </table:table-cell>
          <table:table-cell table:style-name="ce9" table:formula="of:=[.D15]" office:value-type="float" office:value="0" calcext:value-type="float">
            <text:p>0,00</text:p>
          </table:table-cell>
          <table:table-cell table:style-name="ce5" table:formula="of:=[$Statistics.F11]" office:value-type="float" office:value="0" calcext:value-type="float">
            <text:p>0</text:p>
          </table:table-cell>
          <table:table-cell table:style-name="ce9" table:formula="of:=[$Statistics.H11]" office:value-type="float" office:value="0" calcext:value-type="float">
            <text:p>0,00</text:p>
          </table:table-cell>
          <table:table-cell table:style-name="ce5" table:formula="of:=[$Statistics.I11]" office:value-type="float" office:value="0" calcext:value-type="float">
            <text:p>0</text:p>
          </table:table-cell>
          <table:table-cell table:style-name="ce9" table:formula="of:=[$Statistics.K11]" office:value-type="float" office:value="0" calcext:value-type="float">
            <text:p>0,00</text:p>
          </table:table-cell>
          <table:table-cell table:style-name="ce5" table:formula="of:=[$Statistics.L11]" office:value-type="float" office:value="0" calcext:value-type="float">
            <text:p>0</text:p>
          </table:table-cell>
          <table:table-cell table:style-name="ce9" table:formula="of:=[$Statistics.N11]" office:value-type="float" office:value="0" calcext:value-type="float">
            <text:p>0,00</text:p>
          </table:table-cell>
          <table:table-cell table:style-name="ce5" table:formula="of:=[$Statistics.O11]" office:value-type="float" office:value="0" calcext:value-type="float">
            <text:p>0</text:p>
          </table:table-cell>
          <table:table-cell table:style-name="ce9" table:formula="of:=[$Statistics.Q11]" office:value-type="float" office:value="0" calcext:value-type="float">
            <text:p>0,00</text:p>
          </table:table-cell>
          <table:table-cell table:style-name="ce12" table:formula="of:=[.M15]" office:value-type="float" office:value="0" calcext:value-type="float">
            <text:p>0,00</text:p>
          </table:table-cell>
        </table:table-row>
        <table:table-row table:style-name="ro1">
          <table:table-cell table:formula="of:=[$Statistics.A12]" office:value-type="string" office:string-value="ONCI" calcext:value-type="string">
            <text:p>ONCI</text:p>
          </table:table-cell>
          <table:table-cell table:formula="of:=[$Statistics.B12]" office:value-type="string" office:string-value="MTD2" calcext:value-type="string">
            <text:p>MTD2</text:p>
          </table:table-cell>
          <table:table-cell table:formula="of:=[$Statistics.C12]" office:value-type="float" office:value="0" calcext:value-type="float">
            <text:p>0,00</text:p>
          </table:table-cell>
          <table:table-cell table:formula="of:=[$Statistics.E12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,00</text:p>
          </table:table-cell>
          <table:table-cell table:formula="of:=[$Statistics.F12]" office:value-type="float" office:value="0" calcext:value-type="float">
            <text:p>0</text:p>
          </table:table-cell>
          <table:table-cell table:formula="of:=[$Statistics.H12]" office:value-type="float" office:value="0" calcext:value-type="float">
            <text:p>0,00</text:p>
          </table:table-cell>
          <table:table-cell table:formula="of:=[$Statistics.I12]" office:value-type="float" office:value="0" calcext:value-type="float">
            <text:p>0</text:p>
          </table:table-cell>
          <table:table-cell table:formula="of:=[$Statistics.K12]" office:value-type="float" office:value="0" calcext:value-type="float">
            <text:p>0,00</text:p>
          </table:table-cell>
          <table:table-cell table:formula="of:=[$Statistics.L12]" office:value-type="float" office:value="0" calcext:value-type="float">
            <text:p>0</text:p>
          </table:table-cell>
          <table:table-cell table:formula="of:=[$Statistics.N12]" office:value-type="float" office:value="0" calcext:value-type="float">
            <text:p>0,00</text:p>
          </table:table-cell>
          <table:table-cell table:formula="of:=[$Statistics.O12]" office:value-type="float" office:value="0" calcext:value-type="float">
            <text:p>0</text:p>
          </table:table-cell>
          <table:table-cell table:formula="of:=[$Statistics.Q12]" office:value-type="float" office:value="0" calcext:value-type="float">
            <text:p>0,00</text:p>
          </table:table-cell>
          <table:table-cell table:formula="of:=[.M16]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Statistics.A13]" office:value-type="string" office:string-value="ONCI" calcext:value-type="string">
            <text:p>ONCI</text:p>
          </table:table-cell>
          <table:table-cell table:style-name="ce5" table:formula="of:=[$Statistics.B13]" office:value-type="string" office:string-value="INXU" calcext:value-type="string">
            <text:p>INXU</text:p>
          </table:table-cell>
          <table:table-cell table:style-name="ce9" table:formula="of:=[$Statistics.C13]" office:value-type="float" office:value="0" calcext:value-type="float">
            <text:p>0,00</text:p>
          </table:table-cell>
          <table:table-cell table:style-name="ce5" table:formula="of:=[$Statistics.E13]" office:value-type="float" office:value="0" calcext:value-type="float">
            <text:p>0</text:p>
          </table:table-cell>
          <table:table-cell table:style-name="ce9" table:formula="of:=[.D17]" office:value-type="float" office:value="0" calcext:value-type="float">
            <text:p>0,00</text:p>
          </table:table-cell>
          <table:table-cell table:style-name="ce5" table:formula="of:=[$Statistics.F13]" office:value-type="float" office:value="0" calcext:value-type="float">
            <text:p>0</text:p>
          </table:table-cell>
          <table:table-cell table:style-name="ce9" table:formula="of:=[$Statistics.H13]" office:value-type="float" office:value="0" calcext:value-type="float">
            <text:p>0,00</text:p>
          </table:table-cell>
          <table:table-cell table:style-name="ce5" table:formula="of:=[$Statistics.I13]" office:value-type="float" office:value="0" calcext:value-type="float">
            <text:p>0</text:p>
          </table:table-cell>
          <table:table-cell table:style-name="ce9" table:formula="of:=[$Statistics.K13]" office:value-type="float" office:value="0" calcext:value-type="float">
            <text:p>0,00</text:p>
          </table:table-cell>
          <table:table-cell table:style-name="ce5" table:formula="of:=[$Statistics.L13]" office:value-type="float" office:value="0" calcext:value-type="float">
            <text:p>0</text:p>
          </table:table-cell>
          <table:table-cell table:style-name="ce9" table:formula="of:=[$Statistics.N13]" office:value-type="float" office:value="0" calcext:value-type="float">
            <text:p>0,00</text:p>
          </table:table-cell>
          <table:table-cell table:style-name="ce5" table:formula="of:=[$Statistics.O13]" office:value-type="float" office:value="0" calcext:value-type="float">
            <text:p>0</text:p>
          </table:table-cell>
          <table:table-cell table:style-name="ce9" table:formula="of:=[$Statistics.Q13]" office:value-type="float" office:value="0" calcext:value-type="float">
            <text:p>0,00</text:p>
          </table:table-cell>
          <table:table-cell table:style-name="ce12" table:formula="of:=[.M17]" office:value-type="float" office:value="0" calcext:value-type="float">
            <text:p>0,00</text:p>
          </table:table-cell>
        </table:table-row>
        <table:table-row table:style-name="ro1">
          <table:table-cell table:formula="of:=[$Statistics.A16]" office:value-type="string" office:string-value="ONI" calcext:value-type="string">
            <text:p>ONI</text:p>
          </table:table-cell>
          <table:table-cell table:formula="of:=[$Statistics.B16]" office:value-type="string" office:string-value="MTD2" calcext:value-type="string">
            <text:p>MTD2</text:p>
          </table:table-cell>
          <table:table-cell table:formula="of:=[$Statistics.C16]" office:value-type="float" office:value="0" calcext:value-type="float">
            <text:p>0,00</text:p>
          </table:table-cell>
          <table:table-cell table:formula="of:=[$Statistics.E16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,00</text:p>
          </table:table-cell>
          <table:table-cell table:formula="of:=[$Statistics.F16]" office:value-type="float" office:value="0" calcext:value-type="float">
            <text:p>0</text:p>
          </table:table-cell>
          <table:table-cell table:formula="of:=[$Statistics.H16]" office:value-type="float" office:value="0" calcext:value-type="float">
            <text:p>0,00</text:p>
          </table:table-cell>
          <table:table-cell table:formula="of:=[$Statistics.I16]" office:value-type="float" office:value="0" calcext:value-type="float">
            <text:p>0</text:p>
          </table:table-cell>
          <table:table-cell table:formula="of:=[$Statistics.K16]" office:value-type="float" office:value="0" calcext:value-type="float">
            <text:p>0,00</text:p>
          </table:table-cell>
          <table:table-cell table:formula="of:=[$Statistics.L16]" office:value-type="float" office:value="0" calcext:value-type="float">
            <text:p>0</text:p>
          </table:table-cell>
          <table:table-cell table:formula="of:=[$Statistics.N16]" office:value-type="float" office:value="0" calcext:value-type="float">
            <text:p>0,00</text:p>
          </table:table-cell>
          <table:table-cell table:formula="of:=[$Statistics.O16]" office:value-type="float" office:value="0" calcext:value-type="float">
            <text:p>0</text:p>
          </table:table-cell>
          <table:table-cell table:formula="of:=[$Statistics.Q16]" office:value-type="float" office:value="0" calcext:value-type="float">
            <text:p>0,00</text:p>
          </table:table-cell>
          <table:table-cell table:formula="of:=[.M18]" office:value-type="float" office:value="0" calcext:value-type="float">
            <text:p>0,00</text:p>
          </table:table-cell>
        </table:table-row>
        <table:table-row table:style-name="ro1">
          <table:table-cell table:style-name="ce3" table:formula="of:=[$Statistics.A17]" office:value-type="string" office:string-value="ONI" calcext:value-type="string">
            <text:p>ONI</text:p>
          </table:table-cell>
          <table:table-cell table:style-name="ce5" table:formula="of:=[$Statistics.B17]" office:value-type="string" office:string-value="INXU" calcext:value-type="string">
            <text:p>INXU</text:p>
          </table:table-cell>
          <table:table-cell table:style-name="ce9" table:formula="of:=[$Statistics.C17]" office:value-type="float" office:value="0" calcext:value-type="float">
            <text:p>0,00</text:p>
          </table:table-cell>
          <table:table-cell table:style-name="ce5" table:formula="of:=[$Statistics.E17]" office:value-type="float" office:value="0" calcext:value-type="float">
            <text:p>0</text:p>
          </table:table-cell>
          <table:table-cell table:style-name="ce9" table:formula="of:=[.D19]" office:value-type="float" office:value="0" calcext:value-type="float">
            <text:p>0,00</text:p>
          </table:table-cell>
          <table:table-cell table:style-name="ce5" table:formula="of:=[$Statistics.F17]" office:value-type="float" office:value="0" calcext:value-type="float">
            <text:p>0</text:p>
          </table:table-cell>
          <table:table-cell table:style-name="ce9" table:formula="of:=[$Statistics.H17]" office:value-type="float" office:value="0" calcext:value-type="float">
            <text:p>0,00</text:p>
          </table:table-cell>
          <table:table-cell table:style-name="ce5" table:formula="of:=[$Statistics.I17]" office:value-type="float" office:value="0" calcext:value-type="float">
            <text:p>0</text:p>
          </table:table-cell>
          <table:table-cell table:style-name="ce9" table:formula="of:=[$Statistics.K17]" office:value-type="float" office:value="0" calcext:value-type="float">
            <text:p>0,00</text:p>
          </table:table-cell>
          <table:table-cell table:style-name="ce5" table:formula="of:=[$Statistics.L17]" office:value-type="float" office:value="0" calcext:value-type="float">
            <text:p>0</text:p>
          </table:table-cell>
          <table:table-cell table:style-name="ce9" table:formula="of:=[$Statistics.N17]" office:value-type="float" office:value="0" calcext:value-type="float">
            <text:p>0,00</text:p>
          </table:table-cell>
          <table:table-cell table:style-name="ce5" table:formula="of:=[$Statistics.O17]" office:value-type="float" office:value="0" calcext:value-type="float">
            <text:p>0</text:p>
          </table:table-cell>
          <table:table-cell table:style-name="ce9" table:formula="of:=[$Statistics.Q17]" office:value-type="float" office:value="0" calcext:value-type="float">
            <text:p>0,00</text:p>
          </table:table-cell>
          <table:table-cell table:style-name="ce12" table:formula="of:=[.M19]" office:value-type="float" office:value="0" calcext:value-type="float">
            <text:p>0,00</text:p>
          </table:table-cell>
        </table:table-row>
        <table:table-row table:style-name="ro1">
          <table:table-cell table:formula="of:=[$Statistics.A20]" office:value-type="string" office:string-value="OSI" calcext:value-type="string">
            <text:p>OSI</text:p>
          </table:table-cell>
          <table:table-cell table:formula="of:=[$Statistics.B20]" office:value-type="string" office:string-value="MTD2" calcext:value-type="string">
            <text:p>MTD2</text:p>
          </table:table-cell>
          <table:table-cell table:formula="of:=[$Statistics.C20]" office:value-type="float" office:value="0" calcext:value-type="float">
            <text:p>0,00</text:p>
          </table:table-cell>
          <table:table-cell table:formula="of:=[$Statistics.E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,00</text:p>
          </table:table-cell>
          <table:table-cell table:formula="of:=[$Statistics.F20]" office:value-type="float" office:value="0" calcext:value-type="float">
            <text:p>0</text:p>
          </table:table-cell>
          <table:table-cell table:formula="of:=[$Statistics.H20]" office:value-type="float" office:value="0" calcext:value-type="float">
            <text:p>0,00</text:p>
          </table:table-cell>
          <table:table-cell table:formula="of:=[$Statistics.I20]" office:value-type="float" office:value="0" calcext:value-type="float">
            <text:p>0</text:p>
          </table:table-cell>
          <table:table-cell table:formula="of:=[$Statistics.K20]" office:value-type="float" office:value="0" calcext:value-type="float">
            <text:p>0,00</text:p>
          </table:table-cell>
          <table:table-cell table:formula="of:=[$Statistics.L20]" office:value-type="float" office:value="0" calcext:value-type="float">
            <text:p>0</text:p>
          </table:table-cell>
          <table:table-cell table:formula="of:=[$Statistics.N20]" office:value-type="float" office:value="0" calcext:value-type="float">
            <text:p>0,00</text:p>
          </table:table-cell>
          <table:table-cell table:formula="of:=[$Statistics.O20]" office:value-type="float" office:value="0" calcext:value-type="float">
            <text:p>0</text:p>
          </table:table-cell>
          <table:table-cell table:formula="of:=[$Statistics.Q20]" office:value-type="float" office:value="0" calcext:value-type="float">
            <text:p>0,00</text:p>
          </table:table-cell>
          <table:table-cell table:formula="of:=[.M20]" office:value-type="float" office:value="0" calcext:value-type="float">
            <text:p>0,00</text:p>
          </table:table-cell>
        </table:table-row>
        <table:table-row table:style-name="ro1">
          <table:table-cell table:style-name="ce18" table:formula="of:=[$Statistics.A21]" office:value-type="string" office:string-value="OSI" calcext:value-type="string">
            <text:p>OSI</text:p>
          </table:table-cell>
          <table:table-cell table:style-name="ce19" table:formula="of:=[$Statistics.B21]" office:value-type="string" office:string-value="INXU" calcext:value-type="string">
            <text:p>INXU</text:p>
          </table:table-cell>
          <table:table-cell table:style-name="ce23" table:formula="of:=[$Statistics.C21]" office:value-type="float" office:value="0" calcext:value-type="float">
            <text:p>0,00</text:p>
          </table:table-cell>
          <table:table-cell table:style-name="ce19" table:formula="of:=[$Statistics.E21]" office:value-type="float" office:value="0" calcext:value-type="float">
            <text:p>0</text:p>
          </table:table-cell>
          <table:table-cell table:style-name="ce23" table:formula="of:=[.D21]" office:value-type="float" office:value="0" calcext:value-type="float">
            <text:p>0,00</text:p>
          </table:table-cell>
          <table:table-cell table:style-name="ce19" table:formula="of:=[$Statistics.F21]" office:value-type="float" office:value="0" calcext:value-type="float">
            <text:p>0</text:p>
          </table:table-cell>
          <table:table-cell table:style-name="ce23" table:formula="of:=[$Statistics.H21]" office:value-type="float" office:value="0" calcext:value-type="float">
            <text:p>0,00</text:p>
          </table:table-cell>
          <table:table-cell table:style-name="ce19" table:formula="of:=[$Statistics.I21]" office:value-type="float" office:value="0" calcext:value-type="float">
            <text:p>0</text:p>
          </table:table-cell>
          <table:table-cell table:style-name="ce23" table:formula="of:=[$Statistics.K21]" office:value-type="float" office:value="0" calcext:value-type="float">
            <text:p>0,00</text:p>
          </table:table-cell>
          <table:table-cell table:style-name="ce19" table:formula="of:=[$Statistics.L21]" office:value-type="float" office:value="0" calcext:value-type="float">
            <text:p>0</text:p>
          </table:table-cell>
          <table:table-cell table:style-name="ce23" table:formula="of:=[$Statistics.N21]" office:value-type="float" office:value="0" calcext:value-type="float">
            <text:p>0,00</text:p>
          </table:table-cell>
          <table:table-cell table:style-name="ce19" table:formula="of:=[$Statistics.O21]" office:value-type="float" office:value="0" calcext:value-type="float">
            <text:p>0</text:p>
          </table:table-cell>
          <table:table-cell table:style-name="ce23" table:formula="of:=[$Statistics.Q21]" office:value-type="float" office:value="0" calcext:value-type="float">
            <text:p>0,00</text:p>
          </table:table-cell>
          <table:table-cell table:style-name="ce28" table:formula="of:=[.M21]" office:value-type="float" office:value="0" calcext:value-type="float">
            <text:p>0,00</text:p>
          </table:table-cell>
        </table:table-row>
      </table:table>
      <table:table table:name="Gain" table:style-name="ta1">
        <table:table-column table:style-name="co16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ce72"/>
        <table:table-column table:style-name="co30" table:visibility="collapse" table:default-cell-style-name="ce72"/>
        <table:table-column table:style-name="co29" table:visibility="collapse" table:default-cell-style-name="ce72"/>
        <table:table-column table:style-name="co8" table:visibility="collapse" table:number-columns-repeated="2" table:default-cell-style-name="ce72"/>
        <table:table-column table:style-name="co8" table:visibility="collapse" table:default-cell-style-name="Default"/>
        <table:table-column table:style-name="co31" table:default-cell-style-name="ce31"/>
        <table:table-column table:style-name="co32" table:default-cell-style-name="ce31"/>
        <table:table-column table:style-name="co33" table:number-columns-repeated="5" table:default-cell-style-name="ce73"/>
        <table:table-column table:style-name="co8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36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71" office:value-type="string" calcext:value-type="string" table:number-columns-spanned="7" table:number-rows-spanned="1">
            <text:p>ABSOLUTE GAIN</text:p>
          </table:table-cell>
          <table:covered-table-cell/>
          <table:covered-table-cell table:number-columns-repeated="5" table:style-name="ce31"/>
          <table:table-cell/>
          <table:table-cell table:style-name="ce74" office:value-type="string" calcext:value-type="string" table:number-columns-spanned="6" table:number-rows-spanned="1">
            <text:p>RELATIVE GAIN MTD2 x MUD</text:p>
          </table:table-cell>
          <table:covered-table-cell table:number-columns-repeated="5"/>
        </table:table-row>
        <table:table-row table:style-name="ro1">
          <table:table-cell table:formula="of:=[$Statistics.A1]" office:value-type="string" office:string-value="Seed" calcext:value-type="string">
            <text:p>Seed</text:p>
          </table:table-cell>
          <table:table-cell table:formula="of:=[$Statistics.B1]" office:value-type="string" office:string-value="Protection" calcext:value-type="string">
            <text:p>Protection</text:p>
          </table:table-cell>
          <table:table-cell table:style-name="Default" table:formula="of:=[$Statistics.C1]" office:value-type="string" office:string-value="QCB" calcext:value-type="string">
            <text:p>QCB</text:p>
          </table:table-cell>
          <table:table-cell table:style-name="Default" table:formula="of:=[$Statistics.F1]" office:value-type="string" office:string-value="QNI" calcext:value-type="string">
            <text:p>QNI</text:p>
          </table:table-cell>
          <table:table-cell table:style-name="Default" table:formula="of:=[$Statistics.I1]" office:value-type="string" office:string-value="QSN" calcext:value-type="string">
            <text:p>QSN</text:p>
          </table:table-cell>
          <table:table-cell table:style-name="Default" table:formula="of:=[$Statistics.L1]" office:value-type="string" office:string-value="QDG" calcext:value-type="string">
            <text:p>QDG</text:p>
          </table:table-cell>
          <table:table-cell table:style-name="Default" table:formula="of:=[$Statistics.O1]" office:value-type="string" office:string-value="QDT" calcext:value-type="string">
            <text:p>QDT</text:p>
          </table:table-cell>
          <table:table-cell/>
          <table:table-cell table:formula="of:=[.A2]" office:value-type="string" office:string-value="Seed" calcext:value-type="string">
            <text:p>Seed</text:p>
          </table:table-cell>
          <table:table-cell table:formula="of:=[.B2]" office:value-type="string" office:string-value="Protection" calcext:value-type="string">
            <text:p>Protection</text:p>
          </table:table-cell>
          <table:table-cell table:style-name="ce31" table:formula="of:=[.C2]" office:value-type="string" office:string-value="QCB" calcext:value-type="string">
            <text:p>QCB</text:p>
          </table:table-cell>
          <table:table-cell table:style-name="ce31" table:formula="of:=[.D2]" office:value-type="string" office:string-value="QNI" calcext:value-type="string">
            <text:p>QNI</text:p>
          </table:table-cell>
          <table:table-cell table:style-name="ce31" table:formula="of:=[.E2]" office:value-type="string" office:string-value="QSN" calcext:value-type="string">
            <text:p>QSN</text:p>
          </table:table-cell>
          <table:table-cell table:style-name="ce31" table:formula="of:=[.F2]" office:value-type="string" office:string-value="QDG" calcext:value-type="string">
            <text:p>QDG</text:p>
          </table:table-cell>
          <table:table-cell table:style-name="ce31" table:formula="of:=[.G2]" office:value-type="string" office:string-value="QDT" calcext:value-type="string">
            <text:p>QDT</text:p>
          </table:table-cell>
          <table:table-cell/>
          <table:table-cell table:style-name="ce31" table:formula="of:=[.I2]" office:value-type="string" office:string-value="Seed" calcext:value-type="string">
            <text:p>Seed</text:p>
          </table:table-cell>
          <table:table-cell table:style-name="ce31" table:formula="of:=[.K2]" office:value-type="string" office:string-value="QCB" calcext:value-type="string">
            <text:p>QCB</text:p>
          </table:table-cell>
          <table:table-cell table:style-name="ce31" table:formula="of:=[.L2]" office:value-type="string" office:string-value="QNI" calcext:value-type="string">
            <text:p>QNI</text:p>
          </table:table-cell>
          <table:table-cell table:style-name="ce31" table:formula="of:=[.M2]" office:value-type="string" office:string-value="QSN" calcext:value-type="string">
            <text:p>QSN</text:p>
          </table:table-cell>
          <table:table-cell table:style-name="ce31" table:formula="of:=[.N2]" office:value-type="string" office:string-value="QDG" calcext:value-type="string">
            <text:p>QDG</text:p>
          </table:table-cell>
          <table:table-cell table:style-name="ce31" table:formula="of:=[.O2]" office:value-type="string" office:string-value="QDT" calcext:value-type="string">
            <text:p>QDT</text:p>
          </table:table-cell>
        </table:table-row>
        <table:table-row table:style-name="ro1">
          <table:table-cell table:formula="of:=[$Statistics.A2]" office:value-type="string" office:string-value="AII" calcext:value-type="string">
            <text:p>AII</text:p>
          </table:table-cell>
          <table:table-cell table:formula="of:=[$Statistics.B2]" office:value-type="string" office:string-value="NONE" calcext:value-type="string">
            <text:p>NONE</text:p>
          </table:table-cell>
          <table:table-cell table:formula="of:=[$Statistics.C2]" office:value-type="float" office:value="111.9" calcext:value-type="float">
            <text:p>111,90</text:p>
          </table:table-cell>
          <table:table-cell table:formula="of:=[$Statistics.F2]" office:value-type="float" office:value="14.3" calcext:value-type="float">
            <text:p>14,30</text:p>
          </table:table-cell>
          <table:table-cell table:formula="of:=[$Statistics.I2]" office:value-type="float" office:value="19.7" calcext:value-type="float">
            <text:p>19,70</text:p>
          </table:table-cell>
          <table:table-cell table:formula="of:=[$Statistics.L2]" office:value-type="float" office:value="2831979.5" calcext:value-type="float">
            <text:p>2831979,50</text:p>
          </table:table-cell>
          <table:table-cell table:formula="of:=[$Statistics.O2]" office:value-type="float" office:value="2831979.5" calcext:value-type="float">
            <text:p>2831979,50</text:p>
          </table:table-cell>
          <table:table-cell/>
          <table:table-cell table:formula="of:=[.A3]" office:value-type="string" office:string-value="AII" calcext:value-type="string">
            <text:p>AII</text:p>
          </table:table-cell>
          <table:table-cell table:formula="of:=[.B3]" office:value-type="string" office:string-value="NONE" calcext:value-type="string">
            <text:p>NONE</text:p>
          </table:table-cell>
          <table:table-cell table:formula="of:=1-([.C3]/MAX([.C$3:.C$6]))" office:value-type="percentage" office:value="0" calcext:value-type="percentage">
            <text:p>0,00%</text:p>
          </table:table-cell>
          <table:table-cell table:formula="of:=1-([.D3]/MAX([.D$3:.D$6]))" office:value-type="percentage" office:value="0" calcext:value-type="percentage">
            <text:p>0,00%</text:p>
          </table:table-cell>
          <table:table-cell table:formula="of:=1-([.E3]/MAX([.E$3:.E$6]))" office:value-type="percentage" office:value="0" calcext:value-type="percentage">
            <text:p>0,00%</text:p>
          </table:table-cell>
          <table:table-cell table:formula="of:=1-([.F3]/MAX([.F$3:.F$6]))" office:value-type="percentage" office:value="0" calcext:value-type="percentage">
            <text:p>0,00%</text:p>
          </table:table-cell>
          <table:table-cell table:formula="of:=1-([.G3]/MAX([.G$3:.G$6]))" office:value-type="percentage" office:value="0" calcext:value-type="percentage">
            <text:p>0,00%</text:p>
          </table:table-cell>
          <table:table-cell/>
          <table:table-cell table:style-name="ce31" table:formula="of:=[.I3]" office:value-type="string" office:string-value="AII" calcext:value-type="string">
            <text:p>AII</text:p>
          </table:table-cell>
          <table:table-cell table:style-name="ce75" table:formula="of:=[.K5]-[.K4]" office:value-type="percentage" office:value="0.357462019660411" calcext:value-type="percentage">
            <text:p>35,75%</text:p>
          </table:table-cell>
          <table:table-cell table:style-name="ce75" table:formula="of:=[.L5]-[.L4]" office:value-type="percentage" office:value="0.0769230769230769" calcext:value-type="percentage">
            <text:p>7,69%</text:p>
          </table:table-cell>
          <table:table-cell table:style-name="ce75" table:formula="of:=[.M5]-[.M4]" office:value-type="percentage" office:value="0.0710659898477157" calcext:value-type="percentage">
            <text:p>7,11%</text:p>
          </table:table-cell>
          <table:table-cell table:style-name="ce75" table:formula="of:=[.N5]-[.N4]" office:value-type="percentage" office:value="0.474003042748014" calcext:value-type="percentage">
            <text:p>47,40%</text:p>
          </table:table-cell>
          <table:table-cell table:style-name="ce75" table:formula="of:=[.O5]-[.O4]" office:value-type="percentage" office:value="0.00291132050920562" calcext:value-type="percentage">
            <text:p>0,29%</text:p>
          </table:table-cell>
        </table:table-row>
        <table:table-row table:style-name="ro1">
          <table:table-cell table:formula="of:=[$Statistics.A3]" office:value-type="string" office:string-value="AII" calcext:value-type="string">
            <text:p>AII</text:p>
          </table:table-cell>
          <table:table-cell table:formula="of:=[$Statistics.B3]" office:value-type="string" office:string-value="MUD" calcext:value-type="string">
            <text:p>MUD</text:p>
          </table:table-cell>
          <table:table-cell table:formula="of:=[$Statistics.C3]" office:value-type="float" office:value="40" calcext:value-type="float">
            <text:p>40,00</text:p>
          </table:table-cell>
          <table:table-cell table:formula="of:=[$Statistics.F3]" office:value-type="float" office:value="1.1" calcext:value-type="float">
            <text:p>1,10</text:p>
          </table:table-cell>
          <table:table-cell table:formula="of:=[$Statistics.I3]" office:value-type="float" office:value="1.4" calcext:value-type="float">
            <text:p>1,40</text:p>
          </table:table-cell>
          <table:table-cell table:formula="of:=[$Statistics.L3]" office:value-type="float" office:value="1342366.9" calcext:value-type="float">
            <text:p>1342366,90</text:p>
          </table:table-cell>
          <table:table-cell table:formula="of:=[$Statistics.O3]" office:value-type="float" office:value="8244.8" calcext:value-type="float">
            <text:p>8244,80</text:p>
          </table:table-cell>
          <table:table-cell/>
          <table:table-cell table:formula="of:=[.A4]" office:value-type="string" office:string-value="AII" calcext:value-type="string">
            <text:p>AII</text:p>
          </table:table-cell>
          <table:table-cell table:formula="of:=[.B4]" office:value-type="string" office:string-value="MUD" calcext:value-type="string">
            <text:p>MUD</text:p>
          </table:table-cell>
          <table:table-cell table:formula="of:=1-([.C4]/MAX([.C$3:.C$6]))" office:value-type="percentage" office:value="0.642537980339589" calcext:value-type="percentage">
            <text:p>64,25%</text:p>
          </table:table-cell>
          <table:table-cell table:formula="of:=1-([.D4]/MAX([.D$3:.D$6]))" office:value-type="percentage" office:value="0.923076923076923" calcext:value-type="percentage">
            <text:p>92,31%</text:p>
          </table:table-cell>
          <table:table-cell table:formula="of:=1-([.E4]/MAX([.E$3:.E$6]))" office:value-type="percentage" office:value="0.928934010152284" calcext:value-type="percentage">
            <text:p>92,89%</text:p>
          </table:table-cell>
          <table:table-cell table:formula="of:=1-([.F4]/MAX([.F$3:.F$6]))" office:value-type="percentage" office:value="0.525996957251986" calcext:value-type="percentage">
            <text:p>52,60%</text:p>
          </table:table-cell>
          <table:table-cell table:formula="of:=1-([.G4]/MAX([.G$3:.G$6]))" office:value-type="percentage" office:value="0.997088679490794" calcext:value-type="percentage">
            <text:p>99,71%</text:p>
          </table:table-cell>
          <table:table-cell/>
          <table:table-cell table:style-name="ce31" table:formula="of:=[.I7]" office:value-type="string" office:string-value="EI" calcext:value-type="string">
            <text:p>EI</text:p>
          </table:table-cell>
          <table:table-cell table:style-name="ce75" table:formula="of:=[.K9]-[.K8]" office:value-type="percentage" office:value="0.604651162790698" calcext:value-type="percentage">
            <text:p>60,47%</text:p>
          </table:table-cell>
          <table:table-cell table:style-name="ce75" table:formula="of:=[.L9]-[.L8]" office:value-type="percentage" office:value="0.604651162790698" calcext:value-type="percentage">
            <text:p>60,47%</text:p>
          </table:table-cell>
          <table:table-cell table:style-name="ce75" table:formula="of:=[.M9]-[.M8]" office:value-type="percentage" office:value="0.446153846153846" calcext:value-type="percentage">
            <text:p>44,62%</text:p>
          </table:table-cell>
          <table:table-cell table:style-name="ce75" table:formula="of:=[.N9]-[.N8]" office:value-type="percentage" office:value="0.654241705132319" calcext:value-type="percentage">
            <text:p>65,42%</text:p>
          </table:table-cell>
          <table:table-cell table:style-name="ce75" table:formula="of:=[.O9]-[.O8]" office:value-type="percentage" office:value="0.00907291689830769" calcext:value-type="percentage">
            <text:p>0,91%</text:p>
          </table:table-cell>
        </table:table-row>
        <table:table-row table:style-name="ro1">
          <table:table-cell table:formula="of:=[$Statistics.A4]" office:value-type="string" office:string-value="AII" calcext:value-type="string">
            <text:p>AII</text:p>
          </table:table-cell>
          <table:table-cell table:formula="of:=[$Statistics.B4]" office:value-type="string" office:string-value="MTD2" calcext:value-type="string">
            <text:p>MTD2</text:p>
          </table:table-cell>
          <table:table-cell table:formula="of:=[$Statistics.C4]" office:value-type="float" office:value="0" calcext:value-type="float">
            <text:p>0,00</text:p>
          </table:table-cell>
          <table:table-cell table:formula="of:=[$Statistics.F4]" office:value-type="float" office:value="0" calcext:value-type="float">
            <text:p>0,00</text:p>
          </table:table-cell>
          <table:table-cell table:formula="of:=[$Statistics.I4]" office:value-type="float" office:value="0" calcext:value-type="float">
            <text:p>0,00</text:p>
          </table:table-cell>
          <table:table-cell table:formula="of:=[$Statistics.L4]" office:value-type="float" office:value="0" calcext:value-type="float">
            <text:p>0,00</text:p>
          </table:table-cell>
          <table:table-cell table:formula="of:=[$Statistics.O4]" office:value-type="float" office:value="0" calcext:value-type="float">
            <text:p>0,00</text:p>
          </table:table-cell>
          <table:table-cell/>
          <table:table-cell table:formula="of:=[.A5]" office:value-type="string" office:string-value="AII" calcext:value-type="string">
            <text:p>AII</text:p>
          </table:table-cell>
          <table:table-cell table:formula="of:=[.B5]" office:value-type="string" office:string-value="MTD2" calcext:value-type="string">
            <text:p>MTD2</text:p>
          </table:table-cell>
          <table:table-cell table:formula="of:=1-([.C5]/MAX([.C$3:.C$6]))" office:value-type="percentage" office:value="1" calcext:value-type="percentage">
            <text:p>100,00%</text:p>
          </table:table-cell>
          <table:table-cell table:formula="of:=1-([.D5]/MAX([.D$3:.D$6]))" office:value-type="percentage" office:value="1" calcext:value-type="percentage">
            <text:p>100,00%</text:p>
          </table:table-cell>
          <table:table-cell table:formula="of:=1-([.E5]/MAX([.E$3:.E$6]))" office:value-type="percentage" office:value="1" calcext:value-type="percentage">
            <text:p>100,00%</text:p>
          </table:table-cell>
          <table:table-cell table:formula="of:=1-([.F5]/MAX([.F$3:.F$6]))" office:value-type="percentage" office:value="1" calcext:value-type="percentage">
            <text:p>100,00%</text:p>
          </table:table-cell>
          <table:table-cell table:formula="of:=1-([.G5]/MAX([.G$3:.G$6]))" office:value-type="percentage" office:value="1" calcext:value-type="percentage">
            <text:p>100,00%</text:p>
          </table:table-cell>
          <table:table-cell/>
          <table:table-cell table:style-name="ce31" table:formula="of:=[.I10]" office:value-type="string" office:string-value="EI" calcext:value-type="string">
            <text:p>EI</text:p>
          </table:table-cell>
          <table:table-cell table:style-name="ce75" table:formula="of:=[.K12]-[.K13]" office:value-type="percentage" office:value="0" calcext:value-type="percentage">
            <text:p>0,00%</text:p>
          </table:table-cell>
          <table:table-cell table:style-name="ce75" table:formula="of:=[.L12]-[.L13]" office:value-type="percentage" office:value="0" calcext:value-type="percentage">
            <text:p>0,00%</text:p>
          </table:table-cell>
          <table:table-cell table:style-name="ce75" table:formula="of:=[.M12]-[.M13]" office:value-type="percentage" office:value="0" calcext:value-type="percentage">
            <text:p>0,00%</text:p>
          </table:table-cell>
          <table:table-cell table:style-name="ce75" table:formula="of:=[.N12]-[.N13]" office:value-type="percentage" office:value="0" calcext:value-type="percentage">
            <text:p>0,00%</text:p>
          </table:table-cell>
          <table:table-cell table:style-name="ce75" table:formula="of:=[.O12]-[.O13]" office:value-type="percentage" office:value="0" calcext:value-type="percentage">
            <text:p>0,00%</text:p>
          </table:table-cell>
        </table:table-row>
        <table:table-row table:style-name="ro1">
          <table:table-cell table:formula="of:=[$Statistics.A5]" office:value-type="string" office:string-value="AII" calcext:value-type="string">
            <text:p>AII</text:p>
          </table:table-cell>
          <table:table-cell table:formula="of:=[$Statistics.B5]" office:value-type="string" office:string-value="INXU" calcext:value-type="string">
            <text:p>INXU</text:p>
          </table:table-cell>
          <table:table-cell table:formula="of:=[$Statistics.C5]" office:value-type="float" office:value="0" calcext:value-type="float">
            <text:p>0,00</text:p>
          </table:table-cell>
          <table:table-cell table:formula="of:=[$Statistics.F5]" office:value-type="float" office:value="0" calcext:value-type="float">
            <text:p>0,00</text:p>
          </table:table-cell>
          <table:table-cell table:formula="of:=[$Statistics.I5]" office:value-type="float" office:value="0" calcext:value-type="float">
            <text:p>0,00</text:p>
          </table:table-cell>
          <table:table-cell table:formula="of:=[$Statistics.L5]" office:value-type="float" office:value="0" calcext:value-type="float">
            <text:p>0,00</text:p>
          </table:table-cell>
          <table:table-cell table:formula="of:=[$Statistics.O5]" office:value-type="float" office:value="0" calcext:value-type="float">
            <text:p>0,00</text:p>
          </table:table-cell>
          <table:table-cell/>
          <table:table-cell table:formula="of:=[.A6]" office:value-type="string" office:string-value="AII" calcext:value-type="string">
            <text:p>AII</text:p>
          </table:table-cell>
          <table:table-cell table:formula="of:=[.B6]" office:value-type="string" office:string-value="INXU" calcext:value-type="string">
            <text:p>INXU</text:p>
          </table:table-cell>
          <table:table-cell table:formula="of:=1-([.C6]/MAX([.C$3:.C$6]))" office:value-type="percentage" office:value="1" calcext:value-type="percentage">
            <text:p>100,00%</text:p>
          </table:table-cell>
          <table:table-cell table:formula="of:=1-([.D6]/MAX([.D$3:.D$6]))" office:value-type="percentage" office:value="1" calcext:value-type="percentage">
            <text:p>100,00%</text:p>
          </table:table-cell>
          <table:table-cell table:formula="of:=1-([.E6]/MAX([.E$3:.E$6]))" office:value-type="percentage" office:value="1" calcext:value-type="percentage">
            <text:p>100,00%</text:p>
          </table:table-cell>
          <table:table-cell table:formula="of:=1-([.F6]/MAX([.F$3:.F$6]))" office:value-type="percentage" office:value="1" calcext:value-type="percentage">
            <text:p>100,00%</text:p>
          </table:table-cell>
          <table:table-cell table:formula="of:=1-([.G6]/MAX([.G$3:.G$6]))" office:value-type="percentage" office:value="1" calcext:value-type="percentage">
            <text:p>100,00%</text:p>
          </table:table-cell>
          <table:table-cell/>
          <table:table-cell table:style-name="ce31" table:formula="of:=[.I15]" office:value-type="string" office:string-value="ONI" calcext:value-type="string">
            <text:p>ONI</text:p>
          </table:table-cell>
          <table:table-cell table:style-name="ce75" table:formula="of:=[.K17]-[.K16]" office:value-type="percentage" office:value="0.25" calcext:value-type="percentage">
            <text:p>25,00%</text:p>
          </table:table-cell>
          <table:table-cell table:style-name="ce75" table:formula="of:=[.L17]-[.L16]" office:value-type="percentage" office:value="0.258064516129032" calcext:value-type="percentage">
            <text:p>25,81%</text:p>
          </table:table-cell>
          <table:table-cell table:style-name="ce75" table:formula="of:=[.M17]-[.M16]" office:value-type="percentage" office:value="0.16" calcext:value-type="percentage">
            <text:p>16,00%</text:p>
          </table:table-cell>
          <table:table-cell table:style-name="ce75" table:formula="of:=[.N17]-[.N16]" office:value-type="percentage" office:value="0.232862452091644" calcext:value-type="percentage">
            <text:p>23,29%</text:p>
          </table:table-cell>
          <table:table-cell table:style-name="ce75" table:formula="of:=[.O17]-[.O16]" office:value-type="percentage" office:value="0" calcext:value-type="percentage">
            <text:p>0,00%</text:p>
          </table:table-cell>
        </table:table-row>
        <table:table-row table:style-name="ro1">
          <table:table-cell table:formula="of:=[$Statistics.A6]" office:value-type="string" office:string-value="EI" calcext:value-type="string">
            <text:p>EI</text:p>
          </table:table-cell>
          <table:table-cell table:formula="of:=[$Statistics.B6]" office:value-type="string" office:string-value="NONE" calcext:value-type="string">
            <text:p>NONE</text:p>
          </table:table-cell>
          <table:table-cell table:formula="of:=[$Statistics.C6]" office:value-type="float" office:value="4.3" calcext:value-type="float">
            <text:p>4,30</text:p>
          </table:table-cell>
          <table:table-cell table:formula="of:=[$Statistics.F6]" office:value-type="float" office:value="4.3" calcext:value-type="float">
            <text:p>4,30</text:p>
          </table:table-cell>
          <table:table-cell table:formula="of:=[$Statistics.I6]" office:value-type="float" office:value="6.5" calcext:value-type="float">
            <text:p>6,50</text:p>
          </table:table-cell>
          <table:table-cell table:formula="of:=[$Statistics.L6]" office:value-type="float" office:value="188869.8" calcext:value-type="float">
            <text:p>188869,80</text:p>
          </table:table-cell>
          <table:table-cell table:formula="of:=[$Statistics.O6]" office:value-type="float" office:value="188869.8" calcext:value-type="float">
            <text:p>188869,80</text:p>
          </table:table-cell>
          <table:table-cell/>
          <table:table-cell table:formula="of:=[.A7]" office:value-type="string" office:string-value="EI" calcext:value-type="string">
            <text:p>EI</text:p>
          </table:table-cell>
          <table:table-cell table:formula="of:=[.B7]" office:value-type="string" office:string-value="NONE" calcext:value-type="string">
            <text:p>NONE</text:p>
          </table:table-cell>
          <table:table-cell table:formula="of:=1-([.C7]/MAX([.C$7:.C$10]))" office:value-type="percentage" office:value="0" calcext:value-type="percentage">
            <text:p>0,00%</text:p>
          </table:table-cell>
          <table:table-cell table:formula="of:=1-([.D7]/MAX([.D$7:.D$10]))" office:value-type="percentage" office:value="0" calcext:value-type="percentage">
            <text:p>0,00%</text:p>
          </table:table-cell>
          <table:table-cell table:formula="of:=1-([.E7]/MAX([.E$7:.E$10]))" office:value-type="percentage" office:value="0" calcext:value-type="percentage">
            <text:p>0,00%</text:p>
          </table:table-cell>
          <table:table-cell table:formula="of:=1-([.F7]/MAX([.F$7:.F$10]))" office:value-type="percentage" office:value="0" calcext:value-type="percentage">
            <text:p>0,00%</text:p>
          </table:table-cell>
          <table:table-cell table:formula="of:=1-([.G7]/MAX([.G$7:.G$10]))" office:value-type="percentage" office:value="0" calcext:value-type="percentage">
            <text:p>0,00%</text:p>
          </table:table-cell>
          <table:table-cell/>
          <table:table-cell table:style-name="ce31" table:formula="of:=[.I19]" office:value-type="string" office:string-value="OSI" calcext:value-type="string">
            <text:p>OSI</text:p>
          </table:table-cell>
          <table:table-cell table:style-name="ce75" table:formula="of:=[.K21]-[.K20]" office:value-type="percentage" office:value="0.648648648648649" calcext:value-type="percentage">
            <text:p>64,86%</text:p>
          </table:table-cell>
          <table:table-cell table:style-name="ce75" table:formula="of:=[.L21]-[.L20]" office:value-type="percentage" office:value="0.633333333333333" calcext:value-type="percentage">
            <text:p>63,33%</text:p>
          </table:table-cell>
          <table:table-cell table:style-name="ce75" table:formula="of:=[.M21]-[.M20]" office:value-type="percentage" office:value="0.666666666666667" calcext:value-type="percentage">
            <text:p>66,67%</text:p>
          </table:table-cell>
          <table:table-cell table:style-name="ce75" table:formula="of:=[.N21]-[.N20]" office:value-type="percentage" office:value="0.309316232112732" calcext:value-type="percentage">
            <text:p>30,93%</text:p>
          </table:table-cell>
          <table:table-cell table:style-name="ce75" table:formula="of:=[.O21]-[.O20]" office:value-type="percentage" office:value="0" calcext:value-type="percentage">
            <text:p>0,00%</text:p>
          </table:table-cell>
        </table:table-row>
        <table:table-row table:style-name="ro1">
          <table:table-cell table:formula="of:=[$Statistics.A7]" office:value-type="string" office:string-value="EI" calcext:value-type="string">
            <text:p>EI</text:p>
          </table:table-cell>
          <table:table-cell table:formula="of:=[$Statistics.B7]" office:value-type="string" office:string-value="MUD" calcext:value-type="string">
            <text:p>MUD</text:p>
          </table:table-cell>
          <table:table-cell table:formula="of:=[$Statistics.C7]" office:value-type="float" office:value="2.6" calcext:value-type="float">
            <text:p>2,60</text:p>
          </table:table-cell>
          <table:table-cell table:formula="of:=[$Statistics.F7]" office:value-type="float" office:value="2.6" calcext:value-type="float">
            <text:p>2,60</text:p>
          </table:table-cell>
          <table:table-cell table:formula="of:=[$Statistics.I7]" office:value-type="float" office:value="2.9" calcext:value-type="float">
            <text:p>2,90</text:p>
          </table:table-cell>
          <table:table-cell table:formula="of:=[$Statistics.L7]" office:value-type="float" office:value="123566.5" calcext:value-type="float">
            <text:p>123566,50</text:p>
          </table:table-cell>
          <table:table-cell table:formula="of:=[$Statistics.O7]" office:value-type="float" office:value="1713.6" calcext:value-type="float">
            <text:p>1713,60</text:p>
          </table:table-cell>
          <table:table-cell/>
          <table:table-cell table:formula="of:=[.A8]" office:value-type="string" office:string-value="EI" calcext:value-type="string">
            <text:p>EI</text:p>
          </table:table-cell>
          <table:table-cell table:formula="of:=[.B8]" office:value-type="string" office:string-value="MUD" calcext:value-type="string">
            <text:p>MUD</text:p>
          </table:table-cell>
          <table:table-cell table:formula="of:=1-([.C8]/MAX([.C$7:.C$10]))" office:value-type="percentage" office:value="0.395348837209302" calcext:value-type="percentage">
            <text:p>39,53%</text:p>
          </table:table-cell>
          <table:table-cell table:formula="of:=1-([.D8]/MAX([.D$7:.D$10]))" office:value-type="percentage" office:value="0.395348837209302" calcext:value-type="percentage">
            <text:p>39,53%</text:p>
          </table:table-cell>
          <table:table-cell table:formula="of:=1-([.E8]/MAX([.E$7:.E$10]))" office:value-type="percentage" office:value="0.553846153846154" calcext:value-type="percentage">
            <text:p>55,38%</text:p>
          </table:table-cell>
          <table:table-cell table:formula="of:=1-([.F8]/MAX([.F$7:.F$10]))" office:value-type="percentage" office:value="0.345758294867681" calcext:value-type="percentage">
            <text:p>34,58%</text:p>
          </table:table-cell>
          <table:table-cell table:formula="of:=1-([.G8]/MAX([.G$7:.G$10]))" office:value-type="percentage" office:value="0.990927083101692" calcext:value-type="percentage">
            <text:p>99,09%</text:p>
          </table:table-cell>
          <table:table-cell/>
          <table:table-cell table:style-name="ce31" table:number-columns-repeated="6"/>
        </table:table-row>
        <table:table-row table:style-name="ro1">
          <table:table-cell table:formula="of:=[$Statistics.A8]" office:value-type="string" office:string-value="EI" calcext:value-type="string">
            <text:p>EI</text:p>
          </table:table-cell>
          <table:table-cell table:formula="of:=[$Statistics.B8]" office:value-type="string" office:string-value="MTD2" calcext:value-type="string">
            <text:p>MTD2</text:p>
          </table:table-cell>
          <table:table-cell table:formula="of:=[$Statistics.C8]" office:value-type="float" office:value="0" calcext:value-type="float">
            <text:p>0,00</text:p>
          </table:table-cell>
          <table:table-cell table:formula="of:=[$Statistics.F8]" office:value-type="float" office:value="0" calcext:value-type="float">
            <text:p>0,00</text:p>
          </table:table-cell>
          <table:table-cell table:formula="of:=[$Statistics.I8]" office:value-type="float" office:value="0" calcext:value-type="float">
            <text:p>0,00</text:p>
          </table:table-cell>
          <table:table-cell table:formula="of:=[$Statistics.L8]" office:value-type="float" office:value="0" calcext:value-type="float">
            <text:p>0,00</text:p>
          </table:table-cell>
          <table:table-cell table:formula="of:=[$Statistics.O8]" office:value-type="float" office:value="0" calcext:value-type="float">
            <text:p>0,00</text:p>
          </table:table-cell>
          <table:table-cell/>
          <table:table-cell table:formula="of:=[.A9]" office:value-type="string" office:string-value="EI" calcext:value-type="string">
            <text:p>EI</text:p>
          </table:table-cell>
          <table:table-cell table:formula="of:=[.B9]" office:value-type="string" office:string-value="MTD2" calcext:value-type="string">
            <text:p>MTD2</text:p>
          </table:table-cell>
          <table:table-cell table:formula="of:=1-([.C9]/MAX([.C$7:.C$10]))" office:value-type="percentage" office:value="1" calcext:value-type="percentage">
            <text:p>100,00%</text:p>
          </table:table-cell>
          <table:table-cell table:formula="of:=1-([.D9]/MAX([.D$7:.D$10]))" office:value-type="percentage" office:value="1" calcext:value-type="percentage">
            <text:p>100,00%</text:p>
          </table:table-cell>
          <table:table-cell table:formula="of:=1-([.E9]/MAX([.E$7:.E$10]))" office:value-type="percentage" office:value="1" calcext:value-type="percentage">
            <text:p>100,00%</text:p>
          </table:table-cell>
          <table:table-cell table:formula="of:=1-([.F9]/MAX([.F$7:.F$10]))" office:value-type="percentage" office:value="1" calcext:value-type="percentage">
            <text:p>100,00%</text:p>
          </table:table-cell>
          <table:table-cell table:formula="of:=1-([.G9]/MAX([.G$7:.G$10]))" office:value-type="percentage" office:value="1" calcext:value-type="percentage">
            <text:p>100,00%</text:p>
          </table:table-cell>
          <table:table-cell/>
          <table:table-cell table:style-name="ce31" table:number-columns-repeated="6"/>
        </table:table-row>
        <table:table-row table:style-name="ro1">
          <table:table-cell table:formula="of:=[$Statistics.A9]" office:value-type="string" office:string-value="EI" calcext:value-type="string">
            <text:p>EI</text:p>
          </table:table-cell>
          <table:table-cell table:formula="of:=[$Statistics.B9]" office:value-type="string" office:string-value="INXU" calcext:value-type="string">
            <text:p>INXU</text:p>
          </table:table-cell>
          <table:table-cell table:formula="of:=[$Statistics.C9]" office:value-type="float" office:value="0" calcext:value-type="float">
            <text:p>0,00</text:p>
          </table:table-cell>
          <table:table-cell table:formula="of:=[$Statistics.F9]" office:value-type="float" office:value="0" calcext:value-type="float">
            <text:p>0,00</text:p>
          </table:table-cell>
          <table:table-cell table:formula="of:=[$Statistics.I9]" office:value-type="float" office:value="0" calcext:value-type="float">
            <text:p>0,00</text:p>
          </table:table-cell>
          <table:table-cell table:formula="of:=[$Statistics.L9]" office:value-type="float" office:value="0" calcext:value-type="float">
            <text:p>0,00</text:p>
          </table:table-cell>
          <table:table-cell table:formula="of:=[$Statistics.O9]" office:value-type="float" office:value="0" calcext:value-type="float">
            <text:p>0,00</text:p>
          </table:table-cell>
          <table:table-cell/>
          <table:table-cell table:formula="of:=[.A10]" office:value-type="string" office:string-value="EI" calcext:value-type="string">
            <text:p>EI</text:p>
          </table:table-cell>
          <table:table-cell table:formula="of:=[.B10]" office:value-type="string" office:string-value="INXU" calcext:value-type="string">
            <text:p>INXU</text:p>
          </table:table-cell>
          <table:table-cell table:formula="of:=1-([.C10]/MAX([.C$7:.C$10]))" office:value-type="percentage" office:value="1" calcext:value-type="percentage">
            <text:p>100,00%</text:p>
          </table:table-cell>
          <table:table-cell table:formula="of:=1-([.D10]/MAX([.D$7:.D$10]))" office:value-type="percentage" office:value="1" calcext:value-type="percentage">
            <text:p>100,00%</text:p>
          </table:table-cell>
          <table:table-cell table:formula="of:=1-([.E10]/MAX([.E$7:.E$10]))" office:value-type="percentage" office:value="1" calcext:value-type="percentage">
            <text:p>100,00%</text:p>
          </table:table-cell>
          <table:table-cell table:formula="of:=1-([.F10]/MAX([.F$7:.F$10]))" office:value-type="percentage" office:value="1" calcext:value-type="percentage">
            <text:p>100,00%</text:p>
          </table:table-cell>
          <table:table-cell table:formula="of:=1-([.G10]/MAX([.G$7:.G$10]))" office:value-type="percentage" office:value="1" calcext:value-type="percentage">
            <text:p>100,00%</text:p>
          </table:table-cell>
          <table:table-cell/>
          <table:table-cell table:style-name="ce31" table:number-columns-repeated="6"/>
        </table:table-row>
        <table:table-row table:style-name="ro1">
          <table:table-cell table:formula="of:=[$Statistics.A10]" office:value-type="string" office:string-value="ONCI" calcext:value-type="string">
            <text:p>ONCI</text:p>
          </table:table-cell>
          <table:table-cell table:formula="of:=[$Statistics.B10]" office:value-type="string" office:string-value="NONE" calcext:value-type="string">
            <text:p>NONE</text:p>
          </table:table-cell>
          <table:table-cell table:formula="of:=[$Statistics.C10]" office:value-type="float" office:value="5.4" calcext:value-type="float">
            <text:p>5,40</text:p>
          </table:table-cell>
          <table:table-cell table:formula="of:=[$Statistics.F10]" office:value-type="float" office:value="5.4" calcext:value-type="float">
            <text:p>5,40</text:p>
          </table:table-cell>
          <table:table-cell table:formula="of:=[$Statistics.I10]" office:value-type="float" office:value="7.5" calcext:value-type="float">
            <text:p>7,50</text:p>
          </table:table-cell>
          <table:table-cell table:formula="of:=[$Statistics.L10]" office:value-type="float" office:value="259563.2" calcext:value-type="float">
            <text:p>259563,20</text:p>
          </table:table-cell>
          <table:table-cell table:formula="of:=[$Statistics.O10]" office:value-type="float" office:value="259563.2" calcext:value-type="float">
            <text:p>259563,20</text:p>
          </table:table-cell>
          <table:table-cell/>
          <table:table-cell table:formula="of:=[.A11]" office:value-type="string" office:string-value="ONCI" calcext:value-type="string">
            <text:p>ONCI</text:p>
          </table:table-cell>
          <table:table-cell table:formula="of:=[.B11]" office:value-type="string" office:string-value="NONE" calcext:value-type="string">
            <text:p>NONE</text:p>
          </table:table-cell>
          <table:table-cell table:formula="of:=1-([.C11]/MAX([.C$11:.C$14]))" office:value-type="percentage" office:value="0" calcext:value-type="percentage">
            <text:p>0,00%</text:p>
          </table:table-cell>
          <table:table-cell table:formula="of:=1-([.D11]/MAX([.D$11:.D$14]))" office:value-type="percentage" office:value="0" calcext:value-type="percentage">
            <text:p>0,00%</text:p>
          </table:table-cell>
          <table:table-cell table:formula="of:=1-([.E11]/MAX([.E$11:.E$14]))" office:value-type="percentage" office:value="0" calcext:value-type="percentage">
            <text:p>0,00%</text:p>
          </table:table-cell>
          <table:table-cell table:formula="of:=1-([.F11]/MAX([.F$11:.F$14]))" office:value-type="percentage" office:value="0" calcext:value-type="percentage">
            <text:p>0,00%</text:p>
          </table:table-cell>
          <table:table-cell table:formula="of:=1-([.G11]/MAX([.G$11:.G$14]))" office:value-type="percentage" office:value="0" calcext:value-type="percentage">
            <text:p>0,00%</text:p>
          </table:table-cell>
          <table:table-cell/>
          <table:table-cell table:style-name="ce31" table:number-columns-repeated="6"/>
        </table:table-row>
        <table:table-row table:style-name="ro1">
          <table:table-cell table:formula="of:=[$Statistics.A11]" office:value-type="string" office:string-value="ONCI" calcext:value-type="string">
            <text:p>ONCI</text:p>
          </table:table-cell>
          <table:table-cell table:formula="of:=[$Statistics.B11]" office:value-type="string" office:string-value="MUD" calcext:value-type="string">
            <text:p>MUD</text:p>
          </table:table-cell>
          <table:table-cell table:formula="of:=[$Statistics.C11]" office:value-type="float" office:value="0" calcext:value-type="float">
            <text:p>0,00</text:p>
          </table:table-cell>
          <table:table-cell table:formula="of:=[$Statistics.F11]" office:value-type="float" office:value="0" calcext:value-type="float">
            <text:p>0,00</text:p>
          </table:table-cell>
          <table:table-cell table:formula="of:=[$Statistics.I11]" office:value-type="float" office:value="0" calcext:value-type="float">
            <text:p>0,00</text:p>
          </table:table-cell>
          <table:table-cell table:formula="of:=[$Statistics.L11]" office:value-type="float" office:value="0" calcext:value-type="float">
            <text:p>0,00</text:p>
          </table:table-cell>
          <table:table-cell table:formula="of:=[$Statistics.O11]" office:value-type="float" office:value="0" calcext:value-type="float">
            <text:p>0,00</text:p>
          </table:table-cell>
          <table:table-cell/>
          <table:table-cell table:formula="of:=[.A12]" office:value-type="string" office:string-value="ONCI" calcext:value-type="string">
            <text:p>ONCI</text:p>
          </table:table-cell>
          <table:table-cell table:formula="of:=[.B12]" office:value-type="string" office:string-value="MUD" calcext:value-type="string">
            <text:p>MUD</text:p>
          </table:table-cell>
          <table:table-cell table:formula="of:=1-([.C12]/MAX([.C$11:.C$14]))" office:value-type="percentage" office:value="1" calcext:value-type="percentage">
            <text:p>100,00%</text:p>
          </table:table-cell>
          <table:table-cell table:formula="of:=1-([.D12]/MAX([.D$11:.D$14]))" office:value-type="percentage" office:value="1" calcext:value-type="percentage">
            <text:p>100,00%</text:p>
          </table:table-cell>
          <table:table-cell table:formula="of:=1-([.E12]/MAX([.E$11:.E$14]))" office:value-type="percentage" office:value="1" calcext:value-type="percentage">
            <text:p>100,00%</text:p>
          </table:table-cell>
          <table:table-cell table:formula="of:=1-([.F12]/MAX([.F$11:.F$14]))" office:value-type="percentage" office:value="1" calcext:value-type="percentage">
            <text:p>100,00%</text:p>
          </table:table-cell>
          <table:table-cell table:formula="of:=1-([.G12]/MAX([.G$11:.G$14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1">
          <table:table-cell table:formula="of:=[$Statistics.A12]" office:value-type="string" office:string-value="ONCI" calcext:value-type="string">
            <text:p>ONCI</text:p>
          </table:table-cell>
          <table:table-cell table:formula="of:=[$Statistics.B12]" office:value-type="string" office:string-value="MTD2" calcext:value-type="string">
            <text:p>MTD2</text:p>
          </table:table-cell>
          <table:table-cell table:formula="of:=[$Statistics.C12]" office:value-type="float" office:value="0" calcext:value-type="float">
            <text:p>0,00</text:p>
          </table:table-cell>
          <table:table-cell table:formula="of:=[$Statistics.F12]" office:value-type="float" office:value="0" calcext:value-type="float">
            <text:p>0,00</text:p>
          </table:table-cell>
          <table:table-cell table:formula="of:=[$Statistics.I12]" office:value-type="float" office:value="0" calcext:value-type="float">
            <text:p>0,00</text:p>
          </table:table-cell>
          <table:table-cell table:formula="of:=[$Statistics.L12]" office:value-type="float" office:value="0" calcext:value-type="float">
            <text:p>0,00</text:p>
          </table:table-cell>
          <table:table-cell table:formula="of:=[$Statistics.O12]" office:value-type="float" office:value="0" calcext:value-type="float">
            <text:p>0,00</text:p>
          </table:table-cell>
          <table:table-cell/>
          <table:table-cell table:formula="of:=[.A13]" office:value-type="string" office:string-value="ONCI" calcext:value-type="string">
            <text:p>ONCI</text:p>
          </table:table-cell>
          <table:table-cell table:formula="of:=[.B13]" office:value-type="string" office:string-value="MTD2" calcext:value-type="string">
            <text:p>MTD2</text:p>
          </table:table-cell>
          <table:table-cell table:formula="of:=1-([.C13]/MAX([.C$11:.C$14]))" office:value-type="percentage" office:value="1" calcext:value-type="percentage">
            <text:p>100,00%</text:p>
          </table:table-cell>
          <table:table-cell table:formula="of:=1-([.D13]/MAX([.D$11:.D$14]))" office:value-type="percentage" office:value="1" calcext:value-type="percentage">
            <text:p>100,00%</text:p>
          </table:table-cell>
          <table:table-cell table:formula="of:=1-([.E13]/MAX([.E$11:.E$14]))" office:value-type="percentage" office:value="1" calcext:value-type="percentage">
            <text:p>100,00%</text:p>
          </table:table-cell>
          <table:table-cell table:formula="of:=1-([.F13]/MAX([.F$11:.F$14]))" office:value-type="percentage" office:value="1" calcext:value-type="percentage">
            <text:p>100,00%</text:p>
          </table:table-cell>
          <table:table-cell table:formula="of:=1-([.G13]/MAX([.G$11:.G$14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1">
          <table:table-cell table:formula="of:=[$Statistics.A13]" office:value-type="string" office:string-value="ONCI" calcext:value-type="string">
            <text:p>ONCI</text:p>
          </table:table-cell>
          <table:table-cell table:formula="of:=[$Statistics.B13]" office:value-type="string" office:string-value="INXU" calcext:value-type="string">
            <text:p>INXU</text:p>
          </table:table-cell>
          <table:table-cell table:formula="of:=[$Statistics.C13]" office:value-type="float" office:value="0" calcext:value-type="float">
            <text:p>0,00</text:p>
          </table:table-cell>
          <table:table-cell table:formula="of:=[$Statistics.F13]" office:value-type="float" office:value="0" calcext:value-type="float">
            <text:p>0,00</text:p>
          </table:table-cell>
          <table:table-cell table:formula="of:=[$Statistics.I13]" office:value-type="float" office:value="0" calcext:value-type="float">
            <text:p>0,00</text:p>
          </table:table-cell>
          <table:table-cell table:formula="of:=[$Statistics.L13]" office:value-type="float" office:value="0" calcext:value-type="float">
            <text:p>0,00</text:p>
          </table:table-cell>
          <table:table-cell table:formula="of:=[$Statistics.O13]" office:value-type="float" office:value="0" calcext:value-type="float">
            <text:p>0,00</text:p>
          </table:table-cell>
          <table:table-cell/>
          <table:table-cell table:formula="of:=[.A14]" office:value-type="string" office:string-value="ONCI" calcext:value-type="string">
            <text:p>ONCI</text:p>
          </table:table-cell>
          <table:table-cell table:formula="of:=[.B14]" office:value-type="string" office:string-value="INXU" calcext:value-type="string">
            <text:p>INXU</text:p>
          </table:table-cell>
          <table:table-cell table:formula="of:=1-([.C14]/MAX([.C$11:.C$14]))" office:value-type="percentage" office:value="1" calcext:value-type="percentage">
            <text:p>100,00%</text:p>
          </table:table-cell>
          <table:table-cell table:formula="of:=1-([.D14]/MAX([.D$11:.D$14]))" office:value-type="percentage" office:value="1" calcext:value-type="percentage">
            <text:p>100,00%</text:p>
          </table:table-cell>
          <table:table-cell table:formula="of:=1-([.E14]/MAX([.E$11:.E$14]))" office:value-type="percentage" office:value="1" calcext:value-type="percentage">
            <text:p>100,00%</text:p>
          </table:table-cell>
          <table:table-cell table:formula="of:=1-([.F14]/MAX([.F$11:.F$14]))" office:value-type="percentage" office:value="1" calcext:value-type="percentage">
            <text:p>100,00%</text:p>
          </table:table-cell>
          <table:table-cell table:formula="of:=1-([.G14]/MAX([.G$11:.G$14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1">
          <table:table-cell table:formula="of:=[$Statistics.A14]" office:value-type="string" office:string-value="ONI" calcext:value-type="string">
            <text:p>ONI</text:p>
          </table:table-cell>
          <table:table-cell table:formula="of:=[$Statistics.B14]" office:value-type="string" office:string-value="NONE" calcext:value-type="string">
            <text:p>NONE</text:p>
          </table:table-cell>
          <table:table-cell table:formula="of:=[$Statistics.C14]" office:value-type="float" office:value="4" calcext:value-type="float">
            <text:p>4,00</text:p>
          </table:table-cell>
          <table:table-cell table:formula="of:=[$Statistics.F14]" office:value-type="float" office:value="3.1" calcext:value-type="float">
            <text:p>3,10</text:p>
          </table:table-cell>
          <table:table-cell table:formula="of:=[$Statistics.I14]" office:value-type="float" office:value="5" calcext:value-type="float">
            <text:p>5,00</text:p>
          </table:table-cell>
          <table:table-cell table:formula="of:=[$Statistics.L14]" office:value-type="float" office:value="144572.9" calcext:value-type="float">
            <text:p>144572,90</text:p>
          </table:table-cell>
          <table:table-cell table:formula="of:=[$Statistics.O14]" office:value-type="float" office:value="144572.9" calcext:value-type="float">
            <text:p>144572,90</text:p>
          </table:table-cell>
          <table:table-cell/>
          <table:table-cell table:formula="of:=[.A15]" office:value-type="string" office:string-value="ONI" calcext:value-type="string">
            <text:p>ONI</text:p>
          </table:table-cell>
          <table:table-cell table:formula="of:=[.B15]" office:value-type="string" office:string-value="NONE" calcext:value-type="string">
            <text:p>NONE</text:p>
          </table:table-cell>
          <table:table-cell table:formula="of:=1-([.C15]/MAX([.C$15:.C$18]))" office:value-type="percentage" office:value="0" calcext:value-type="percentage">
            <text:p>0,00%</text:p>
          </table:table-cell>
          <table:table-cell table:formula="of:=1-([.D15]/MAX([.D$15:.D$18]))" office:value-type="percentage" office:value="0" calcext:value-type="percentage">
            <text:p>0,00%</text:p>
          </table:table-cell>
          <table:table-cell table:formula="of:=1-([.E15]/MAX([.E$15:.E$18]))" office:value-type="percentage" office:value="0" calcext:value-type="percentage">
            <text:p>0,00%</text:p>
          </table:table-cell>
          <table:table-cell table:formula="of:=1-([.F15]/MAX([.F$15:.F$18]))" office:value-type="percentage" office:value="0" calcext:value-type="percentage">
            <text:p>0,00%</text:p>
          </table:table-cell>
          <table:table-cell table:formula="of:=1-([.G15]/MAX([.G$15:.G$18]))"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table:formula="of:=[$Statistics.A15]" office:value-type="string" office:string-value="ONI" calcext:value-type="string">
            <text:p>ONI</text:p>
          </table:table-cell>
          <table:table-cell table:formula="of:=[$Statistics.B15]" office:value-type="string" office:string-value="MUD" calcext:value-type="string">
            <text:p>MUD</text:p>
          </table:table-cell>
          <table:table-cell table:formula="of:=[$Statistics.C15]" office:value-type="float" office:value="1" calcext:value-type="float">
            <text:p>1,00</text:p>
          </table:table-cell>
          <table:table-cell table:formula="of:=[$Statistics.F15]" office:value-type="float" office:value="0.8" calcext:value-type="float">
            <text:p>0,80</text:p>
          </table:table-cell>
          <table:table-cell table:formula="of:=[$Statistics.I15]" office:value-type="float" office:value="0.8" calcext:value-type="float">
            <text:p>0,80</text:p>
          </table:table-cell>
          <table:table-cell table:formula="of:=[$Statistics.L15]" office:value-type="float" office:value="33665.6" calcext:value-type="float">
            <text:p>33665,60</text:p>
          </table:table-cell>
          <table:table-cell table:formula="of:=[$Statistics.O15]" office:value-type="float" office:value="0" calcext:value-type="float">
            <text:p>0,00</text:p>
          </table:table-cell>
          <table:table-cell/>
          <table:table-cell table:formula="of:=[.A16]" office:value-type="string" office:string-value="ONI" calcext:value-type="string">
            <text:p>ONI</text:p>
          </table:table-cell>
          <table:table-cell table:formula="of:=[.B16]" office:value-type="string" office:string-value="MUD" calcext:value-type="string">
            <text:p>MUD</text:p>
          </table:table-cell>
          <table:table-cell table:formula="of:=1-([.C16]/MAX([.C$15:.C$18]))" office:value-type="percentage" office:value="0.75" calcext:value-type="percentage">
            <text:p>75,00%</text:p>
          </table:table-cell>
          <table:table-cell table:formula="of:=1-([.D16]/MAX([.D$15:.D$18]))" office:value-type="percentage" office:value="0.741935483870968" calcext:value-type="percentage">
            <text:p>74,19%</text:p>
          </table:table-cell>
          <table:table-cell table:formula="of:=1-([.E16]/MAX([.E$15:.E$18]))" office:value-type="percentage" office:value="0.84" calcext:value-type="percentage">
            <text:p>84,00%</text:p>
          </table:table-cell>
          <table:table-cell table:formula="of:=1-([.F16]/MAX([.F$15:.F$18]))" office:value-type="percentage" office:value="0.767137547908356" calcext:value-type="percentage">
            <text:p>76,71%</text:p>
          </table:table-cell>
          <table:table-cell table:formula="of:=1-([.G16]/MAX([.G$15:.G$18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1">
          <table:table-cell table:formula="of:=[$Statistics.A16]" office:value-type="string" office:string-value="ONI" calcext:value-type="string">
            <text:p>ONI</text:p>
          </table:table-cell>
          <table:table-cell table:formula="of:=[$Statistics.B16]" office:value-type="string" office:string-value="MTD2" calcext:value-type="string">
            <text:p>MTD2</text:p>
          </table:table-cell>
          <table:table-cell table:formula="of:=[$Statistics.C16]" office:value-type="float" office:value="0" calcext:value-type="float">
            <text:p>0,00</text:p>
          </table:table-cell>
          <table:table-cell table:formula="of:=[$Statistics.F16]" office:value-type="float" office:value="0" calcext:value-type="float">
            <text:p>0,00</text:p>
          </table:table-cell>
          <table:table-cell table:formula="of:=[$Statistics.I16]" office:value-type="float" office:value="0" calcext:value-type="float">
            <text:p>0,00</text:p>
          </table:table-cell>
          <table:table-cell table:formula="of:=[$Statistics.L16]" office:value-type="float" office:value="0" calcext:value-type="float">
            <text:p>0,00</text:p>
          </table:table-cell>
          <table:table-cell table:formula="of:=[$Statistics.O16]" office:value-type="float" office:value="0" calcext:value-type="float">
            <text:p>0,00</text:p>
          </table:table-cell>
          <table:table-cell/>
          <table:table-cell table:formula="of:=[.A17]" office:value-type="string" office:string-value="ONI" calcext:value-type="string">
            <text:p>ONI</text:p>
          </table:table-cell>
          <table:table-cell table:formula="of:=[.B17]" office:value-type="string" office:string-value="MTD2" calcext:value-type="string">
            <text:p>MTD2</text:p>
          </table:table-cell>
          <table:table-cell table:formula="of:=1-([.C17]/MAX([.C$15:.C$18]))" office:value-type="percentage" office:value="1" calcext:value-type="percentage">
            <text:p>100,00%</text:p>
          </table:table-cell>
          <table:table-cell table:formula="of:=1-([.D17]/MAX([.D$15:.D$18]))" office:value-type="percentage" office:value="1" calcext:value-type="percentage">
            <text:p>100,00%</text:p>
          </table:table-cell>
          <table:table-cell table:formula="of:=1-([.E17]/MAX([.E$15:.E$18]))" office:value-type="percentage" office:value="1" calcext:value-type="percentage">
            <text:p>100,00%</text:p>
          </table:table-cell>
          <table:table-cell table:formula="of:=1-([.F17]/MAX([.F$15:.F$18]))" office:value-type="percentage" office:value="1" calcext:value-type="percentage">
            <text:p>100,00%</text:p>
          </table:table-cell>
          <table:table-cell table:formula="of:=1-([.G17]/MAX([.G$15:.G$18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1">
          <table:table-cell table:formula="of:=[$Statistics.A17]" office:value-type="string" office:string-value="ONI" calcext:value-type="string">
            <text:p>ONI</text:p>
          </table:table-cell>
          <table:table-cell table:formula="of:=[$Statistics.B17]" office:value-type="string" office:string-value="INXU" calcext:value-type="string">
            <text:p>INXU</text:p>
          </table:table-cell>
          <table:table-cell table:formula="of:=[$Statistics.C17]" office:value-type="float" office:value="0" calcext:value-type="float">
            <text:p>0,00</text:p>
          </table:table-cell>
          <table:table-cell table:formula="of:=[$Statistics.F17]" office:value-type="float" office:value="0" calcext:value-type="float">
            <text:p>0,00</text:p>
          </table:table-cell>
          <table:table-cell table:formula="of:=[$Statistics.I17]" office:value-type="float" office:value="0" calcext:value-type="float">
            <text:p>0,00</text:p>
          </table:table-cell>
          <table:table-cell table:formula="of:=[$Statistics.L17]" office:value-type="float" office:value="0" calcext:value-type="float">
            <text:p>0,00</text:p>
          </table:table-cell>
          <table:table-cell table:formula="of:=[$Statistics.O17]" office:value-type="float" office:value="0" calcext:value-type="float">
            <text:p>0,00</text:p>
          </table:table-cell>
          <table:table-cell/>
          <table:table-cell table:formula="of:=[.A18]" office:value-type="string" office:string-value="ONI" calcext:value-type="string">
            <text:p>ONI</text:p>
          </table:table-cell>
          <table:table-cell table:formula="of:=[.B18]" office:value-type="string" office:string-value="INXU" calcext:value-type="string">
            <text:p>INXU</text:p>
          </table:table-cell>
          <table:table-cell table:formula="of:=1-([.C18]/MAX([.C$15:.C$18]))" office:value-type="percentage" office:value="1" calcext:value-type="percentage">
            <text:p>100,00%</text:p>
          </table:table-cell>
          <table:table-cell table:formula="of:=1-([.D18]/MAX([.D$15:.D$18]))" office:value-type="percentage" office:value="1" calcext:value-type="percentage">
            <text:p>100,00%</text:p>
          </table:table-cell>
          <table:table-cell table:formula="of:=1-([.E18]/MAX([.E$15:.E$18]))" office:value-type="percentage" office:value="1" calcext:value-type="percentage">
            <text:p>100,00%</text:p>
          </table:table-cell>
          <table:table-cell table:formula="of:=1-([.F18]/MAX([.F$15:.F$18]))" office:value-type="percentage" office:value="1" calcext:value-type="percentage">
            <text:p>100,00%</text:p>
          </table:table-cell>
          <table:table-cell table:formula="of:=1-([.G18]/MAX([.G$15:.G$18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3">
          <table:table-cell table:formula="of:=[$Statistics.A18]" office:value-type="string" office:string-value="OSI" calcext:value-type="string">
            <text:p>OSI</text:p>
          </table:table-cell>
          <table:table-cell table:formula="of:=[$Statistics.B18]" office:value-type="string" office:string-value="NONE" calcext:value-type="string">
            <text:p>NONE</text:p>
          </table:table-cell>
          <table:table-cell table:formula="of:=[$Statistics.C18]" office:value-type="float" office:value="3.7" calcext:value-type="float">
            <text:p>3,70</text:p>
          </table:table-cell>
          <table:table-cell table:formula="of:=[$Statistics.F18]" office:value-type="float" office:value="3" calcext:value-type="float">
            <text:p>3,00</text:p>
          </table:table-cell>
          <table:table-cell table:formula="of:=[$Statistics.I18]" office:value-type="float" office:value="3.9" calcext:value-type="float">
            <text:p>3,90</text:p>
          </table:table-cell>
          <table:table-cell table:formula="of:=[$Statistics.L18]" office:value-type="float" office:value="144753.8" calcext:value-type="float">
            <text:p>144753,80</text:p>
          </table:table-cell>
          <table:table-cell table:formula="of:=[$Statistics.O18]" office:value-type="float" office:value="144753.8" calcext:value-type="float">
            <text:p>144753,80</text:p>
          </table:table-cell>
          <table:table-cell/>
          <table:table-cell table:formula="of:=[.A19]" office:value-type="string" office:string-value="OSI" calcext:value-type="string">
            <text:p>OSI</text:p>
          </table:table-cell>
          <table:table-cell table:formula="of:=[.B19]" office:value-type="string" office:string-value="NONE" calcext:value-type="string">
            <text:p>NONE</text:p>
          </table:table-cell>
          <table:table-cell table:style-name="ce33" table:formula="of:=1-([.C19]/MAX([.C$19:.C$22]))" office:value-type="percentage" office:value="0" calcext:value-type="percentage">
            <text:p>0,00%</text:p>
          </table:table-cell>
          <table:table-cell table:style-name="ce33" table:formula="of:=1-([.D19]/MAX([.D$19:.D$22]))" office:value-type="percentage" office:value="0" calcext:value-type="percentage">
            <text:p>0,00%</text:p>
          </table:table-cell>
          <table:table-cell table:style-name="ce33" table:formula="of:=1-([.E19]/MAX([.E$19:.E$22]))" office:value-type="percentage" office:value="0" calcext:value-type="percentage">
            <text:p>0,00%</text:p>
          </table:table-cell>
          <table:table-cell table:style-name="ce33" table:formula="of:=1-([.F19]/MAX([.F$19:.F$22]))" office:value-type="percentage" office:value="0" calcext:value-type="percentage">
            <text:p>0,00%</text:p>
          </table:table-cell>
          <table:table-cell table:style-name="ce33" table:formula="of:=1-([.G19]/MAX([.G$19:.G$22]))"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3">
          <table:table-cell table:formula="of:=[$Statistics.A19]" office:value-type="string" office:string-value="OSI" calcext:value-type="string">
            <text:p>OSI</text:p>
          </table:table-cell>
          <table:table-cell table:formula="of:=[$Statistics.B19]" office:value-type="string" office:string-value="MUD" calcext:value-type="string">
            <text:p>MUD</text:p>
          </table:table-cell>
          <table:table-cell table:formula="of:=[$Statistics.C19]" office:value-type="float" office:value="2.4" calcext:value-type="float">
            <text:p>2,40</text:p>
          </table:table-cell>
          <table:table-cell table:formula="of:=[$Statistics.F19]" office:value-type="float" office:value="1.9" calcext:value-type="float">
            <text:p>1,90</text:p>
          </table:table-cell>
          <table:table-cell table:formula="of:=[$Statistics.I19]" office:value-type="float" office:value="2.6" calcext:value-type="float">
            <text:p>2,60</text:p>
          </table:table-cell>
          <table:table-cell table:formula="of:=[$Statistics.L19]" office:value-type="float" office:value="44774.7" calcext:value-type="float">
            <text:p>44774,70</text:p>
          </table:table-cell>
          <table:table-cell table:formula="of:=[$Statistics.O19]" office:value-type="float" office:value="0" calcext:value-type="float">
            <text:p>0,00</text:p>
          </table:table-cell>
          <table:table-cell/>
          <table:table-cell table:formula="of:=[.A20]" office:value-type="string" office:string-value="OSI" calcext:value-type="string">
            <text:p>OSI</text:p>
          </table:table-cell>
          <table:table-cell table:formula="of:=[.B20]" office:value-type="string" office:string-value="MUD" calcext:value-type="string">
            <text:p>MUD</text:p>
          </table:table-cell>
          <table:table-cell table:style-name="ce33" table:formula="of:=1-([.C20]/MAX([.C$19:.C$22]))" office:value-type="percentage" office:value="0.351351351351351" calcext:value-type="percentage">
            <text:p>35,14%</text:p>
          </table:table-cell>
          <table:table-cell table:style-name="ce33" table:formula="of:=1-([.D20]/MAX([.D$19:.D$22]))" office:value-type="percentage" office:value="0.366666666666667" calcext:value-type="percentage">
            <text:p>36,67%</text:p>
          </table:table-cell>
          <table:table-cell table:style-name="ce33" table:formula="of:=1-([.E20]/MAX([.E$19:.E$22]))" office:value-type="percentage" office:value="0.333333333333333" calcext:value-type="percentage">
            <text:p>33,33%</text:p>
          </table:table-cell>
          <table:table-cell table:style-name="ce33" table:formula="of:=1-([.F20]/MAX([.F$19:.F$22]))" office:value-type="percentage" office:value="0.690683767887268" calcext:value-type="percentage">
            <text:p>69,07%</text:p>
          </table:table-cell>
          <table:table-cell table:style-name="ce33" table:formula="of:=1-([.G20]/MAX([.G$19:.G$22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3">
          <table:table-cell table:formula="of:=[$Statistics.A20]" office:value-type="string" office:string-value="OSI" calcext:value-type="string">
            <text:p>OSI</text:p>
          </table:table-cell>
          <table:table-cell table:formula="of:=[$Statistics.B20]" office:value-type="string" office:string-value="MTD2" calcext:value-type="string">
            <text:p>MTD2</text:p>
          </table:table-cell>
          <table:table-cell table:formula="of:=[$Statistics.C20]" office:value-type="float" office:value="0" calcext:value-type="float">
            <text:p>0,00</text:p>
          </table:table-cell>
          <table:table-cell table:formula="of:=[$Statistics.F20]" office:value-type="float" office:value="0" calcext:value-type="float">
            <text:p>0,00</text:p>
          </table:table-cell>
          <table:table-cell table:formula="of:=[$Statistics.I20]" office:value-type="float" office:value="0" calcext:value-type="float">
            <text:p>0,00</text:p>
          </table:table-cell>
          <table:table-cell table:formula="of:=[$Statistics.L20]" office:value-type="float" office:value="0" calcext:value-type="float">
            <text:p>0,00</text:p>
          </table:table-cell>
          <table:table-cell table:formula="of:=[$Statistics.O20]" office:value-type="float" office:value="0" calcext:value-type="float">
            <text:p>0,00</text:p>
          </table:table-cell>
          <table:table-cell/>
          <table:table-cell table:formula="of:=[.A21]" office:value-type="string" office:string-value="OSI" calcext:value-type="string">
            <text:p>OSI</text:p>
          </table:table-cell>
          <table:table-cell table:formula="of:=[.B21]" office:value-type="string" office:string-value="MTD2" calcext:value-type="string">
            <text:p>MTD2</text:p>
          </table:table-cell>
          <table:table-cell table:style-name="ce33" table:formula="of:=1-([.C21]/MAX([.C$19:.C$22]))" office:value-type="percentage" office:value="1" calcext:value-type="percentage">
            <text:p>100,00%</text:p>
          </table:table-cell>
          <table:table-cell table:style-name="ce33" table:formula="of:=1-([.D21]/MAX([.D$19:.D$22]))" office:value-type="percentage" office:value="1" calcext:value-type="percentage">
            <text:p>100,00%</text:p>
          </table:table-cell>
          <table:table-cell table:style-name="ce33" table:formula="of:=1-([.E21]/MAX([.E$19:.E$22]))" office:value-type="percentage" office:value="1" calcext:value-type="percentage">
            <text:p>100,00%</text:p>
          </table:table-cell>
          <table:table-cell table:style-name="ce33" table:formula="of:=1-([.F21]/MAX([.F$19:.F$22]))" office:value-type="percentage" office:value="1" calcext:value-type="percentage">
            <text:p>100,00%</text:p>
          </table:table-cell>
          <table:table-cell table:style-name="ce33" table:formula="of:=1-([.G21]/MAX([.G$19:.G$22]))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3">
          <table:table-cell table:formula="of:=[$Statistics.A21]" office:value-type="string" office:string-value="OSI" calcext:value-type="string">
            <text:p>OSI</text:p>
          </table:table-cell>
          <table:table-cell table:formula="of:=[$Statistics.B21]" office:value-type="string" office:string-value="INXU" calcext:value-type="string">
            <text:p>INXU</text:p>
          </table:table-cell>
          <table:table-cell table:formula="of:=[$Statistics.C21]" office:value-type="float" office:value="0" calcext:value-type="float">
            <text:p>0,00</text:p>
          </table:table-cell>
          <table:table-cell table:formula="of:=[$Statistics.F21]" office:value-type="float" office:value="0" calcext:value-type="float">
            <text:p>0,00</text:p>
          </table:table-cell>
          <table:table-cell table:formula="of:=[$Statistics.I21]" office:value-type="float" office:value="0" calcext:value-type="float">
            <text:p>0,00</text:p>
          </table:table-cell>
          <table:table-cell table:formula="of:=[$Statistics.L21]" office:value-type="float" office:value="0" calcext:value-type="float">
            <text:p>0,00</text:p>
          </table:table-cell>
          <table:table-cell table:formula="of:=[$Statistics.O21]" office:value-type="float" office:value="0" calcext:value-type="float">
            <text:p>0,00</text:p>
          </table:table-cell>
          <table:table-cell/>
          <table:table-cell table:formula="of:=[.A22]" office:value-type="string" office:string-value="OSI" calcext:value-type="string">
            <text:p>OSI</text:p>
          </table:table-cell>
          <table:table-cell table:formula="of:=[.B22]" office:value-type="string" office:string-value="INXU" calcext:value-type="string">
            <text:p>INXU</text:p>
          </table:table-cell>
          <table:table-cell table:style-name="ce33" table:formula="of:=1-([.C22]/MAX([.C$19:.C$22]))" office:value-type="percentage" office:value="1" calcext:value-type="percentage">
            <text:p>100,00%</text:p>
          </table:table-cell>
          <table:table-cell table:style-name="ce33" table:formula="of:=1-([.D22]/MAX([.D$19:.D$22]))" office:value-type="percentage" office:value="1" calcext:value-type="percentage">
            <text:p>100,00%</text:p>
          </table:table-cell>
          <table:table-cell table:style-name="ce33" table:formula="of:=1-([.E22]/MAX([.E$19:.E$22]))" office:value-type="percentage" office:value="1" calcext:value-type="percentage">
            <text:p>100,00%</text:p>
          </table:table-cell>
          <table:table-cell table:style-name="ce33" table:formula="of:=1-([.F22]/MAX([.F$19:.F$22]))" office:value-type="percentage" office:value="1" calcext:value-type="percentage">
            <text:p>100,00%</text:p>
          </table:table-cell>
          <table:table-cell table:style-name="ce33" table:formula="of:=1-([.G22]/MAX([.G$19:.G$22]))" office:value-type="percentage" office:value="1" calcext:value-type="percentage">
            <text:p>100,00%</text:p>
          </table:table-cell>
          <table:table-cell table:number-columns-repeated="7"/>
        </table:table-row>
        <calcext:conditional-formats>
          <calcext:conditional-format calcext:target-range-address="Gain.K3:Gain.O2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Gain.R3:Gain.V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aw_Data.A1:Raw_Data.H20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Charts.A1:Charts.N21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Gain.A2:Gain.G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5" loext:min-decimal-places="5" number:min-integer-digits="1"/>
      <number:text>%</number:text>
    </number:percentage-style>
    <number:percentage-style style:name="N110">
      <number:number number:decimal-places="6" loext:min-decimal-places="6" number:min-integer-digits="1"/>
      <number:text>%</number:text>
    </number:percentage-style>
    <number:percentage-style style:name="N111">
      <number:number number:decimal-places="7" loext:min-decimal-places="7" number:min-integer-digits="1"/>
      <number:text>%</number:text>
    </number:percentage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1:57:30.397275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8:10:18.118474422</meta:creation-date>
    <dc:date>2020-12-23T12:23:31.878930388</dc:date>
    <meta:editing-duration>PT14H32M33S</meta:editing-duration>
    <meta:editing-cycles>75</meta:editing-cycles>
    <meta:generator>LibreOffice/6.0.7.3$Linux_X86_64 LibreOffice_project/00m0$Build-3</meta:generator>
    <meta:document-statistic meta:table-count="4" meta:cell-count="2599" meta:object-count="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2">
      <style:chart-properties chart:link-data-style-to-source="true" chart:error-category="cell-range" chart:error-upper-range="Charts.E2:Charts.E21" chart:error-lower-range="Charts.D2:Charts.D21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Charts.E2:Charts.E21" chart:error-lower-range="Charts.D2:Charts.D21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Charts.E2:Charts.E21" chart:error-lower-range="Charts.D2:Charts.D21" loext:std-weight="1"/>
      <style:graphic-properties draw:stroke="solid" svg:stroke-width="0.1cm" svg:stroke-color="#000000" svg:stroke-opacity="100%" draw:stroke-linejoin="round"/>
    </style:style>
    <style:style style:name="ch14" style:family="chart" style:data-style-name="N2">
      <style:chart-properties chart:link-data-style-to-source="true" chart:error-category="cell-range" chart:error-upper-range="Charts.G2:Charts.G21" chart:error-lower-range="Charts.G2:Charts.G21"/>
      <style:graphic-properties draw:stroke="none" draw:fill-color="#a3238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harts.G2:Charts.G21" chart:error-lower-range="Charts.G2:Charts.G21" loext:std-weight="1"/>
      <style:graphic-properties draw:stroke="solid" svg:stroke-width="0.1cm" svg:stroke-color="#000000" svg:stroke-opacity="100%" draw:stroke-linejoin="round"/>
    </style:style>
    <style:style style:name="ch16" style:family="chart" style:data-style-name="N2">
      <style:chart-properties chart:link-data-style-to-source="true" chart:error-category="cell-range" chart:error-upper-range="Charts.I2:Charts.I21" chart:error-lower-range="Charts.I2:Charts.I21"/>
      <style:graphic-properties draw:stroke="none" draw:fill-color="#f582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Charts.I2:Charts.I21" chart:error-lower-range="Charts.I2:Charts.I21" loext:std-weight="1"/>
      <style:graphic-properties draw:stroke="solid" svg:stroke-width="0.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7cm" svg:height="11.908cm" xlink:href=".." xlink:type="simple" chart:class="chart:bar" chart:style-name="ch1">
        <chart:title svg:x="11.733cm" svg:y="0.374cm" chart:style-name="ch2">
          <text:p>Bot Counters</text:p>
        </chart:title>
        <chart:legend chart:legend-position="end" svg:x="24.731cm" svg:y="5.157cm" style:legend-expansion="high" chart:style-name="ch3"/>
        <chart:plot-area chart:style-name="ch4" table:cell-range-address="Charts.A2:Charts.C21 Charts.A1:Charts.C1 Charts.F1:Charts.F21 Charts.H1:Charts.H21" chart:data-source-has-labels="both" svg:x="1.535cm" svg:y="1.391cm" svg:width="22.672cm" svg:height="9.298cm">
          <chartooo:coordinate-region svg:x="2.342cm" svg:y="1.59cm" svg:width="21.865cm" svg:height="8.054cm"/>
          <chart:axis chart:dimension="x" chart:name="primary-x" chart:style-name="ch5" chartooo:axis-type="auto">
            <chartooo:date-scale/>
            <chart:title svg:x="11.306cm" svg:y="10.927cm" chart:style-name="ch6">
              <text:p>Protection / Seed Bot</text:p>
            </chart:title>
            <chart:categories table:cell-range-address="Charts.A2:Charts.B21"/>
          </chart:axis>
          <chart:axis chart:dimension="y" chart:name="primary-y" chart:style-name="ch7">
            <chart:title svg:x="0.451cm" svg:y="6.957cm" chart:style-name="ch8">
              <text:p>Nº of Node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Charts.C2:Charts.C21" chart:label-cell-address="Charts.C1:Charts.C1" chart:class="chart:bar">
            <chart:error-indicator chart:style-name="ch12" chart:dimension="x"/>
            <chart:error-indicator chart:style-name="ch13" chart:dimension="y"/>
            <chart:data-point chart:repeated="20"/>
          </chart:series>
          <chart:series chart:style-name="ch14" chart:values-cell-range-address="Charts.F2:Charts.F21" chart:label-cell-address="Charts.F1:Charts.F1" chart:class="chart:bar">
            <chart:error-indicator chart:style-name="ch15" chart:dimension="y"/>
            <chart:data-point chart:repeated="20"/>
          </chart:series>
          <chart:series chart:style-name="ch16" chart:values-cell-range-address="Charts.H2:Charts.H21" chart:label-cell-address="Charts.H1:Charts.H1" chart:class="chart:bar">
            <chart:error-indicator chart:style-name="ch17" chart:dimension="y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CB</text:p>
                <draw:g>
                  <svg:desc>Charts.C1:Charts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Charts.F1:Charts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SN</text:p>
                <draw:g>
                  <svg:desc>Charts.H1:Charts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II NONE</text:p>
                <text:list>
                  <text:list-item>
                    <text:p>AII</text:p>
                  </text:list-item>
                  <text:list-item>
                    <text:p>NONE</text:p>
                  </text:list-item>
                </text:list>
                <draw:g>
                  <svg:desc>Charts.A2:Charts.B21</svg:desc>
                </draw:g>
              </table:table-cell>
              <table:table-cell office:value-type="float" office:value="111.9">
                <text:p>111.9</text:p>
                <draw:g>
                  <svg:desc>Charts.C2:Charts.C21</svg:desc>
                </draw:g>
              </table:table-cell>
              <table:table-cell office:value-type="float" office:value="0.126200000000011">
                <text:p>0.126200000000011</text:p>
                <draw:g>
                  <svg:desc>Charts.E2:Charts.E21</svg:desc>
                </draw:g>
              </table:table-cell>
              <table:table-cell office:value-type="float" office:value="0.2262">
                <text:p>0.2262</text:p>
                <draw:g>
                  <svg:desc>Charts.D2:Charts.D21</svg:desc>
                </draw:g>
              </table:table-cell>
              <table:table-cell office:value-type="float" office:value="0.126200000000011">
                <text:p>0.126200000000011</text:p>
                <draw:g>
                  <svg:desc>Charts.E2:Charts.E21</svg:desc>
                </draw:g>
              </table:table-cell>
              <table:table-cell office:value-type="float" office:value="0.2262">
                <text:p>0.2262</text:p>
                <draw:g>
                  <svg:desc>Charts.D2:Charts.D21</svg:desc>
                </draw:g>
              </table:table-cell>
              <table:table-cell office:value-type="float" office:value="14.3">
                <text:p>14.3</text:p>
                <draw:g>
                  <svg:desc>Charts.F2:Charts.F21</svg:desc>
                </draw:g>
              </table:table-cell>
              <table:table-cell office:value-type="float" office:value="2.02459881458031">
                <text:p>2.02459881458031</text:p>
                <draw:g>
                  <svg:desc>Charts.G2:Charts.G21</svg:desc>
                </draw:g>
              </table:table-cell>
              <table:table-cell office:value-type="float" office:value="2.02459881458031">
                <text:p>2.02459881458031</text:p>
                <draw:g>
                  <svg:desc>Charts.G2:Charts.G21</svg:desc>
                </draw:g>
              </table:table-cell>
              <table:table-cell office:value-type="float" office:value="19.7">
                <text:p>19.7</text:p>
                <draw:g>
                  <svg:desc>Charts.H2:Charts.H21</svg:desc>
                </draw:g>
              </table:table-cell>
              <table:table-cell office:value-type="float" office:value="2.95987019309969">
                <text:p>2.95987019309969</text:p>
                <draw:g>
                  <svg:desc>Charts.I2:Charts.I21</svg:desc>
                </draw:g>
              </table:table-cell>
              <table:table-cell office:value-type="float" office:value="2.95987019309969">
                <text:p>2.95987019309969</text:p>
                <draw:g>
                  <svg:desc>Charts.I2:Charts.I21</svg:desc>
                </draw:g>
              </table:table-cell>
            </table:table-row>
            <table:table-row>
              <table:table-cell office:value-type="string">
                <text:p>AII MUD</text:p>
                <text:list>
                  <text:list-item>
                    <text:p>A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5278">
                <text:p>0.5278</text:p>
              </table:table-cell>
              <table:table-cell office:value-type="float" office:value="0.5278">
                <text:p>0.5278</text:p>
              </table:table-cell>
              <table:table-cell office:value-type="float" office:value="1.4">
                <text:p>1.4</text:p>
              </table:table-cell>
              <table:table-cell office:value-type="float" office:value="0.500147018385594">
                <text:p>0.500147018385594</text:p>
              </table:table-cell>
              <table:table-cell office:value-type="float" office:value="0.500147018385594">
                <text:p>0.500147018385594</text:p>
              </table:table-cell>
            </table:table-row>
            <table:table-row>
              <table:table-cell office:value-type="string">
                <text:p>ONCI NONE</text:p>
                <text:list>
                  <text:list-item>
                    <text:p>ONC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5.4">
                <text:p>5.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5.4">
                <text:p>5.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7.5">
                <text:p>7.5</text:p>
              </table:table-cell>
              <table:table-cell office:value-type="float" office:value="2.41397783751218">
                <text:p>2.41397783751218</text:p>
              </table:table-cell>
              <table:table-cell office:value-type="float" office:value="2.41397783751218">
                <text:p>2.41397783751218</text:p>
              </table:table-cell>
            </table:table-row>
            <table:table-row>
              <table:table-cell office:value-type="string">
                <text:p>EI NONE</text:p>
                <text:list>
                  <text:list-item>
                    <text:p>E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7">
                <text:p>2.46062906590977</text:p>
              </table:table-cell>
              <table:table-cell office:value-type="float" office:value="2.46062906590977">
                <text:p>2.46062906590977</text:p>
              </table:table-cell>
            </table:table-row>
            <table:table-row>
              <table:table-cell office:value-type="string">
                <text:p>ONI NONE</text:p>
                <text:list>
                  <text:list-item>
                    <text:p>ON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OSI NONE</text:p>
                <text:list>
                  <text:list-item>
                    <text:p>OS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2">
                <text:p>2.06353697325732</text:p>
              </table:table-cell>
              <table:table-cell office:value-type="float" office:value="2.06353697325732">
                <text:p>2.06353697325732</text:p>
              </table:table-cell>
            </table:table-row>
            <table:table-row>
              <table:table-cell office:value-type="string">
                <text:p>EI MUD</text:p>
                <text:list>
                  <text:list-item>
                    <text:p>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9">
                <text:p>2.9</text:p>
              </table:table-cell>
              <table:table-cell office:value-type="float" office:value="0.9802">
                <text:p>0.9802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OSI MUD</text:p>
                <text:list>
                  <text:list-item>
                    <text:p>OS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2.6">
                <text:p>2.6</text:p>
              </table:table-cell>
              <table:table-cell office:value-type="float" office:value="0.9048">
                <text:p>0.9048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ONI MUD</text:p>
                <text:list>
                  <text:list-item>
                    <text:p>O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AII MTD2</text:p>
                <text:list>
                  <text:list-item>
                    <text:p>AI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I INXU</text:p>
                <text:list>
                  <text:list-item>
                    <text:p>A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MTD2</text:p>
                <text:list>
                  <text:list-item>
                    <text:p>E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INXU</text:p>
                <text:list>
                  <text:list-item>
                    <text:p>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UD</text:p>
                <text:list>
                  <text:list-item>
                    <text:p>ONC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TD2</text:p>
                <text:list>
                  <text:list-item>
                    <text:p>ONC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INXU</text:p>
                <text:list>
                  <text:list-item>
                    <text:p>ONC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MTD2</text:p>
                <text:list>
                  <text:list-item>
                    <text:p>ON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INXU</text:p>
                <text:list>
                  <text:list-item>
                    <text:p>O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MTD2</text:p>
                <text:list>
                  <text:list-item>
                    <text:p>OS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INXU</text:p>
                <text:list>
                  <text:list-item>
                    <text:p>OS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Charts.E4:Charts.E21" chart:error-lower-range="Charts.D4:Charts.D21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Charts.E4:Charts.E21" chart:error-lower-range="Charts.D4:Charts.D21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Charts.E4:Charts.E21" chart:error-lower-range="Charts.D4:Charts.D21" loext:std-weight="1"/>
      <style:graphic-properties draw:stroke="solid" svg:stroke-width="0.1cm" svg:stroke-color="#000000" svg:stroke-opacity="100%" draw:stroke-linejoin="round"/>
    </style:style>
    <style:style style:name="ch14" style:family="chart" style:data-style-name="N2">
      <style:chart-properties chart:link-data-style-to-source="true" chart:error-category="cell-range" chart:error-upper-range="Charts.G4:Charts.G21" chart:error-lower-range="Charts.G4:Charts.G21"/>
      <style:graphic-properties draw:stroke="none" draw:fill-color="#a3238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harts.G4:Charts.G21" chart:error-lower-range="Charts.G4:Charts.G21" loext:std-weight="1"/>
      <style:graphic-properties draw:stroke="solid" svg:stroke-width="0.1cm" svg:stroke-color="#000000" svg:stroke-opacity="100%" draw:stroke-linejoin="round"/>
    </style:style>
    <style:style style:name="ch16" style:family="chart" style:data-style-name="N2">
      <style:chart-properties chart:link-data-style-to-source="true" chart:error-category="cell-range" chart:error-upper-range="Charts.I4:Charts.I21" chart:error-lower-range="Charts.I4:Charts.I21"/>
      <style:graphic-properties draw:stroke="none" draw:fill-color="#f582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Charts.I4:Charts.I21" chart:error-lower-range="Charts.I4:Charts.I21" loext:std-weight="1"/>
      <style:graphic-properties draw:stroke="solid" svg:stroke-width="0.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692cm" svg:height="16.902cm" xlink:href=".." xlink:type="simple" chart:class="chart:bar" chart:style-name="ch1">
        <chart:title svg:x="12.466cm" svg:y="0.474cm" chart:style-name="ch2">
          <text:p>Bot Counters</text:p>
        </chart:title>
        <chart:subtitle svg:x="10.574cm" svg:y="1.591cm" chart:style-name="ch3">
          <text:p>Excluding (MUD/AII) and (NONE/AII)</text:p>
        </chart:subtitle>
        <chart:legend chart:legend-position="end" svg:x="26.196cm" svg:y="7.654cm" style:legend-expansion="high" chart:style-name="ch4"/>
        <chart:plot-area chart:style-name="ch5" table:cell-range-address="Charts.A4:Charts.C21 Charts.C1:Charts.C1 Charts.F1:Charts.F1 Charts.F4:Charts.F21 Charts.H1:Charts.H1 Charts.H4:Charts.H21" chart:data-source-has-labels="both" svg:x="1.564cm" svg:y="2.612cm" svg:width="24.079cm" svg:height="12.971cm">
          <chartooo:coordinate-region svg:x="2.185cm" svg:y="2.812cm" svg:width="23.458cm" svg:height="11.726cm"/>
          <chart:axis chart:dimension="x" chart:name="primary-x" chart:style-name="ch6" chartooo:axis-type="auto">
            <chartooo:date-scale/>
            <chart:title svg:x="12.038cm" svg:y="15.921cm" chart:style-name="ch7">
              <text:p>Protection / Seed Bot</text:p>
            </chart:title>
            <chart:categories table:cell-range-address="Charts.A4:Charts.B21"/>
          </chart:axis>
          <chart:axis chart:dimension="y" chart:name="primary-y" chart:style-name="ch8">
            <chart:title svg:x="0.451cm" svg:y="10.014cm" chart:style-name="ch9">
              <text:p>Nº of Nodes</text:p>
            </chart:title>
            <chart:grid chart:style-name="ch10" chart:class="major"/>
          </chart:axis>
          <chart:series chart:style-name="ch11" chart:values-cell-range-address="Charts.C4:Charts.C21" chart:label-cell-address="Charts.C1:Charts.C1" chart:class="chart:bar">
            <chart:error-indicator chart:style-name="ch12" chart:dimension="x"/>
            <chart:error-indicator chart:style-name="ch13" chart:dimension="y"/>
            <chart:data-point chart:repeated="18"/>
          </chart:series>
          <chart:series chart:style-name="ch14" chart:values-cell-range-address="Charts.F4:Charts.F21" chart:label-cell-address="Charts.F1:Charts.F1" chart:class="chart:bar">
            <chart:error-indicator chart:style-name="ch15" chart:dimension="y"/>
            <chart:data-point chart:repeated="18"/>
          </chart:series>
          <chart:series chart:style-name="ch16" chart:values-cell-range-address="Charts.H4:Charts.H21" chart:label-cell-address="Charts.H1:Charts.H1" chart:class="chart:bar">
            <chart:error-indicator chart:style-name="ch17" chart:dimension="y"/>
            <chart:data-point chart:repeated="1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CB</text:p>
                <draw:g>
                  <svg:desc>Charts.C1:Charts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Charts.F1:Charts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SN</text:p>
                <draw:g>
                  <svg:desc>Charts.H1:Charts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ONCI NONE</text:p>
                <text:list>
                  <text:list-item>
                    <text:p>ONCI</text:p>
                  </text:list-item>
                  <text:list-item>
                    <text:p>NONE</text:p>
                  </text:list-item>
                </text:list>
                <draw:g>
                  <svg:desc>Charts.A4:Charts.B21</svg:desc>
                </draw:g>
              </table:table-cell>
              <table:table-cell office:value-type="float" office:value="5.4">
                <text:p>5.4</text:p>
                <draw:g>
                  <svg:desc>Charts.C4:Charts.C21</svg:desc>
                </draw:g>
              </table:table-cell>
              <table:table-cell office:value-type="float" office:value="2.45947356968925">
                <text:p>2.45947356968925</text:p>
                <draw:g>
                  <svg:desc>Charts.E4:Charts.E21</svg:desc>
                </draw:g>
              </table:table-cell>
              <table:table-cell office:value-type="float" office:value="2.45947356968925">
                <text:p>2.45947356968925</text:p>
                <draw:g>
                  <svg:desc>Charts.D4:Charts.D21</svg:desc>
                </draw:g>
              </table:table-cell>
              <table:table-cell office:value-type="float" office:value="2.45947356968925">
                <text:p>2.45947356968925</text:p>
                <draw:g>
                  <svg:desc>Charts.E4:Charts.E21</svg:desc>
                </draw:g>
              </table:table-cell>
              <table:table-cell office:value-type="float" office:value="2.45947356968925">
                <text:p>2.45947356968925</text:p>
                <draw:g>
                  <svg:desc>Charts.D4:Charts.D21</svg:desc>
                </draw:g>
              </table:table-cell>
              <table:table-cell office:value-type="float" office:value="5.4">
                <text:p>5.4</text:p>
                <draw:g>
                  <svg:desc>Charts.F4:Charts.F21</svg:desc>
                </draw:g>
              </table:table-cell>
              <table:table-cell office:value-type="float" office:value="2.45947356968925">
                <text:p>2.45947356968925</text:p>
                <draw:g>
                  <svg:desc>Charts.G4:Charts.G21</svg:desc>
                </draw:g>
              </table:table-cell>
              <table:table-cell office:value-type="float" office:value="2.45947356968925">
                <text:p>2.45947356968925</text:p>
                <draw:g>
                  <svg:desc>Charts.G4:Charts.G21</svg:desc>
                </draw:g>
              </table:table-cell>
              <table:table-cell office:value-type="float" office:value="7.5">
                <text:p>7.5</text:p>
                <draw:g>
                  <svg:desc>Charts.H4:Charts.H21</svg:desc>
                </draw:g>
              </table:table-cell>
              <table:table-cell office:value-type="float" office:value="2.41397783751218">
                <text:p>2.41397783751218</text:p>
                <draw:g>
                  <svg:desc>Charts.I4:Charts.I21</svg:desc>
                </draw:g>
              </table:table-cell>
              <table:table-cell office:value-type="float" office:value="2.41397783751218">
                <text:p>2.41397783751218</text:p>
                <draw:g>
                  <svg:desc>Charts.I4:Charts.I21</svg:desc>
                </draw:g>
              </table:table-cell>
            </table:table-row>
            <table:table-row>
              <table:table-cell office:value-type="string">
                <text:p>EI NONE</text:p>
                <text:list>
                  <text:list-item>
                    <text:p>E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7">
                <text:p>2.46062906590977</text:p>
              </table:table-cell>
              <table:table-cell office:value-type="float" office:value="2.46062906590977">
                <text:p>2.46062906590977</text:p>
              </table:table-cell>
            </table:table-row>
            <table:table-row>
              <table:table-cell office:value-type="string">
                <text:p>ONI NONE</text:p>
                <text:list>
                  <text:list-item>
                    <text:p>ON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OSI NONE</text:p>
                <text:list>
                  <text:list-item>
                    <text:p>OS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2">
                <text:p>2.06353697325732</text:p>
              </table:table-cell>
              <table:table-cell office:value-type="float" office:value="2.06353697325732">
                <text:p>2.06353697325732</text:p>
              </table:table-cell>
            </table:table-row>
            <table:table-row>
              <table:table-cell office:value-type="string">
                <text:p>EI MUD</text:p>
                <text:list>
                  <text:list-item>
                    <text:p>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9">
                <text:p>2.9</text:p>
              </table:table-cell>
              <table:table-cell office:value-type="float" office:value="0.9802">
                <text:p>0.9802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OSI MUD</text:p>
                <text:list>
                  <text:list-item>
                    <text:p>OS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2.6">
                <text:p>2.6</text:p>
              </table:table-cell>
              <table:table-cell office:value-type="float" office:value="0.9048">
                <text:p>0.9048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ONI MUD</text:p>
                <text:list>
                  <text:list-item>
                    <text:p>O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AII MTD2</text:p>
                <text:list>
                  <text:list-item>
                    <text:p>AI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I INXU</text:p>
                <text:list>
                  <text:list-item>
                    <text:p>A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MTD2</text:p>
                <text:list>
                  <text:list-item>
                    <text:p>E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INXU</text:p>
                <text:list>
                  <text:list-item>
                    <text:p>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UD</text:p>
                <text:list>
                  <text:list-item>
                    <text:p>ONC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TD2</text:p>
                <text:list>
                  <text:list-item>
                    <text:p>ONC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INXU</text:p>
                <text:list>
                  <text:list-item>
                    <text:p>ONC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MTD2</text:p>
                <text:list>
                  <text:list-item>
                    <text:p>ON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INXU</text:p>
                <text:list>
                  <text:list-item>
                    <text:p>O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MTD2</text:p>
                <text:list>
                  <text:list-item>
                    <text:p>OS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INXU</text:p>
                <text:list>
                  <text:list-item>
                    <text:p>OS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2">
      <style:chart-properties chart:link-data-style-to-source="true" chart:error-category="cell-range" chart:error-upper-range="Charts.K2:Charts.K21" chart:error-lower-range="Charts.K2:Charts.K21"/>
      <style:graphic-properties draw:stroke="none" draw:fill-color="#fff2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Charts.K2:Charts.K21" chart:error-lower-range="Charts.K2:Charts.K21" loext:std-weight="1"/>
      <style:graphic-properties draw:stroke="solid" svg:stroke-width="0.1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Charts.N2:Charts.N21" chart:error-lower-range="Charts.M2:Charts.M21"/>
      <style:graphic-properties draw:stroke="none" draw:fill-color="#ed1c24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harts.N2:Charts.N21" chart:error-lower-range="Charts.M2:Charts.M21" loext:std-weight="1"/>
      <style:graphic-properties draw:stroke="solid" svg:stroke-width="0.1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555cm" svg:height="11.908cm" xlink:href=".." xlink:type="simple" chart:class="chart:bar" chart:style-name="ch1">
        <chart:title svg:x="11.646cm" svg:y="0.374cm" chart:style-name="ch2">
          <text:p>DDoS Counters</text:p>
        </chart:title>
        <chart:legend chart:legend-position="end" svg:x="25.033cm" svg:y="5.406cm" style:legend-expansion="high" chart:style-name="ch3"/>
        <chart:plot-area chart:style-name="ch4" table:cell-range-address="Charts.A2:Charts.B21 Charts.J1:Charts.J21 Charts.L1:Charts.L21" chart:data-source-has-labels="both" svg:x="1.542cm" svg:y="1.391cm" svg:width="22.96cm" svg:height="9.298cm">
          <chartooo:coordinate-region svg:x="3.089cm" svg:y="1.59cm" svg:width="21.413cm" svg:height="8.054cm"/>
          <chart:axis chart:dimension="x" chart:name="primary-x" chart:style-name="ch5" chartooo:axis-type="auto">
            <chartooo:date-scale/>
            <chart:title svg:x="11.47cm" svg:y="10.927cm" chart:style-name="ch6">
              <text:p>Protection / Seed bot</text:p>
            </chart:title>
            <chart:categories table:cell-range-address="Charts.A2:Charts.B21"/>
          </chart:axis>
          <chart:axis chart:dimension="y" chart:name="primary-y" chart:style-name="ch7">
            <chart:title svg:x="0.451cm" svg:y="7.05cm" chart:style-name="ch8">
              <text:p>Nº of Packet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Charts.J2:Charts.J21" chart:label-cell-address="Charts.J1:Charts.J1" chart:class="chart:bar">
            <chart:error-indicator chart:style-name="ch12" chart:dimension="y"/>
            <chart:data-point chart:style-name="ch13"/>
            <chart:data-point chart:repeated="19"/>
          </chart:series>
          <chart:series chart:style-name="ch14" chart:values-cell-range-address="Charts.L2:Charts.L21" chart:label-cell-address="Charts.L1:Charts.L1" chart:class="chart:bar">
            <chart:error-indicator chart:style-name="ch15" chart:dimension="y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Charts.J1:Charts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Charts.L1:Charts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II NONE</text:p>
                <text:list>
                  <text:list-item>
                    <text:p>AII</text:p>
                  </text:list-item>
                  <text:list-item>
                    <text:p>NONE</text:p>
                  </text:list-item>
                </text:list>
                <draw:g>
                  <svg:desc>Charts.A2:Charts.B21</svg:desc>
                </draw:g>
              </table:table-cell>
              <table:table-cell office:value-type="float" office:value="2831979.5">
                <text:p>2831979.5</text:p>
                <draw:g>
                  <svg:desc>Charts.J2:Charts.J21</svg:desc>
                </draw:g>
              </table:table-cell>
              <table:table-cell office:value-type="float" office:value="391276.150374981">
                <text:p>391276.150374981</text:p>
                <draw:g>
                  <svg:desc>Charts.K2:Charts.K21</svg:desc>
                </draw:g>
              </table:table-cell>
              <table:table-cell office:value-type="float" office:value="391276.150374981">
                <text:p>391276.150374981</text:p>
                <draw:g>
                  <svg:desc>Charts.K2:Charts.K21</svg:desc>
                </draw:g>
              </table:table-cell>
              <table:table-cell office:value-type="float" office:value="2831979.5">
                <text:p>2831979.5</text:p>
                <draw:g>
                  <svg:desc>Charts.L2:Charts.L21</svg:desc>
                </draw:g>
              </table:table-cell>
              <table:table-cell office:value-type="float" office:value="391276.150374981">
                <text:p>391276.150374981</text:p>
                <draw:g>
                  <svg:desc>Charts.N2:Charts.N21</svg:desc>
                </draw:g>
              </table:table-cell>
              <table:table-cell office:value-type="float" office:value="391276.150374981">
                <text:p>391276.150374981</text:p>
                <draw:g>
                  <svg:desc>Charts.M2:Charts.M21</svg:desc>
                </draw:g>
              </table:table-cell>
            </table:table-row>
            <table:table-row>
              <table:table-cell office:value-type="string">
                <text:p>AII MUD</text:p>
                <text:list>
                  <text:list-item>
                    <text:p>A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42366.9">
                <text:p>1342366.9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8244.8">
                <text:p>8244.8</text:p>
              </table:table-cell>
              <table:table-cell office:value-type="float" office:value="848.316738103499">
                <text:p>848.316738103499</text:p>
              </table:table-cell>
              <table:table-cell office:value-type="float" office:value="848.316738103499">
                <text:p>848.316738103499</text:p>
              </table:table-cell>
            </table:table-row>
            <table:table-row>
              <table:table-cell office:value-type="string">
                <text:p>ONCI NONE</text:p>
                <text:list>
                  <text:list-item>
                    <text:p>ONC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259563.2">
                <text:p>259563.2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259563.2">
                <text:p>259563.2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105941.044717307">
                <text:p>105941.044717307</text:p>
              </table:table-cell>
            </table:table-row>
            <table:table-row>
              <table:table-cell office:value-type="string">
                <text:p>EI NONE</text:p>
                <text:list>
                  <text:list-item>
                    <text:p>E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ONI NONE</text:p>
                <text:list>
                  <text:list-item>
                    <text:p>ON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OSI NONE</text:p>
                <text:list>
                  <text:list-item>
                    <text:p>OS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3441.7137627011">
                <text:p>53441.7137627011</text:p>
              </table:table-cell>
              <table:table-cell office:value-type="float" office:value="53441.7137627011">
                <text:p>53441.7137627011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EI MUD</text:p>
                <text:list>
                  <text:list-item>
                    <text:p>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OSI MUD</text:p>
                <text:list>
                  <text:list-item>
                    <text:p>OS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4774.7">
                <text:p>44774.7</text:p>
              </table:table-cell>
              <table:table-cell office:value-type="float" office:value="38596.3147360277">
                <text:p>38596.3147360277</text:p>
              </table:table-cell>
              <table:table-cell office:value-type="float" office:value="38596.3147360277">
                <text:p>38596.3147360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MUD</text:p>
                <text:list>
                  <text:list-item>
                    <text:p>O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I MTD2</text:p>
                <text:list>
                  <text:list-item>
                    <text:p>AI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I INXU</text:p>
                <text:list>
                  <text:list-item>
                    <text:p>A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MTD2</text:p>
                <text:list>
                  <text:list-item>
                    <text:p>E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INXU</text:p>
                <text:list>
                  <text:list-item>
                    <text:p>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UD</text:p>
                <text:list>
                  <text:list-item>
                    <text:p>ONC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TD2</text:p>
                <text:list>
                  <text:list-item>
                    <text:p>ONC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INXU</text:p>
                <text:list>
                  <text:list-item>
                    <text:p>ONC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MTD2</text:p>
                <text:list>
                  <text:list-item>
                    <text:p>ON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INXU</text:p>
                <text:list>
                  <text:list-item>
                    <text:p>O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MTD2</text:p>
                <text:list>
                  <text:list-item>
                    <text:p>OS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INXU</text:p>
                <text:list>
                  <text:list-item>
                    <text:p>OS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Charts.K4:Charts.K21" chart:error-lower-range="Charts.K4:Charts.K21"/>
      <style:graphic-properties draw:stroke="none" draw:fill-color="#fff2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Charts.K4:Charts.K21" chart:error-lower-range="Charts.K4:Charts.K21" loext:std-weight="1"/>
      <style:graphic-properties draw:stroke="solid" svg:stroke-width="0.1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Charts.N4:Charts.N21" chart:error-lower-range="Charts.M4:Charts.M21"/>
      <style:graphic-properties draw:stroke="none" draw:fill-color="#ed1c24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harts.N4:Charts.N21" chart:error-lower-range="Charts.M4:Charts.M21" loext:std-weight="1"/>
      <style:graphic-properties draw:stroke="solid" svg:stroke-width="0.1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589cm" svg:height="16.671cm" xlink:href=".." xlink:type="simple" chart:class="chart:bar" chart:style-name="ch1">
        <chart:title svg:x="12.163cm" svg:y="0.469cm" chart:style-name="ch2">
          <text:p>DDoS Counters</text:p>
        </chart:title>
        <chart:subtitle svg:x="10.522cm" svg:y="1.581cm" chart:style-name="ch3">
          <text:p>Excluding (MUD/AII) and (NONE/AII)</text:p>
        </chart:subtitle>
        <chart:legend chart:legend-position="end" svg:x="26.067cm" svg:y="7.787cm" style:legend-expansion="high" chart:style-name="ch4"/>
        <chart:plot-area chart:style-name="ch5" table:cell-range-address="Charts.A4:Charts.B21 Charts.J1:Charts.J1 Charts.J4:Charts.J21 Charts.L1:Charts.L1 Charts.L4:Charts.L21" chart:data-source-has-labels="both" svg:x="1.562cm" svg:y="2.597cm" svg:width="23.954cm" svg:height="12.76cm">
          <chartooo:coordinate-region svg:x="2.924cm" svg:y="2.796cm" svg:width="22.592cm" svg:height="11.516cm"/>
          <chart:axis chart:dimension="x" chart:name="primary-x" chart:style-name="ch6" chartooo:axis-type="auto">
            <chartooo:date-scale/>
            <chart:title svg:x="11.974cm" svg:y="15.69cm" chart:style-name="ch7">
              <text:p>Protection / Seed Bot</text:p>
            </chart:title>
            <chart:categories table:cell-range-address="Charts.A4:Charts.B21"/>
          </chart:axis>
          <chart:axis chart:dimension="y" chart:name="primary-y" chart:style-name="ch8">
            <chart:title svg:x="0.451cm" svg:y="9.987cm" chart:style-name="ch9">
              <text:p>Nº of Packets</text:p>
            </chart:title>
            <chart:grid chart:style-name="ch10" chart:class="major"/>
          </chart:axis>
          <chart:series chart:style-name="ch11" chart:values-cell-range-address="Charts.J4:Charts.J21" chart:label-cell-address="Charts.J1:Charts.J1" chart:class="chart:bar">
            <chart:error-indicator chart:style-name="ch12" chart:dimension="y"/>
            <chart:data-point chart:style-name="ch13"/>
            <chart:data-point chart:repeated="17"/>
          </chart:series>
          <chart:series chart:style-name="ch14" chart:values-cell-range-address="Charts.L4:Charts.L21" chart:label-cell-address="Charts.L1:Charts.L1" chart:class="chart:bar">
            <chart:error-indicator chart:style-name="ch15" chart:dimension="y"/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Charts.J1:Charts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Charts.L1:Charts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ONCI NONE</text:p>
                <text:list>
                  <text:list-item>
                    <text:p>ONCI</text:p>
                  </text:list-item>
                  <text:list-item>
                    <text:p>NONE</text:p>
                  </text:list-item>
                </text:list>
                <draw:g>
                  <svg:desc>Charts.A4:Charts.B21</svg:desc>
                </draw:g>
              </table:table-cell>
              <table:table-cell office:value-type="float" office:value="259563.2">
                <text:p>259563.2</text:p>
                <draw:g>
                  <svg:desc>Charts.J4:Charts.J21</svg:desc>
                </draw:g>
              </table:table-cell>
              <table:table-cell office:value-type="float" office:value="105941.044717307">
                <text:p>105941.044717307</text:p>
                <draw:g>
                  <svg:desc>Charts.K4:Charts.K21</svg:desc>
                </draw:g>
              </table:table-cell>
              <table:table-cell office:value-type="float" office:value="105941.044717307">
                <text:p>105941.044717307</text:p>
                <draw:g>
                  <svg:desc>Charts.K4:Charts.K21</svg:desc>
                </draw:g>
              </table:table-cell>
              <table:table-cell office:value-type="float" office:value="259563.2">
                <text:p>259563.2</text:p>
                <draw:g>
                  <svg:desc>Charts.L4:Charts.L21</svg:desc>
                </draw:g>
              </table:table-cell>
              <table:table-cell office:value-type="float" office:value="105941.044717307">
                <text:p>105941.044717307</text:p>
                <draw:g>
                  <svg:desc>Charts.N4:Charts.N21</svg:desc>
                </draw:g>
              </table:table-cell>
              <table:table-cell office:value-type="float" office:value="105941.044717307">
                <text:p>105941.044717307</text:p>
                <draw:g>
                  <svg:desc>Charts.M4:Charts.M21</svg:desc>
                </draw:g>
              </table:table-cell>
            </table:table-row>
            <table:table-row>
              <table:table-cell office:value-type="string">
                <text:p>EI NONE</text:p>
                <text:list>
                  <text:list-item>
                    <text:p>E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ONI NONE</text:p>
                <text:list>
                  <text:list-item>
                    <text:p>ON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OSI NONE</text:p>
                <text:list>
                  <text:list-item>
                    <text:p>OSI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3441.7137627011">
                <text:p>53441.7137627011</text:p>
              </table:table-cell>
              <table:table-cell office:value-type="float" office:value="53441.7137627011">
                <text:p>53441.7137627011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EI MUD</text:p>
                <text:list>
                  <text:list-item>
                    <text:p>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OSI MUD</text:p>
                <text:list>
                  <text:list-item>
                    <text:p>OS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4774.7">
                <text:p>44774.7</text:p>
              </table:table-cell>
              <table:table-cell office:value-type="float" office:value="38596.3147360277">
                <text:p>38596.3147360277</text:p>
              </table:table-cell>
              <table:table-cell office:value-type="float" office:value="38596.3147360277">
                <text:p>38596.3147360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MUD</text:p>
                <text:list>
                  <text:list-item>
                    <text:p>O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I MTD2</text:p>
                <text:list>
                  <text:list-item>
                    <text:p>AI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I INXU</text:p>
                <text:list>
                  <text:list-item>
                    <text:p>A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MTD2</text:p>
                <text:list>
                  <text:list-item>
                    <text:p>E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 INXU</text:p>
                <text:list>
                  <text:list-item>
                    <text:p>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UD</text:p>
                <text:list>
                  <text:list-item>
                    <text:p>ONC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MTD2</text:p>
                <text:list>
                  <text:list-item>
                    <text:p>ONC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CI INXU</text:p>
                <text:list>
                  <text:list-item>
                    <text:p>ONC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MTD2</text:p>
                <text:list>
                  <text:list-item>
                    <text:p>ON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I INXU</text:p>
                <text:list>
                  <text:list-item>
                    <text:p>O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MTD2</text:p>
                <text:list>
                  <text:list-item>
                    <text:p>OSI</text:p>
                  </text:list-item>
                  <text:list-item>
                    <text:p>MTD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I INXU</text:p>
                <text:list>
                  <text:list-item>
                    <text:p>OS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